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style:font-face style:name="Economica" svg:font-family="Economica"/>
  </office:font-face-decls>
  <office:automatic-styles>
    <style:style style:name="ce1" style:family="table-cell" style:parent-style-name="Default" style:data-style-name="N0"/>
    <style:style style:name="ce2" style:family="table-cell" style:parent-style-name="Default" style:data-style-name="N0">
      <style:table-cell-properties fo:border="2pt solid #CCCCCC" style:vertical-align="automatic" fo:wrap-option="wrap" fo:background-color="#CFE2F3"/>
      <style:text-properties style:font-name="Arial" style:font-name-asian="Arial" style:font-name-complex="Arial" fo:font-size="10pt" style:font-size-asian="10pt" style:font-size-complex="10pt" fo:font-weight="bold" style:font-weight-asian="bold" style:font-weight-complex="bold"/>
    </style:style>
    <style:style style:name="ce3" style:family="table-cell" style:parent-style-name="Default" style:data-style-name="N0">
      <style:table-cell-properties fo:border="2pt solid #CCCCCC" style:vertical-align="automatic" fo:wrap-option="wrap"/>
      <style:text-properties style:font-name="Arial" style:font-name-asian="Arial" style:font-name-complex="Arial" fo:font-size="10pt" style:font-size-asian="10pt" style:font-size-complex="10pt"/>
    </style:style>
    <style:style style:name="ce4" style:family="table-cell" style:parent-style-name="Default" style:data-style-name="N0">
      <style:table-cell-properties fo:border="2pt solid #CCCCCC" style:vertical-align="automatic" fo:wrap-option="wrap"/>
      <style:text-properties fo:color="#0B5394" style:font-name="Arial" style:font-name-asian="Arial" style:font-name-complex="Arial" fo:font-size="10pt" style:font-size-asian="10pt" style:font-size-complex="10pt" style:text-underline-style="solid" style:text-underline-type="single"/>
    </style:style>
    <style:style style:name="ce5" style:family="table-cell" style:parent-style-name="Default" style:data-style-name="N0">
      <style:table-cell-properties fo:border="2pt solid #CCCCCC" style:vertical-align="automatic" fo:wrap-option="wrap"/>
      <style:text-properties fo:color="#0B5394" style:font-name="Arial" style:font-name-asian="Arial" style:font-name-complex="Arial" fo:font-size="10pt" style:font-size-asian="10pt" style:font-size-complex="10pt"/>
    </style:style>
    <style:style style:name="ce6" style:family="table-cell" style:parent-style-name="Default" style:data-style-name="N0">
      <style:table-cell-properties fo:border="2pt solid #CCCCCC" style:vertical-align="middle"/>
      <style:text-properties style:font-name="Arial" style:font-name-asian="Arial" style:font-name-complex="Arial" fo:font-size="10pt" style:font-size-asian="10pt" style:font-size-complex="10pt"/>
    </style:style>
    <style:style style:name="ce7" style:family="table-cell" style:parent-style-name="Default" style:data-style-name="N0">
      <style:table-cell-properties fo:border="2pt solid #CCCCCC" style:vertical-align="middle"/>
      <style:text-properties fo:color="#0B5394" style:font-name="Arial" style:font-name-asian="Arial" style:font-name-complex="Arial" fo:font-size="10pt" style:font-size-asian="10pt" style:font-size-complex="10pt" style:text-underline-style="solid" style:text-underline-type="single"/>
    </style:style>
    <style:style style:name="ce8" style:family="table-cell" style:parent-style-name="Default" style:data-style-name="N0">
      <style:table-cell-properties fo:border="2pt solid #FFFFFF" style:vertical-align="top" fo:wrap-option="wrap" fo:background-color="#FFFF00"/>
      <style:text-properties style:font-name="Arial" style:font-name-asian="Arial" style:font-name-complex="Arial" fo:font-size="10pt" style:font-size-asian="10pt" style:font-size-complex="10pt"/>
    </style:style>
    <style:style style:name="ce9" style:family="table-cell" style:parent-style-name="Default" style:data-style-name="N0">
      <style:table-cell-properties fo:border-top="2pt solid #FFFFFF" fo:border-bottom="2pt solid #FFFFFF" fo:border-left="none" fo:border-right="2pt solid #FFFFFF" style:vertical-align="top" fo:wrap-option="wrap" fo:background-color="#FFFF00"/>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fo:border-top="none" fo:border-bottom="2pt solid #FFFFFF" fo:border-left="2pt solid #FFFFFF" fo:border-right="2pt solid #FFFFFF" style:vertical-align="top" fo:wrap-option="wrap" fo:background-color="#FFFF00"/>
      <style:text-properties style:font-name="Arial" style:font-name-asian="Arial" style:font-name-complex="Arial" fo:font-size="10pt" style:font-size-asian="10pt" style:font-size-complex="10pt"/>
    </style:style>
    <style:style style:name="ce11" style:family="table-cell" style:parent-style-name="Default" style:data-style-name="N0">
      <style:table-cell-properties fo:border-top="none" fo:border-bottom="2pt solid #000000" fo:border-left="none" fo:border-right="2pt solid #FFFFFF" style:vertical-align="top" fo:wrap-option="wrap" fo:background-color="#FFFF00"/>
      <style:text-properties style:font-name="Arial" style:font-name-asian="Arial" style:font-name-complex="Arial" fo:font-size="10pt" style:font-size-asian="10pt" style:font-size-complex="10pt"/>
    </style:style>
    <style:style style:name="ce12" style:family="table-cell" style:parent-style-name="Default" style:data-style-name="N0">
      <style:table-cell-properties fo:border-top="none" fo:border-bottom="2pt solid #FFFFFF" fo:border-left="none" fo:border-right="2pt solid #FFFFFF" style:vertical-align="top" fo:wrap-option="wrap" fo:background-color="#FFFF00"/>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fo:border-top="none" fo:border-bottom="2pt solid #CCA777" fo:border-left="2pt solid #FFFFFF" fo:border-right="2pt solid #000000" style:vertical-align="middle" fo:wrap-option="wrap" fo:background-color="#FFFF00"/>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fo:border-top="none" fo:border-bottom="2pt solid #000000" fo:border-left="none" fo:border-right="2pt solid #000000" style:vertical-align="middle" fo:wrap-option="wrap" fo:background-color="#FCE5CD" style:repeat-content="false"/>
      <style:paragraph-properties fo:text-align="center"/>
      <style:text-properties style:font-name="Economica" style:font-name-asian="Economica" style:font-name-complex="Economica" fo:font-size="14pt" style:font-size-asian="14pt" style:font-size-complex="14pt" fo:font-weight="bold" style:font-weight-asian="bold" style:font-weight-complex="bold"/>
    </style:style>
    <style:style style:name="ce15" style:family="table-cell" style:parent-style-name="Default" style:data-style-name="N0">
      <style:table-cell-properties fo:border-top="none" fo:border-bottom="2pt solid #CCA777" fo:border-left="none" fo:border-right="2pt solid #FFFFFF" style:vertical-align="middle" fo:wrap-option="wrap" fo:background-color="#FFFF00"/>
      <style:text-properties style:font-name="Arial" style:font-name-asian="Arial" style:font-name-complex="Arial" fo:font-size="10pt" style:font-size-asian="10pt" style:font-size-complex="10pt"/>
    </style:style>
    <style:style style:name="ce16" style:family="table-cell" style:parent-style-name="Default" style:data-style-name="N0">
      <style:table-cell-properties fo:border-top="none" fo:border-bottom="none" fo:border-left="2pt solid #CCA777" fo:border-right="2pt solid #CCA777" style:vertical-align="automatic" fo:wrap-option="wrap" fo:background-color="#CCA777"/>
      <style:text-properties style:font-name="Arial" style:font-name-asian="Arial" style:font-name-complex="Arial" fo:font-size="10pt" style:font-size-asian="10pt" style:font-size-complex="10pt"/>
    </style:style>
    <style:style style:name="ce17" style:family="table-cell" style:parent-style-name="Default" style:data-style-name="N0">
      <style:table-cell-properties fo:border-top="none" fo:border-bottom="2pt solid #000000" fo:border-left="none" fo:border-right="2pt solid #CCA777" style:vertical-align="top" fo:wrap-option="wrap" fo:background-color="#CCA777"/>
      <style:text-properties style:font-name="Arial" style:font-name-asian="Arial" style:font-name-complex="Arial" fo:font-size="10pt" style:font-size-asian="10pt" style:font-size-complex="10pt"/>
    </style:style>
    <style:style style:name="ce18" style:family="table-cell" style:parent-style-name="Default" style:data-style-name="N0">
      <style:table-cell-properties fo:border-top="none" fo:border-bottom="2pt solid #000000" fo:border-left="none" fo:border-right="2pt solid #CCA777" style:vertical-align="middle" fo:wrap-option="wrap" fo:background-color="#CCA777"/>
      <style:text-properties style:font-name="Arial" style:font-name-asian="Arial" style:font-name-complex="Arial" fo:font-size="10pt" style:font-size-asian="10pt" style:font-size-complex="10pt"/>
    </style:style>
    <style:style style:name="ce19" style:family="table-cell" style:parent-style-name="Default" style:data-style-name="N0">
      <style:table-cell-properties fo:border-top="none" fo:border-bottom="none" fo:border-left="none" fo:border-right="2pt solid #CCA777" style:vertical-align="automatic" fo:wrap-option="wrap" fo:background-color="#CCA777"/>
      <style:text-properties style:font-name="Arial" style:font-name-asian="Arial" style:font-name-complex="Arial" fo:font-size="10pt" style:font-size-asian="10pt" style:font-size-complex="10pt"/>
    </style:style>
    <style:style style:name="ce20" style:family="table-cell" style:parent-style-name="Default" style:data-style-name="N0">
      <style:table-cell-properties fo:border-top="none" fo:border-bottom="2pt solid #F3F3F3" fo:border-left="2pt solid #FFFFFF" fo:border-right="2pt solid #000000" style:vertical-align="automatic" fo:wrap-option="wrap" fo:background-color="#FFFF00"/>
      <style:text-properties style:font-name="Arial" style:font-name-asian="Arial" style:font-name-complex="Arial" fo:font-size="10pt" style:font-size-asian="10pt" style:font-size-complex="10pt"/>
    </style:style>
    <style:style style:name="ce21" style:family="table-cell" style:parent-style-name="Default" style:data-style-name="N0">
      <style:table-cell-properties fo:border-top="none" fo:border-bottom="2pt solid #F3F3F3" fo:border-left="none" fo:border-right="2pt solid #FFFFFF" style:vertical-align="automatic" fo:wrap-option="wrap" fo:background-color="#FFFF00"/>
      <style:text-properties style:font-name="Arial" style:font-name-asian="Arial" style:font-name-complex="Arial" fo:font-size="10pt" style:font-size-asian="10pt" style:font-size-complex="10pt"/>
    </style:style>
    <style:style style:name="ce22" style:family="table-cell" style:parent-style-name="Default" style:data-style-name="N0">
      <style:table-cell-properties fo:border-top="none" fo:border-bottom="2pt solid #000000" fo:border-left="none" fo:border-right="2pt solid #000000" style:vertical-align="top" fo:wrap-option="wrap"/>
      <style:text-properties style:font-name="Arial" style:font-name-asian="Arial" style:font-name-complex="Arial" fo:font-size="10pt" style:font-size-asian="10pt" style:font-size-complex="10pt" fo:font-weight="bold" style:font-weight-asian="bold" style:font-weight-complex="bold"/>
    </style:style>
    <style:style style:name="ce23" style:family="table-cell" style:parent-style-name="Default" style:data-style-name="N0">
      <style:table-cell-properties fo:border-top="none" fo:border-bottom="2pt solid #000000" fo:border-left="none" fo:border-right="2pt solid #000000" style:vertical-align="top" fo:wrap-option="wrap"/>
      <style:text-properties style:font-name="Arial" style:font-name-asian="Arial" style:font-name-complex="Arial" fo:font-size="10pt" style:font-size-asian="10pt" style:font-size-complex="10pt"/>
    </style:style>
    <style:style style:name="ce24" style:family="table-cell" style:parent-style-name="Default" style:data-style-name="N0">
      <style:table-cell-properties fo:border-top="none" fo:border-bottom="2pt solid #000000" fo:border-left="none" fo:border-right="2pt solid #000000" style:vertical-align="top" fo:wrap-option="wrap" style:repeat-content="false"/>
      <style:paragraph-properties fo:text-align="center"/>
      <style:text-properties style:font-name="Arial" style:font-name-asian="Arial" style:font-name-complex="Arial" fo:font-size="10pt" style:font-size-asian="10pt" style:font-size-complex="10pt"/>
    </style:style>
    <style:style style:name="ce25" style:family="table-cell" style:parent-style-name="Default" style:data-style-name="N0">
      <style:table-cell-properties fo:border-top="none" fo:border-bottom="2pt solid #000000" fo:border-left="none" fo:border-right="2pt solid #000000" style:vertical-align="top" fo:wrap-option="wrap"/>
      <style:text-properties fo:color="#FFCFC9" style:font-name="Arial" style:font-name-asian="Arial" style:font-name-complex="Arial" fo:font-size="10pt" style:font-size-asian="10pt" style:font-size-complex="10pt"/>
    </style:style>
    <style:style style:name="ce26" style:family="table-cell" style:parent-style-name="Default" style:data-style-name="N20">
      <style:table-cell-properties fo:border-top="none" fo:border-bottom="2pt solid #000000" fo:border-left="none" fo:border-right="2pt solid #000000" style:vertical-align="top" fo:wrap-option="wrap" style:repeat-content="false"/>
      <style:paragraph-properties fo:text-align="center"/>
      <style:text-properties style:font-name="Arial" style:font-name-asian="Arial" style:font-name-complex="Arial" fo:font-size="10pt" style:font-size-asian="10pt" style:font-size-complex="10pt"/>
    </style:style>
    <style:style style:name="ce27" style:family="table-cell" style:parent-style-name="Default" style:data-style-name="N0">
      <style:table-cell-properties fo:border-top="none" fo:border-bottom="2pt solid #000000" fo:border-left="none" fo:border-right="2pt solid #000000" style:vertical-align="top" fo:wrap-option="wrap"/>
      <style:text-properties fo:color="#1155CC" style:font-name="Arial" style:font-name-asian="Arial" style:font-name-complex="Arial" fo:font-size="10pt" style:font-size-asian="10pt" style:font-size-complex="10pt" style:text-underline-style="solid" style:text-underline-type="single"/>
    </style:style>
    <style:style style:name="ce28" style:family="table-cell" style:parent-style-name="Hyperlink" style:data-style-name="N0">
      <style:table-cell-properties fo:border-top="none" fo:border-bottom="2pt solid #000000" fo:border-left="none" fo:border-right="2pt solid #000000" style:vertical-align="top" fo:wrap-option="wrap"/>
      <style:text-properties fo:color="#467886" style:text-underline-style="solid" style:text-underline-type="single"/>
    </style:style>
    <style:style style:name="ce29" style:family="table-cell" style:parent-style-name="Default" style:data-style-name="N0">
      <style:table-cell-properties fo:border-top="none" fo:border-bottom="2pt solid #000000" fo:border-left="none" fo:border-right="2pt solid #000000" style:vertical-align="top" fo:wrap-option="wrap"/>
      <style:text-properties fo:color="#753800" style:font-name="Arial" style:font-name-asian="Arial" style:font-name-complex="Arial" fo:font-size="10pt" style:font-size-asian="10pt" style:font-size-complex="10pt"/>
    </style:style>
    <style:style style:name="ce30" style:family="table-cell" style:parent-style-name="Default" style:data-style-name="N0">
      <style:table-cell-properties fo:border-top="none" fo:border-bottom="2pt solid #000000" fo:border-left="none" fo:border-right="2pt solid #000000" style:vertical-align="top" fo:wrap-option="wrap"/>
      <style:text-properties fo:color="#D4EDBC" style:font-name="Arial" style:font-name-asian="Arial" style:font-name-complex="Arial" fo:font-size="10pt" style:font-size-asian="10pt" style:font-size-complex="10pt"/>
    </style:style>
    <style:style style:name="ce31" style:family="table-cell" style:parent-style-name="Default" style:data-style-name="N22">
      <style:table-cell-properties fo:border-top="none" fo:border-bottom="2pt solid #000000" fo:border-left="none" fo:border-right="2pt solid #000000" style:vertical-align="top" fo:wrap-option="wrap" style:repeat-content="false"/>
      <style:paragraph-properties fo:text-align="center"/>
      <style:text-properties style:font-name="Arial" style:font-name-asian="Arial" style:font-name-complex="Arial" fo:font-size="10pt" style:font-size-asian="10pt" style:font-size-complex="10pt"/>
    </style:style>
    <style:style style:name="ce32" style:family="table-cell" style:parent-style-name="Default" style:data-style-name="N0">
      <style:table-cell-properties fo:border-top="none" fo:border-bottom="2pt solid #000000" fo:border-left="none" fo:border-right="none" style:vertical-align="top" fo:wrap-option="wrap" fo:background-color="#FFFFFF"/>
      <style:text-properties fo:color="#222222" style:font-name="Arial" style:font-name-asian="Arial" style:font-name-complex="Arial" fo:font-size="10pt" style:font-size-asian="10pt" style:font-size-complex="10pt"/>
    </style:style>
    <style:style style:name="ce33" style:family="table-cell" style:parent-style-name="Default" style:data-style-name="N0">
      <style:table-cell-properties fo:border-top="none" fo:border-bottom="2pt solid #000000" fo:border-left="none" fo:border-right="2pt solid #000000" style:vertical-align="top" fo:wrap-option="wrap" fo:background-color="#FFFFFF"/>
      <style:text-properties fo:color="#222222" style:font-name="Arial" style:font-name-asian="Arial" style:font-name-complex="Arial" fo:font-size="10pt" style:font-size-asian="10pt" style:font-size-complex="10pt"/>
    </style:style>
    <style:style style:name="ce34" style:family="table-cell" style:parent-style-name="Default" style:data-style-name="N0">
      <style:table-cell-properties fo:border-top="none" fo:border-bottom="2pt solid #000000" fo:border-left="none" fo:border-right="2pt solid #000000" style:vertical-align="top" fo:wrap-option="wrap"/>
      <style:text-properties fo:color="#D4EDBC" style:font-name="Arial" style:font-name-asian="Arial" style:font-name-complex="Arial"/>
    </style:style>
    <style:style style:name="ce35" style:family="table-cell" style:parent-style-name="Default" style:data-style-name="N20">
      <style:table-cell-properties fo:border-top="none" fo:border-bottom="2pt solid #000000" fo:border-left="none" fo:border-right="2pt solid #000000" style:vertical-align="top" fo:wrap-option="wrap" style:repeat-content="false"/>
      <style:paragraph-properties fo:text-align="center"/>
      <style:text-properties style:font-name="Arial" style:font-name-asian="Arial" style:font-name-complex="Arial"/>
    </style:style>
    <style:style style:name="ce36" style:family="table-cell" style:parent-style-name="Hyperlink" style:data-style-name="N0">
      <style:table-cell-properties fo:border-top="none" fo:border-bottom="2pt solid #000000" fo:border-left="none" fo:border-right="none" style:vertical-align="top" fo:wrap-option="wrap" fo:background-color="#FFFFFF"/>
      <style:text-properties fo:color="#467886" style:text-underline-style="solid" style:text-underline-type="single"/>
    </style:style>
    <style:style style:name="ce37" style:family="table-cell" style:parent-style-name="Default" style:data-style-name="N0">
      <style:table-cell-properties fo:border-top="none" fo:border-bottom="2pt solid #000000" fo:border-left="none" fo:border-right="2pt solid #000000" style:vertical-align="top" fo:wrap-option="wrap"/>
      <style:text-properties fo:color="#222222" style:font-name="Arial" style:font-name-asian="Arial" style:font-name-complex="Arial" fo:font-size="10pt" style:font-size-asian="10pt" style:font-size-complex="10pt" fo:font-weight="bold" style:font-weight-asian="bold" style:font-weight-complex="bold"/>
    </style:style>
    <style:style style:name="ce38" style:family="table-cell" style:parent-style-name="Default" style:data-style-name="N20">
      <style:table-cell-properties fo:border-top="none" fo:border-bottom="2pt solid #000000" fo:border-left="none" fo:border-right="2pt solid #000000" style:vertical-align="top" fo:wrap-option="wrap" fo:background-color="#F3F3F3" style:repeat-content="false"/>
      <style:paragraph-properties fo:text-align="center"/>
      <style:text-properties style:font-name="Arial" style:font-name-asian="Arial" style:font-name-complex="Arial" fo:font-size="10pt" style:font-size-asian="10pt" style:font-size-complex="10pt"/>
    </style:style>
    <style:style style:name="ce39" style:family="table-cell" style:parent-style-name="Default" style:data-style-name="N0">
      <style:table-cell-properties fo:border-top="none" fo:border-bottom="2pt solid #000000" fo:border-left="none" fo:border-right="2pt solid #000000" style:vertical-align="top" fo:wrap-option="wrap"/>
      <style:text-properties style:font-name="Arial" style:font-name-asian="Arial" style:font-name-complex="Arial"/>
    </style:style>
    <style:style style:name="ce40" style:family="table-cell" style:parent-style-name="Default" style:data-style-name="N22">
      <style:table-cell-properties fo:border-top="none" fo:border-bottom="2pt solid #000000" fo:border-left="none" fo:border-right="2pt solid #000000" style:vertical-align="top" fo:wrap-option="wrap" style:repeat-content="false"/>
      <style:paragraph-properties fo:text-align="center"/>
      <style:text-properties style:font-name="Arial" style:font-name-asian="Arial" style:font-name-complex="Arial"/>
    </style:style>
    <style:style style:name="ce41" style:family="table-cell" style:parent-style-name="Default" style:data-style-name="N0">
      <style:table-cell-properties fo:border-top="none" fo:border-bottom="2pt solid #000000" fo:border-left="none" fo:border-right="2pt solid #000000" style:vertical-align="top" fo:wrap-option="wrap"/>
      <style:text-properties fo:color="#FFCFC9" style:font-name="Arial" style:font-name-asian="Arial" style:font-name-complex="Arial"/>
    </style:style>
    <style:style style:name="ce42" style:family="table-cell" style:parent-style-name="Default" style:data-style-name="N20">
      <style:table-cell-properties fo:border-top="none" fo:border-bottom="2pt solid #000000" fo:border-left="none" fo:border-right="2pt solid #000000" style:vertical-align="top"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43" style:family="table-cell" style:parent-style-name="Default" style:data-style-name="N0">
      <style:table-cell-properties style:vertical-align="middle"/>
      <style:text-properties fo:color="#1155CC" style:font-name="Arial" style:font-name-asian="Arial" style:font-name-complex="Arial" fo:font-size="10pt" style:font-size-asian="10pt" style:font-size-complex="10pt" style:text-underline-style="solid" style:text-underline-type="single"/>
    </style:style>
    <style:style style:name="ce44" style:family="table-cell" style:parent-style-name="Default" style:data-style-name="N0">
      <style:table-cell-properties fo:border-top="none" fo:border-bottom="2pt solid #000000" fo:border-left="none" fo:border-right="none" style:vertical-align="middle"/>
      <style:text-properties fo:color="#1155CC" style:font-name="Arial" style:font-name-asian="Arial" style:font-name-complex="Arial" fo:font-size="10pt" style:font-size-asian="10pt" style:font-size-complex="10pt" style:text-underline-style="solid" style:text-underline-type="single"/>
    </style:style>
    <style:style style:name="ce45" style:family="table-cell" style:parent-style-name="Default" style:data-style-name="N0">
      <style:table-cell-properties fo:border-top="none" fo:border-bottom="2pt solid #F3F3F3" fo:border-left="none" fo:border-right="2pt solid #FFFFFF" style:vertical-align="automatic" fo:wrap-option="wrap"/>
      <style:text-properties style:font-name="Arial" style:font-name-asian="Arial" style:font-name-complex="Arial" fo:font-size="10pt" style:font-size-asian="10pt" style:font-size-complex="10pt"/>
    </style:style>
    <style:style style:name="ce46" style:family="table-cell" style:parent-style-name="Default" style:data-style-name="N0">
      <style:table-cell-properties fo:border-top="none" fo:border-bottom="none" fo:border-left="2pt solid #FFFFFF" fo:border-right="2pt solid #000000" style:vertical-align="automatic" fo:wrap-option="wrap" fo:background-color="#FFFF00"/>
      <style:text-properties style:font-name="Arial" style:font-name-asian="Arial" style:font-name-complex="Arial" fo:font-size="10pt" style:font-size-asian="10pt" style:font-size-complex="10pt"/>
    </style:style>
    <style:style style:name="ce47" style:family="table-cell" style:parent-style-name="Default" style:data-style-name="N0">
      <style:table-cell-properties fo:border-top="none" fo:border-bottom="2pt solid #F3F3F3" fo:border-left="2pt solid #FFFFFF" fo:border-right="2pt solid #FFFFFF" style:vertical-align="automatic" fo:wrap-option="wrap"/>
      <style:text-properties style:font-name="Arial" style:font-name-asian="Arial" style:font-name-complex="Arial" fo:font-size="10pt" style:font-size-asian="10pt" style:font-size-complex="10pt"/>
    </style:style>
    <style:style style:name="ce48" style:family="table-cell" style:parent-style-name="Default" style:data-style-name="N0">
      <style:table-cell-properties fo:border-top="none" fo:border-bottom="none" fo:border-left="none" fo:border-right="2pt solid #FFFFFF" style:vertical-align="top" fo:wrap-option="wrap"/>
      <style:text-properties style:font-name="Arial" style:font-name-asian="Arial" style:font-name-complex="Arial" fo:font-size="10pt" style:font-size-asian="10pt" style:font-size-complex="10pt"/>
    </style:style>
    <style:style style:name="ce49" style:family="table-cell" style:parent-style-name="Default" style:data-style-name="N0">
      <style:table-cell-properties fo:border-top="none" fo:border-bottom="2pt solid #F3F3F3" fo:border-left="none" fo:border-right="2pt solid #FFFFFF" style:vertical-align="top" fo:wrap-option="wrap"/>
      <style:text-properties style:font-name="Arial" style:font-name-asian="Arial" style:font-name-complex="Arial" fo:font-size="10pt" style:font-size-asian="10pt" style:font-size-complex="10pt"/>
    </style:style>
    <style:style style:name="ce50" style:family="table-cell" style:parent-style-name="Default" style:data-style-name="N0">
      <style:table-cell-properties fo:border-top="none" fo:border-bottom="2pt solid #FFFFFF" fo:border-left="2pt solid #FFFFFF" fo:border-right="2pt solid #FFFFFF" style:vertical-align="automatic" fo:wrap-option="wrap"/>
      <style:text-properties style:font-name="Arial" style:font-name-asian="Arial" style:font-name-complex="Arial" fo:font-size="10pt" style:font-size-asian="10pt" style:font-size-complex="10pt"/>
    </style:style>
    <style:style style:name="ce51" style:family="table-cell" style:parent-style-name="Default" style:data-style-name="N0">
      <style:table-cell-properties fo:border-top="none" fo:border-bottom="2pt solid #FFFFFF" fo:border-left="none" fo:border-right="2pt solid #FFFFFF" style:vertical-align="top" fo:wrap-option="wrap"/>
      <style:text-properties style:font-name="Arial" style:font-name-asian="Arial" style:font-name-complex="Arial" fo:font-size="10pt" style:font-size-asian="10pt" style:font-size-complex="10pt"/>
    </style:style>
    <style:style style:name="ce52" style:family="table-cell" style:parent-style-name="Default" style:data-style-name="N0">
      <style:table-cell-properties fo:border-top="none" fo:border-bottom="2pt solid #FFFFFF" fo:border-left="none" fo:border-right="2pt solid #FFFFFF" style:vertical-align="automatic" fo:wrap-option="wrap"/>
      <style:text-properties style:font-name="Arial" style:font-name-asian="Arial" style:font-name-complex="Arial" fo:font-size="10pt" style:font-size-asian="10pt" style:font-size-complex="10pt"/>
    </style:style>
    <style:style style:name="ce53" style:family="table-cell" style:parent-style-name="Default" style:data-style-name="N0">
      <style:table-cell-properties fo:border-top="2pt solid #FFFFFF" fo:border-bottom="2pt solid #000000" fo:border-left="2pt solid #FFFFFF" fo:border-right="none" style:vertical-align="top" fo:wrap-option="wrap" fo:background-color="#FFFF00"/>
      <style:text-properties fo:color="#0000FF" style:font-name="Economica" style:font-name-asian="Economica" style:font-name-complex="Economica" fo:font-size="47pt" style:font-size-asian="47pt" style:font-size-complex="47pt" fo:font-weight="bold" style:font-weight-asian="bold" style:font-weight-complex="bold"/>
    </style:style>
    <style:style style:name="ce54" style:family="table-cell" style:parent-style-name="Default" style:data-style-name="N0">
      <style:table-cell-properties fo:border-top="2pt solid #FFFFFF" fo:border-bottom="2pt solid #000000" fo:border-left="none" fo:border-right="2pt solid #FFFFFF" style:vertical-align="top" fo:wrap-option="wrap" fo:background-color="#FFFF00"/>
      <style:text-properties fo:color="#0000FF" style:font-name="Economica" style:font-name-asian="Economica" style:font-name-complex="Economica" fo:font-size="47pt" style:font-size-asian="47pt" style:font-size-complex="47pt" fo:font-weight="bold" style:font-weight-asian="bold" style:font-weight-complex="bold"/>
    </style:style>
    <style:style style:name="ce55" style:family="table-cell" style:parent-style-name="Default" style:data-style-name="N0">
      <style:table-cell-properties fo:border-top="2pt solid #FFFFFF" fo:border-bottom="2pt solid #000000" fo:border-left="2pt solid #FFFFFF" fo:border-right="none" style:vertical-align="top" fo:wrap-option="wrap" fo:background-color="#FFFF00"/>
      <style:text-properties fo:color="#666666" style:font-name="Arial" style:font-name-asian="Arial" style:font-name-complex="Arial" fo:font-size="14pt" style:font-size-asian="14pt" style:font-size-complex="14pt"/>
    </style:style>
    <style:style style:name="ce56" style:family="table-cell" style:parent-style-name="Default" style:data-style-name="N0">
      <style:table-cell-properties fo:border-top="2pt solid #FFFFFF" fo:border-bottom="2pt solid #000000" fo:border-left="none" fo:border-right="none" style:vertical-align="top" fo:wrap-option="wrap" fo:background-color="#FFFF00"/>
      <style:text-properties fo:color="#666666" style:font-name="Arial" style:font-name-asian="Arial" style:font-name-complex="Arial" fo:font-size="14pt" style:font-size-asian="14pt" style:font-size-complex="14pt"/>
    </style:style>
    <style:style style:name="ce57" style:family="table-cell" style:parent-style-name="Default" style:data-style-name="N0">
      <style:table-cell-properties fo:border-top="2pt solid #FFFFFF" fo:border-bottom="2pt solid #000000" fo:border-left="none" fo:border-right="2pt solid #FFFFFF" style:vertical-align="top" fo:wrap-option="wrap" fo:background-color="#FFFF00"/>
      <style:text-properties fo:color="#666666" style:font-name="Arial" style:font-name-asian="Arial" style:font-name-complex="Arial" fo:font-size="14pt" style:font-size-asian="14pt" style:font-size-complex="14pt"/>
    </style:style>
    <style:style style:name="ce58" style:family="table-cell" style:parent-style-name="Default" style:data-style-name="N0">
      <style:table-cell-properties fo:border-top="2pt solid #000000" fo:border-bottom="2pt solid #000000" fo:border-left="2pt solid #000000" fo:border-right="none" style:vertical-align="top" fo:wrap-option="wrap" fo:background-color="#20124D"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59" style:family="table-cell" style:parent-style-name="Default" style:data-style-name="N0">
      <style:table-cell-properties fo:border-top="2pt solid #000000" fo:border-bottom="2pt solid #000000" fo:border-left="none" fo:border-right="none" style:vertical-align="top" fo:wrap-option="wrap" fo:background-color="#20124D"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60" style:family="table-cell" style:parent-style-name="Default" style:data-style-name="N0">
      <style:table-cell-properties fo:border-top="2pt solid #000000" fo:border-bottom="2pt solid #000000" fo:border-left="none" fo:border-right="2pt solid #000000" style:vertical-align="top" fo:wrap-option="wrap" fo:background-color="#20124D"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61" style:family="table-cell" style:parent-style-name="Default" style:data-style-name="N0">
      <style:table-cell-properties fo:border-top="2pt solid #000000" fo:border-bottom="none" fo:border-left="2pt solid #000000" fo:border-right="2pt solid #000000" style:vertical-align="middle" fo:wrap-option="wrap"/>
      <style:text-properties style:font-name="Arial" style:font-name-asian="Arial" style:font-name-complex="Arial" fo:font-size="10pt" style:font-size-asian="10pt" style:font-size-complex="10pt" fo:font-weight="bold" style:font-weight-asian="bold" style:font-weight-complex="bold"/>
    </style:style>
    <style:style style:name="ce62" style:family="table-cell" style:parent-style-name="Default" style:data-style-name="N0">
      <style:table-cell-properties fo:border-top="none" fo:border-bottom="none" fo:border-left="2pt solid #000000" fo:border-right="2pt solid #000000" style:vertical-align="middle" fo:wrap-option="wrap"/>
      <style:text-properties style:font-name="Arial" style:font-name-asian="Arial" style:font-name-complex="Arial" fo:font-size="10pt" style:font-size-asian="10pt" style:font-size-complex="10pt" fo:font-weight="bold" style:font-weight-asian="bold" style:font-weight-complex="bold"/>
    </style:style>
    <style:style style:name="ce63" style:family="table-cell" style:parent-style-name="Default" style:data-style-name="N0">
      <style:table-cell-properties fo:border-top="none" fo:border-bottom="2pt solid #000000" fo:border-left="2pt solid #000000" fo:border-right="2pt solid #000000" style:vertical-align="middle" fo:wrap-option="wrap"/>
      <style:text-properties style:font-name="Arial" style:font-name-asian="Arial" style:font-name-complex="Arial" fo:font-size="10pt" style:font-size-asian="10pt" style:font-size-complex="10pt" fo:font-weight="bold" style:font-weight-asian="bold" style:font-weight-complex="bold"/>
    </style:style>
    <style:style style:name="ce64" style:family="table-cell" style:parent-style-name="Default" style:data-style-name="N0">
      <style:table-cell-properties fo:border-top="2pt solid #000000" fo:border-bottom="none" fo:border-left="2pt solid #000000" fo:border-right="2pt solid #000000" style:vertical-align="middle" fo:wrap-option="wrap"/>
      <style:text-properties style:font-name="Arial" style:font-name-asian="Arial" style:font-name-complex="Arial" fo:font-size="10pt" style:font-size-asian="10pt" style:font-size-complex="10pt"/>
    </style:style>
    <style:style style:name="ce65" style:family="table-cell" style:parent-style-name="Default" style:data-style-name="N0">
      <style:table-cell-properties fo:border-top="none" fo:border-bottom="none" fo:border-left="2pt solid #000000" fo:border-right="2pt solid #000000" style:vertical-align="middle" fo:wrap-option="wrap"/>
      <style:text-properties style:font-name="Arial" style:font-name-asian="Arial" style:font-name-complex="Arial" fo:font-size="10pt" style:font-size-asian="10pt" style:font-size-complex="10pt"/>
    </style:style>
    <style:style style:name="ce66" style:family="table-cell" style:parent-style-name="Default" style:data-style-name="N0">
      <style:table-cell-properties fo:border-top="none" fo:border-bottom="2pt solid #000000" fo:border-left="2pt solid #000000" fo:border-right="2pt solid #000000" style:vertical-align="middle" fo:wrap-option="wrap"/>
      <style:text-properties style:font-name="Arial" style:font-name-asian="Arial" style:font-name-complex="Arial" fo:font-size="10pt" style:font-size-asian="10pt" style:font-size-complex="10pt"/>
    </style:style>
    <style:style style:name="ce67" style:family="table-cell" style:parent-style-name="Default" style:data-style-name="N0">
      <style:table-cell-properties fo:border="2pt solid #000000" style:vertical-align="top" fo:wrap-option="wrap" fo:background-color="#20124D"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68" style:family="table-cell" style:parent-style-name="Default" style:data-style-name="N0">
      <style:table-cell-properties fo:border="2pt solid #000000" style:vertical-align="middle" fo:wrap-option="wrap"/>
      <style:text-properties style:font-name="Arial" style:font-name-asian="Arial" style:font-name-complex="Arial" fo:font-size="10pt" style:font-size-asian="10pt" style:font-size-complex="10pt" fo:font-weight="bold" style:font-weight-asian="bold" style:font-weight-complex="bold"/>
    </style:style>
    <style:style style:name="ce69" style:family="table-cell" style:parent-style-name="Default" style:data-style-name="N0">
      <style:table-cell-properties fo:border="2pt solid #000000" style:vertical-align="middle" fo:wrap-option="wrap"/>
      <style:text-properties style:font-name="Arial" style:font-name-asian="Arial" style:font-name-complex="Arial" fo:font-size="10pt" style:font-size-asian="10pt" style:font-size-complex="10pt"/>
    </style:style>
    <style:style style:name="ce70" style:family="table-cell" style:parent-style-name="Default" style:data-style-name="N0">
      <style:table-cell-properties fo:border-top="2pt solid #FFFFFF" fo:border-bottom="2pt solid #000000" fo:border-left="2pt solid #FFFFFF" fo:border-right="2pt solid #FFFFFF" style:vertical-align="top" fo:wrap-option="wrap" fo:background-color="#FFFF00"/>
      <style:text-properties fo:color="#0000FF" style:font-name="Economica" style:font-name-asian="Economica" style:font-name-complex="Economica" fo:font-size="47pt" style:font-size-asian="47pt" style:font-size-complex="47pt" fo:font-weight="bold" style:font-weight-asian="bold" style:font-weight-complex="bold"/>
    </style:style>
    <style:style style:name="ce71" style:family="table-cell" style:parent-style-name="Default" style:data-style-name="N0">
      <style:table-cell-properties fo:border-top="2pt solid #FFFFFF" fo:border-bottom="2pt solid #000000" fo:border-left="2pt solid #FFFFFF" fo:border-right="2pt solid #FFFFFF" style:vertical-align="top" fo:wrap-option="wrap" fo:background-color="#FFFF00"/>
      <style:text-properties fo:color="#666666" style:font-name="Arial" style:font-name-asian="Arial" style:font-name-complex="Arial" fo:font-size="14pt" style:font-size-asian="14pt" style:font-size-complex="14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666666"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FF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1155CC"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69333333333333cm"/>
    </style:style>
    <style:style style:name="ro1" style:family="table-row">
      <style:table-row-properties style:row-height="52.5pt" style:use-optimal-row-height="true" fo:break-before="auto"/>
    </style:style>
    <style:style style:name="ro2" style:family="table-row">
      <style:table-row-properties style:row-height="251pt" style:use-optimal-row-height="true" fo:break-before="auto"/>
    </style:style>
    <style:style style:name="ro3" style:family="table-row">
      <style:table-row-properties style:row-height="113.5pt" style:use-optimal-row-height="true" fo:break-before="auto"/>
    </style:style>
    <style:style style:name="ro4" style:family="table-row">
      <style:table-row-properties style:row-height="101pt" style:use-optimal-row-height="true" fo:break-before="auto"/>
    </style:style>
    <style:style style:name="ro5" style:family="table-row">
      <style:table-row-properties style:row-height="151pt" style:use-optimal-row-height="true" fo:break-before="auto"/>
    </style:style>
    <style:style style:name="ro6" style:family="table-row">
      <style:table-row-properties style:row-height="138.5pt" style:use-optimal-row-height="true" fo:break-before="auto"/>
    </style:style>
    <style:style style:name="ro7" style:family="table-row">
      <style:table-row-properties style:row-height="76pt" style:use-optimal-row-height="true" fo:break-before="auto"/>
    </style:style>
    <style:style style:name="ro8" style:family="table-row">
      <style:table-row-properties style:row-height="88.5pt" style:use-optimal-row-height="true" fo:break-before="auto"/>
    </style:style>
    <style:style style:name="ro9" style:family="table-row">
      <style:table-row-properties style:row-height="176pt" style:use-optimal-row-height="true" fo:break-before="auto"/>
    </style:style>
    <style:style style:name="ro10" style:family="table-row">
      <style:table-row-properties style:row-height="63.5pt" style:use-optimal-row-height="true" fo:break-before="auto"/>
    </style:style>
    <style:style style:name="ro11" style:family="table-row">
      <style:table-row-properties style:row-height="51pt" style:use-optimal-row-height="true" fo:break-before="auto"/>
    </style:style>
    <style:style style:name="ro12" style:family="table-row">
      <style:table-row-properties style:row-height="14.5pt" style:use-optimal-row-height="true" fo:break-before="auto"/>
    </style:style>
    <style:style style:name="ro13" style:family="table-row">
      <style:table-row-properties style:row-height="15pt" style:use-optimal-row-height="true" fo:break-before="auto"/>
    </style:style>
    <style:style style:name="ro14" style:family="table-row">
      <style:table-row-properties style:row-height="409.6pt" style:use-optimal-row-height="false" fo:break-before="auto"/>
    </style:style>
    <style:style style:name="ro15" style:family="table-row">
      <style:table-row-properties style:row-height="90.5pt" style:use-optimal-row-height="true" fo:break-before="auto"/>
    </style:style>
    <style:style style:name="ro16" style:family="table-row">
      <style:table-row-properties style:row-height="218pt" style:use-optimal-row-height="true" fo:break-before="auto"/>
    </style:style>
    <style:style style:name="ro17" style:family="table-row">
      <style:table-row-properties style:row-height="409.6pt" style:use-optimal-row-height="true" fo:break-before="auto"/>
    </style:style>
    <style:style style:name="ro18" style:family="table-row">
      <style:table-row-properties style:row-height="250.5pt" style:use-optimal-row-height="true" fo:break-before="auto"/>
    </style:style>
    <style:style style:name="ro19" style:family="table-row">
      <style:table-row-properties style:row-height="325.5pt" style:use-optimal-row-height="true" fo:break-before="auto"/>
    </style:style>
    <style:style style:name="ro20" style:family="table-row">
      <style:table-row-properties style:row-height="388pt" style:use-optimal-row-height="true" fo:break-before="auto"/>
    </style:style>
    <style:style style:name="ro21" style:family="table-row">
      <style:table-row-properties style:row-height="319.5pt" style:use-optimal-row-height="true" fo:break-before="auto"/>
    </style:style>
    <style:style style:name="ro22" style:family="table-row">
      <style:table-row-properties style:row-height="334pt" style:use-optimal-row-height="true" fo:break-before="auto"/>
    </style:style>
    <style:style style:name="ro23" style:family="table-row">
      <style:table-row-properties style:row-height="348.5pt" style:use-optimal-row-height="true" fo:break-before="auto"/>
    </style:style>
    <style:style style:name="ro24" style:family="table-row">
      <style:table-row-properties style:row-height="305pt" style:use-optimal-row-height="true" fo:break-before="auto"/>
    </style:style>
    <style:style style:name="ro25" style:family="table-row">
      <style:table-row-properties style:row-height="247pt" style:use-optimal-row-height="true" fo:break-before="auto"/>
    </style:style>
    <style:style style:name="ro26" style:family="table-row">
      <style:table-row-properties style:row-height="392.5pt" style:use-optimal-row-height="true" fo:break-before="auto"/>
    </style:style>
    <style:style style:name="ro27" style:family="table-row">
      <style:table-row-properties style:row-height="406.5pt" style:use-optimal-row-height="true" fo:break-before="auto"/>
    </style:style>
    <style:style style:name="ro28" style:family="table-row">
      <style:table-row-properties style:row-height="375.5pt" style:use-optimal-row-height="true" fo:break-before="auto"/>
    </style:style>
    <style:style style:name="ro29" style:family="table-row">
      <style:table-row-properties style:row-height="400.5pt" style:use-optimal-row-height="true" fo:break-before="auto"/>
    </style:style>
    <style:style style:name="ro30" style:family="table-row">
      <style:table-row-properties style:row-height="350.5pt" style:use-optimal-row-height="true" fo:break-before="auto"/>
    </style:style>
    <style:style style:name="ro31" style:family="table-row">
      <style:table-row-properties style:row-height="263pt" style:use-optimal-row-height="true" fo:break-before="auto"/>
    </style:style>
    <style:style style:name="ro32" style:family="table-row">
      <style:table-row-properties style:row-height="175.5pt" style:use-optimal-row-height="true" fo:break-before="auto"/>
    </style:style>
    <style:style style:name="ro33" style:family="table-row">
      <style:table-row-properties style:row-height="213pt" style:use-optimal-row-height="true" fo:break-before="auto"/>
    </style:style>
    <style:style style:name="ro34" style:family="table-row">
      <style:table-row-properties style:row-height="200.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16384" table:default-cell-style-name="ce1"/>
        <table:table-row table:style-name="ro1">
          <table:table-cell office:value-type="string" table:style-name="ce2">
            <text:p>FOUNDATION</text:p>
          </table:table-cell>
          <table:table-cell office:value-type="string" table:style-name="ce2">
            <text:p>UNDERGRADUATE</text:p>
          </table:table-cell>
          <table:table-cell office:value-type="string" table:style-name="ce2">
            <text:p>POSTGRADUATE - MASTERS</text:p>
          </table:table-cell>
          <table:table-cell office:value-type="string" table:style-name="ce2">
            <text:p>POSTGRADUATE - PHD</text:p>
          </table:table-cell>
          <table:table-cell office:value-type="string" table:style-name="ce2">
            <text:p>OPPORTUNITIES</text:p>
          </table:table-cell>
          <table:table-cell table:number-columns-repeated="21" table:style-name="ce3"/>
          <table:table-cell table:number-columns-repeated="16358"/>
        </table:table-row>
        <table:table-row table:style-name="ro2">
          <table:table-cell office:value-type="string" table:style-name="ce4">
            <text:p>Kijang Scholarship | Open now | Economics, Accounting, Finance, Actuarial Science, Mathematics, Statistics, Law, Data Science, and Computer Science.</text:p>
          </table:table-cell>
          <table:table-cell office:value-type="string" table:style-name="ce4">
            <text:p>Sime Darby Scholarship | Priority: Disabilities/Under RM3k/RM10k</text:p>
          </table:table-cell>
          <table:table-cell office:value-type="string" table:style-name="ce4">
            <text:p>Yang Di-Pertuan Agong (BYDPA) Scholarship<text:s/></text:p>
          </table:table-cell>
          <table:table-cell office:value-type="string" table:style-name="ce4">
            <text:p>Yang Di-Pertuan Agong (BYDPA) Scholarship<text:s/></text:p>
          </table:table-cell>
          <table:table-cell office:value-type="string" table:style-name="ce3">
            <text:p>YSEALI</text:p>
          </table:table-cell>
          <table:table-cell table:number-columns-repeated="21" table:style-name="ce3"/>
          <table:table-cell table:number-columns-repeated="16358"/>
        </table:table-row>
        <table:table-row table:style-name="ro3">
          <table:table-cell office:value-type="string" table:style-name="ce4">
            <text:p>Petronas Scholarship | 23 May 2024 - 2 June 2024 | Selected courses</text:p>
          </table:table-cell>
          <table:table-cell office:value-type="string" table:style-name="ce4">
            <text:p>Biasiswa Tunku Abdul Rahman | 8 April 2024 | Priority: In need</text:p>
          </table:table-cell>
          <table:table-cell office:value-type="string" table:style-name="ce4">
            <text:p>Pembiayaan Pendidikan Boleh Ubah (PPBU) – Yayasan Bank Rakyat -<text:s/></text:p>
          </table:table-cell>
          <table:table-cell office:value-type="string" table:style-name="ce4">
            <text:p>Pembiayaan Pendidikan Boleh Ubah (PPBU) – Yayasan Bank Rakyat -<text:s/></text:p>
          </table:table-cell>
          <table:table-cell office:value-type="string" table:style-name="ce3">
            <text:p>Perdana Fellowship</text:p>
          </table:table-cell>
          <table:table-cell table:number-columns-repeated="21" table:style-name="ce3"/>
          <table:table-cell table:number-columns-repeated="16358"/>
        </table:table-row>
        <table:table-row table:style-name="ro4">
          <table:table-cell office:value-type="string" table:style-name="ce4">
            <text:p>Khazanah Scholarships | 20th May – 5th June 2024 | Selected courses</text:p>
          </table:table-cell>
          <table:table-cell office:value-type="string" table:style-name="ce4">
            <text:p>Maybank Scholarship | 15 March 2024</text:p>
          </table:table-cell>
          <table:table-cell office:value-type="string" table:style-name="ce5">
            <text:p>MYBRAINSC Scholarship | 19 April 2024</text:p>
          </table:table-cell>
          <table:table-cell office:value-type="string" table:style-name="ce5">
            <text:p>MYBRAINSC Scholarship | 19 April 2024</text:p>
          </table:table-cell>
          <table:table-cell office:value-type="string" table:style-name="ce3">
            <text:p>Axiata Young CEO Programme</text:p>
          </table:table-cell>
          <table:table-cell table:number-columns-repeated="21" table:style-name="ce3"/>
          <table:table-cell table:number-columns-repeated="16358"/>
        </table:table-row>
        <table:table-row table:style-name="ro5">
          <table:table-cell office:value-type="string" table:style-name="ce4">
            <text:p>Hong Leong Scholarships: 1 May - 21 June 2024 | Any course</text:p>
          </table:table-cell>
          <table:table-cell office:value-type="string" table:style-name="ce5">
            <text:p>MARA (Convertible Loans) 24 May 2024 / JPA (Convertible Loans) 7 April 2024</text:p>
          </table:table-cell>
          <table:table-cell office:value-type="string" table:style-name="ce4">
            <text:p>Biasiswa Khas Dato’ Menteri Besar Selangor (includes PhD, Middle East)</text:p>
          </table:table-cell>
          <table:table-cell office:value-type="string" table:style-name="ce4">
            <text:p>Biasiswa Khas Dato’ Menteri Besar Selangor (includes PhD, Middle East)</text:p>
          </table:table-cell>
          <table:table-cell office:value-type="string" table:style-name="ce6">
            <text:p>Axiata University Leadership Development Programme</text:p>
          </table:table-cell>
          <table:table-cell table:number-columns-repeated="21" table:style-name="ce3"/>
          <table:table-cell table:number-columns-repeated="16358"/>
        </table:table-row>
        <table:table-row table:style-name="ro6">
          <table:table-cell office:value-type="string" table:style-name="ce4">
            <text:p>JPA Scholarships: 12 June -26 June 2024 | Selected courses for most programmes</text:p>
          </table:table-cell>
          <table:table-cell office:value-type="string" table:style-name="ce4">
            <text:p>PETRONAS Education Sponsorship Programme (PESP)</text:p>
          </table:table-cell>
          <table:table-cell office:value-type="string" table:style-name="ce4">
            <text:p>Fulbright Malaysian Graduate Study &amp; Research Program | 5 June 2024</text:p>
          </table:table-cell>
          <table:table-cell office:value-type="string" table:style-name="ce4">
            <text:p>Fulbright Malaysian Graduate Study &amp; Research Program | 5 June 2024</text:p>
          </table:table-cell>
          <table:table-cell office:value-type="string" table:style-name="ce3">
            <text:p>Yayasan Sukarelawan Siswa</text:p>
          </table:table-cell>
          <table:table-cell table:number-columns-repeated="21" table:style-name="ce3"/>
          <table:table-cell table:number-columns-repeated="16358"/>
        </table:table-row>
        <table:table-row table:style-name="ro7">
          <table:table-cell table:style-name="ce3"/>
          <table:table-cell office:value-type="string" table:style-name="ce4">
            <text:p>Kijang Scholarship | Opening May 2024</text:p>
          </table:table-cell>
          <table:table-cell office:value-type="string" table:style-name="ce4">
            <text:p>MEXT Scholarship | 5 April 2024</text:p>
          </table:table-cell>
          <table:table-cell office:value-type="string" table:style-name="ce4">
            <text:p>MEXT Scholarship | 5 April 2024</text:p>
          </table:table-cell>
          <table:table-cell office:value-type="string" table:style-name="ce3">
            <text:p>The AFS Youth Assembly</text:p>
          </table:table-cell>
          <table:table-cell table:number-columns-repeated="21" table:style-name="ce3"/>
          <table:table-cell table:number-columns-repeated="16358"/>
        </table:table-row>
        <table:table-row table:style-name="ro8">
          <table:table-cell table:style-name="ce3"/>
          <table:table-cell office:value-type="string" table:style-name="ce4">
            <text:p>CIMB ASEAN Scholarship | 17 May to 5 June 2024</text:p>
          </table:table-cell>
          <table:table-cell office:value-type="string" table:style-name="ce4">
            <text:p>Khazanah | 5 June 2024</text:p>
          </table:table-cell>
          <table:table-cell office:value-type="string" table:style-name="ce4">
            <text:p>Khazanah | 5 June 2024</text:p>
          </table:table-cell>
          <table:table-cell office:value-type="string" table:style-name="ce3">
            <text:p>One ASEAN Leadership Forum</text:p>
          </table:table-cell>
          <table:table-cell table:number-columns-repeated="21" table:style-name="ce3"/>
          <table:table-cell table:number-columns-repeated="16358"/>
        </table:table-row>
        <table:table-row table:style-name="ro4">
          <table:table-cell table:style-name="ce3"/>
          <table:table-cell office:value-type="string" table:style-name="ce4">
            <text:p>Al-Bukhary International University (AIU) Scholarship</text:p>
          </table:table-cell>
          <table:table-cell office:value-type="string" table:style-name="ce7">
            <text:p>Yayasan DayaDiri Scholarship | Bumiputera</text:p>
          </table:table-cell>
          <table:table-cell table:style-name="ce3"/>
          <table:table-cell office:value-type="string" table:style-name="ce3">
            <text:p>Parlimen Belia</text:p>
          </table:table-cell>
          <table:table-cell table:number-columns-repeated="21" table:style-name="ce3"/>
          <table:table-cell table:number-columns-repeated="16358"/>
        </table:table-row>
        <table:table-row table:style-name="ro9">
          <table:table-cell table:style-name="ce3"/>
          <table:table-cell office:value-type="string" table:style-name="ce4">
            <text:p>Federal Teacher Education Scholarship Bachelor of Education Degree (ISMP) Programme | 25 April 2024</text:p>
          </table:table-cell>
          <table:table-cell office:value-type="string" table:style-name="ce7">
            <text:p>British Council GREAT Scholarships - May 2024</text:p>
          </table:table-cell>
          <table:table-cell table:number-columns-repeated="23" table:style-name="ce3"/>
          <table:table-cell table:number-columns-repeated="16358"/>
        </table:table-row>
        <table:table-row table:style-name="ro3">
          <table:table-cell table:style-name="ce3"/>
          <table:table-cell office:value-type="string" table:style-name="ce4">
            <text:p>PIDM Undergraduate Scholarship Programme | 26 April 2024</text:p>
          </table:table-cell>
          <table:table-cell office:value-type="string" table:style-name="ce4">
            <text:p>Chevening Scholarships | Nov 2024</text:p>
          </table:table-cell>
          <table:table-cell table:number-columns-repeated="23" table:style-name="ce3"/>
          <table:table-cell table:number-columns-repeated="16358"/>
        </table:table-row>
        <table:table-row table:style-name="ro10">
          <table:table-cell table:style-name="ce3"/>
          <table:table-cell office:value-type="string" table:style-name="ce4">
            <text:p>Gamuda Scholarships | 30 April 2024</text:p>
          </table:table-cell>
          <table:table-cell office:value-type="string" table:style-name="ce7">
            <text:p>The HKSAR Government Scholarship Fund - Belt &amp; Road Scholarship (Research Postgraduate) | Unknown</text:p>
          </table:table-cell>
          <table:table-cell table:number-columns-repeated="23" table:style-name="ce3"/>
          <table:table-cell table:number-columns-repeated="16358"/>
        </table:table-row>
        <table:table-row table:style-name="ro11">
          <table:table-cell table:style-name="ce3"/>
          <table:table-cell office:value-type="string" table:style-name="ce4">
            <text:p>OCBC Scholarship | June 2024</text:p>
          </table:table-cell>
          <table:table-cell office:value-type="string" table:style-name="ce7">
            <text:p>Australia for ASEAN Scholarship | 30 April 2024</text:p>
          </table:table-cell>
          <table:table-cell table:number-columns-repeated="23" table:style-name="ce3"/>
          <table:table-cell table:number-columns-repeated="16358"/>
        </table:table-row>
        <table:table-row table:style-name="ro7">
          <table:table-cell table:style-name="ce3"/>
          <table:table-cell office:value-type="string" table:style-name="ce4">
            <text:p>Yayasan DayaDiri Scholarship | Bumiputera</text:p>
          </table:table-cell>
          <table:table-cell office:value-type="string" table:style-name="ce7">
            <text:p>Darmasiswa Indonesia Scholarship | 7 April 2024</text:p>
          </table:table-cell>
          <table:table-cell table:number-columns-repeated="23" table:style-name="ce3"/>
          <table:table-cell table:number-columns-repeated="16358"/>
        </table:table-row>
        <table:table-row table:style-name="ro5">
          <table:table-cell table:style-name="ce3"/>
          <table:table-cell office:value-type="string" table:style-name="ce4">
            <text:p>Canada-ASEAN Scholarships and Educational Exchanges for Development | 21 March 2024</text:p>
          </table:table-cell>
          <table:table-cell office:value-type="string" table:style-name="ce7">
            <text:p>Canada-ASEAN Scholarships and Educational Exchanges for Development | 21 March 2024</text:p>
          </table:table-cell>
          <table:table-cell table:number-columns-repeated="23" table:style-name="ce3"/>
          <table:table-cell table:number-columns-repeated="16358"/>
        </table:table-row>
        <table:table-row table:style-name="ro7">
          <table:table-cell table:style-name="ce3"/>
          <table:table-cell office:value-type="string" table:style-name="ce4">
            <text:p>Khazanah Nasional Scholarship | 15 April 2024</text:p>
          </table:table-cell>
          <table:table-cell office:value-type="string" table:style-name="ce7">
            <text:p>MOE Taiwan Scholarship | 30 April 2024</text:p>
          </table:table-cell>
          <table:table-cell table:number-columns-repeated="23" table:style-name="ce3"/>
          <table:table-cell table:number-columns-repeated="16358"/>
        </table:table-row>
        <table:table-row table:style-name="ro8">
          <table:table-cell table:style-name="ce3"/>
          <table:table-cell office:value-type="string" table:style-name="ce4">
            <text:p>Permodalan Malaysia Berhad (PNB) Scholarship Award</text:p>
          </table:table-cell>
          <table:table-cell office:value-type="string" table:style-name="ce7">
            <text:p>ASEAN-China Young Leaders Scholarship (ACYLS) 2024/2025 | 22 March 2024</text:p>
          </table:table-cell>
          <table:table-cell table:number-columns-repeated="23" table:style-name="ce3"/>
          <table:table-cell table:number-columns-repeated="16358"/>
        </table:table-row>
        <table:table-row table:style-name="ro7">
          <table:table-cell table:style-name="ce3"/>
          <table:table-cell office:value-type="string" table:style-name="ce4">
            <text:p>Tenaga Nasional Berhad (TNB) Scholarship</text:p>
          </table:table-cell>
          <table:table-cell office:value-type="string" table:style-name="ce7">
            <text:p>Commonwealth Distance Learning Scholarships | 28 March 2024</text:p>
          </table:table-cell>
          <table:table-cell table:number-columns-repeated="23" table:style-name="ce3"/>
          <table:table-cell table:number-columns-repeated="16358"/>
        </table:table-row>
        <table:table-row table:style-name="ro11">
          <table:table-cell table:style-name="ce3"/>
          <table:table-cell office:value-type="string" table:style-name="ce4">
            <text:p>Shell Scholarship | June 2024</text:p>
          </table:table-cell>
          <table:table-cell office:value-type="string" table:style-name="ce7">
            <text:p>The Quad Fellowship 2024-25 for STEM | 1 April 2024</text:p>
          </table:table-cell>
          <table:table-cell table:number-columns-repeated="23" table:style-name="ce3"/>
          <table:table-cell table:number-columns-repeated="16358"/>
        </table:table-row>
        <table:table-row table:style-name="ro7">
          <table:table-cell table:style-name="ce3"/>
          <table:table-cell office:value-type="string" table:style-name="ce4">
            <text:p>Yayasan Tan Sri Lee Shin Cheng | 30 June 2024</text:p>
          </table:table-cell>
          <table:table-cell office:value-type="string" table:style-name="ce7">
            <text:p>ASEAN-UK SAGE Women in STEM Scholarships | 5 April 2024</text:p>
          </table:table-cell>
          <table:table-cell table:number-columns-repeated="23" table:style-name="ce3"/>
          <table:table-cell table:number-columns-repeated="16358"/>
        </table:table-row>
        <table:table-row table:style-name="ro8">
          <table:table-cell table:style-name="ce3"/>
          <table:table-cell office:value-type="string" table:style-name="ce4">
            <text:p>Darmasiswa Indonesia Scholarship | 7 April 2024</text:p>
          </table:table-cell>
          <table:table-cell office:value-type="string" table:style-name="ce7">
            <text:p>Queen Elizabeth Commonwealth Scholarships | 24 May 2024</text:p>
          </table:table-cell>
          <table:table-cell table:number-columns-repeated="23" table:style-name="ce3"/>
          <table:table-cell table:number-columns-repeated="16358"/>
        </table:table-row>
        <table:table-row table:style-name="ro7">
          <table:table-cell table:style-name="ce3"/>
          <table:table-cell office:value-type="string" table:style-name="ce4">
            <text:p>MYBRAINSC Scholarship | 19 April 2024</text:p>
          </table:table-cell>
          <table:table-cell office:value-type="string" table:style-name="ce7">
            <text:p>The Schwarzman Scholarship | September 2024</text:p>
          </table:table-cell>
          <table:table-cell table:number-columns-repeated="23" table:style-name="ce3"/>
          <table:table-cell table:number-columns-repeated="16358"/>
        </table:table-row>
        <table:table-row table:style-name="ro7">
          <table:table-cell table:style-name="ce3"/>
          <table:table-cell office:value-type="string" table:style-name="ce4">
            <text:p>The Belt and Road Scholarship | 30 August 2024</text:p>
          </table:table-cell>
          <table:table-cell office:value-type="string" table:style-name="ce7">
            <text:p>The ADB-Japan Scholarship Program (JSP)</text:p>
          </table:table-cell>
          <table:table-cell table:number-columns-repeated="23" table:style-name="ce3"/>
          <table:table-cell table:number-columns-repeated="16358"/>
        </table:table-row>
        <table:table-row table:style-name="ro3">
          <table:table-cell table:style-name="ce3"/>
          <table:table-cell office:value-type="string" table:style-name="ce4">
            <text:p>Generali Malaysia Volare Scholarship Programme | 31 March 2024</text:p>
          </table:table-cell>
          <table:table-cell office:value-type="string" table:style-name="ce7">
            <text:p>Taiwan Scholarship Program | 30 April 2024</text:p>
          </table:table-cell>
          <table:table-cell table:number-columns-repeated="23" table:style-name="ce3"/>
          <table:table-cell table:number-columns-repeated="16358"/>
        </table:table-row>
        <table:table-row table:style-name="ro12">
          <table:table-cell table:style-name="ce3"/>
          <table:table-cell office:value-type="string" table:style-name="ce7">
            <text:p>YTL Foundation Scholarship | 30 April 2024</text:p>
          </table:table-cell>
          <table:table-cell table:number-columns-repeated="24" table:style-name="ce3"/>
          <table:table-cell table:number-columns-repeated="16358"/>
        </table:table-row>
        <table:table-row table:style-name="ro12">
          <table:table-cell table:style-name="ce3"/>
          <table:table-cell office:value-type="string" table:style-name="ce7">
            <text:p>Hong Leong Scholarships: 1 May - 21 June 2024</text:p>
          </table:table-cell>
          <table:table-cell table:number-columns-repeated="24" table:style-name="ce3"/>
          <table:table-cell table:number-columns-repeated="16358"/>
        </table:table-row>
        <table:table-row table:style-name="ro10">
          <table:table-cell table:style-name="ce3"/>
          <table:table-cell office:value-type="string" table:style-name="ce4">
            <text:p>MEXT Scholarship | 5 April 2024</text:p>
          </table:table-cell>
          <table:table-cell table:number-columns-repeated="24" table:style-name="ce3"/>
          <table:table-cell table:number-columns-repeated="16358"/>
        </table:table-row>
        <table:table-row table:style-name="ro12">
          <table:table-cell table:style-name="ce3"/>
          <table:table-cell office:value-type="string" table:style-name="ce7">
            <text:p>MOE Taiwan Scholarship | 30 April 2024</text:p>
          </table:table-cell>
          <table:table-cell table:number-columns-repeated="24" table:style-name="ce3"/>
          <table:table-cell table:number-columns-repeated="16358"/>
        </table:table-row>
        <table:table-row table:number-rows-repeated="972" table:style-name="ro12">
          <table:table-cell table:number-columns-repeated="26" table:style-name="ce3"/>
          <table:table-cell table:number-columns-repeated="16358"/>
        </table:table-row>
        <table:table-row table:number-rows-repeated="1047576" table:style-name="ro12">
          <table:table-cell table:number-columns-repeated="16384"/>
        </table:table-row>
      </table:table>
      <table:table table:name="Sheet2" table:style-name="ta2">
        <table:table-column table:style-name="co1" table:number-columns-repeated="16384" table:default-cell-style-name="ce1"/>
        <table:table-row table:style-name="ro13">
          <table:table-cell table:style-name="ce8"/>
          <table:table-cell table:number-columns-repeated="9" table:style-name="ce9"/>
          <table:table-cell table:number-columns-repeated="16374"/>
        </table:table-row>
        <table:table-row table:style-name="ro14">
          <table:table-cell table:style-name="ce10"/>
          <table:table-cell office:value-type="string" table:number-columns-spanned="2" table:number-rows-spanned="1" table:style-name="ce70">
            <text:p>Scholarships, Fundings &amp; Awards Opportunity</text:p>
          </table:table-cell>
          <table:covered-table-cell/>
          <table:table-cell table:number-columns-repeated="2" table:style-name="ce11"/>
          <table:table-cell office:value-type="string" table:number-columns-spanned="4" table:number-rows-spanned="1" table:style-name="ce71">
            <text:p>Each year, a variety of scholarships, grants, financial aid, and study bursaries are offered to support students and staff in their studies and research. International and local organizations—such as AUN, ACU, APRU, and ASEA-UNINET—provide valuable opportunities for aspiring students, professionals, and future leaders. For specific application deadlines, please refer to the individual external funding and scholarship listings below.<text:span text:style-name="T3"/></text:p>
            <text:p><text:span text:style-name="T3"/></text:p>
            <text:p><text:span text:style-name="T4">Updated as of 16 March 2026</text:span></text:p>
          </table:table-cell>
          <table:covered-table-cell table:number-columns-repeated="3"/>
          <table:table-cell table:style-name="ce12"/>
          <table:table-cell table:number-columns-repeated="16374"/>
        </table:table-row>
        <table:table-row table:style-name="ro15">
          <table:table-cell table:style-name="ce13"/>
          <table:table-cell office:value-type="string" table:style-name="ce14">
            <text:p>Funding Institutions</text:p>
          </table:table-cell>
          <table:table-cell office:value-type="string" table:style-name="ce14">
            <text:p>Funding and Scholarship</text:p>
          </table:table-cell>
          <table:table-cell office:value-type="string" table:style-name="ce14">
            <text:p>Description</text:p>
          </table:table-cell>
          <table:table-cell office:value-type="string" table:style-name="ce14">
            <text:p>Eligibility</text:p>
          </table:table-cell>
          <table:table-cell office:value-type="string" table:style-name="ce14">
            <text:p>Status</text:p>
          </table:table-cell>
          <table:table-cell office:value-type="string" table:style-name="ce14">
            <text:p>Opens</text:p>
          </table:table-cell>
          <table:table-cell office:value-type="string" table:style-name="ce14">
            <text:p>Dateline</text:p>
          </table:table-cell>
          <table:table-cell office:value-type="string" table:style-name="ce14">
            <text:p>Information (Website)</text:p>
          </table:table-cell>
          <table:table-cell table:style-name="ce15"/>
          <table:table-cell table:number-columns-repeated="16374"/>
        </table:table-row>
        <table:table-row table:style-name="ro13">
          <table:table-cell table:style-name="ce16"/>
          <table:table-cell table:style-name="ce17"/>
          <table:table-cell table:number-columns-repeated="7" table:style-name="ce18"/>
          <table:table-cell table:style-name="ce19"/>
          <table:table-cell table:number-columns-repeated="16374"/>
        </table:table-row>
        <table:table-row table:style-name="ro13">
          <table:table-cell table:style-name="ce20"/>
          <table:table-cell office:value-type="string" table:number-columns-spanned="8" table:number-rows-spanned="1" table:style-name="ce67">
            <text:p>Association of Commonwealth Universities (ACU)</text:p>
          </table:table-cell>
          <table:covered-table-cell table:number-columns-repeated="7"/>
          <table:table-cell table:style-name="ce21"/>
          <table:table-cell table:number-columns-repeated="16374"/>
        </table:table-row>
        <table:table-row table:style-name="ro16">
          <table:table-cell table:style-name="ce20"/>
          <table:table-cell office:value-type="string" table:style-name="ce22">
            <text:p>Association of Commonwealth Universities (ACU)</text:p>
          </table:table-cell>
          <table:table-cell office:value-type="string" table:style-name="ce23">
            <text:p>Queen Elizabeth Commonwealth Scholarships<text:s/></text:p>
            <text:p>(Application Cycle 1)</text:p>
          </table:table-cell>
          <table:table-cell office:value-type="string" table:style-name="ce23">
            <text:p>Fully-funded scholarships to study in low and middle-income Commonwealth countries.</text:p>
          </table:table-cell>
          <table:table-cell office:value-type="string" table:style-name="ce24">
            <text:p>Undergraduate student</text:p>
          </table:table-cell>
          <table:table-cell office:value-type="string" table:style-name="ce25">
            <text:p>Close</text:p>
          </table:table-cell>
          <table:table-cell office:value-type="date" office:date-value="2025-11-24T00:00:00" table:style-name="ce26">
            <text:p>24-Nov-25</text:p>
          </table:table-cell>
          <table:table-cell office:value-type="date" office:date-value="2026-01-14T00:00:00" table:style-name="ce26">
            <text:p>14-Jan-26</text:p>
          </table:table-cell>
          <table:table-cell office:value-type="string" table:style-name="ce28">
            <text:p><text:a xlink:href="https://www.acu.ac.uk/funding-opportunities/for-students/scholarships/queen-elizabeth-commonwealth-scholarships/">https://www.acu.ac.uk/funding-opportunities/for-students/scholarships/queen-elizabeth-commonwealth-scholarships/<text:s/></text:a></text:p>
          </table:table-cell>
          <table:table-cell table:style-name="ce21"/>
          <table:table-cell table:number-columns-repeated="16374"/>
        </table:table-row>
        <table:table-row table:style-name="ro16">
          <table:table-cell table:style-name="ce20"/>
          <table:table-cell office:value-type="string" table:style-name="ce22">
            <text:p>Association of Commonwealth Universities (ACU)</text:p>
          </table:table-cell>
          <table:table-cell office:value-type="string" table:style-name="ce23">
            <text:p>Queen Elizabeth Commonwealth Scholarships<text:s/></text:p>
            <text:p>(Application Cycle 2)</text:p>
          </table:table-cell>
          <table:table-cell office:value-type="string" table:style-name="ce23">
            <text:p>Fully-funded scholarships to study in low and middle-income Commonwealth countries.</text:p>
          </table:table-cell>
          <table:table-cell office:value-type="string" table:style-name="ce24">
            <text:p>Undergraduate student</text:p>
          </table:table-cell>
          <table:table-cell office:value-type="string" table:style-name="ce29">
            <text:p>will be announced</text:p>
          </table:table-cell>
          <table:table-cell office:value-type="date" office:date-value="2026-04-09T00:00:00" table:style-name="ce26">
            <text:p>9-Apr-26</text:p>
          </table:table-cell>
          <table:table-cell office:value-type="date" office:date-value="2026-06-03T00:00:00" table:style-name="ce26">
            <text:p>3-Jun-26</text:p>
          </table:table-cell>
          <table:table-cell office:value-type="string" table:style-name="ce28">
            <text:p><text:a xlink:href="https://www.acu.ac.uk/funding-opportunities/for-students/scholarships/queen-elizabeth-commonwealth-scholarships/">https://www.acu.ac.uk/funding-opportunities/for-students/scholarships/queen-elizabeth-commonwealth-scholarships/<text:s/></text:a></text:p>
          </table:table-cell>
          <table:table-cell table:style-name="ce21"/>
          <table:table-cell table:number-columns-repeated="16374"/>
        </table:table-row>
        <table:table-row table:style-name="ro16">
          <table:table-cell table:style-name="ce20"/>
          <table:table-cell office:value-type="string" table:style-name="ce22">
            <text:p>Association of Commonwealth Universities (ACU)</text:p>
          </table:table-cell>
          <table:table-cell office:value-type="string" table:style-name="ce23">
            <text:p>Edward Boyle Medical Electives</text:p>
          </table:table-cell>
          <table:table-cell office:value-type="string" table:style-name="ce23">
            <text:p>Funding for medical students at a UK ACU member institution for a medical elective in a low to middle-income Commonwealth country.</text:p>
          </table:table-cell>
          <table:table-cell office:value-type="string" table:style-name="ce24">
            <text:p>Medical students</text:p>
          </table:table-cell>
          <table:table-cell office:value-type="string" table:style-name="ce25">
            <text:p>Close</text:p>
          </table:table-cell>
          <table:table-cell office:value-type="date" office:date-value="2025-10-01T00:00:00" table:style-name="ce26">
            <text:p>1-Oct-25</text:p>
          </table:table-cell>
          <table:table-cell office:value-type="date" office:date-value="2025-12-09T00:00:00" table:style-name="ce26">
            <text:p>9-Dec-25</text:p>
          </table:table-cell>
          <table:table-cell office:value-type="string" table:style-name="ce28">
            <text:p><text:a xlink:href="https://www.acu.ac.uk/funding-opportunities/for-university-staff/university-staff-grants/edward-boyle-medical-electives/">https://www.acu.ac.uk/funding-opportunities/for-university-staff/university-staff-grants/edward-boyle-medical-electives/</text:a></text:p>
          </table:table-cell>
          <table:table-cell table:style-name="ce21"/>
          <table:table-cell table:number-columns-repeated="16374"/>
        </table:table-row>
        <table:table-row table:style-name="ro17">
          <table:table-cell table:style-name="ce20"/>
          <table:table-cell office:value-type="string" table:style-name="ce22">
            <text:p>Association of Commonwealth Universities (ACU)</text:p>
          </table:table-cell>
          <table:table-cell office:value-type="string" table:style-name="ce23">
            <text:p>ACU Fellowships</text:p>
          </table:table-cell>
          <table:table-cell office:value-type="string" table:style-name="ce23">
            <text:p>ACU Fellowships facilitate collaboration at a distance and the creation of valuable new partnerships between ACU member universities across the Commonwealth. These partnerships are developed through research visits for up to 6 months to an ACU member university in a different country.</text:p>
          </table:table-cell>
          <table:table-cell office:value-type="string" table:style-name="ce24">
            <text:p>Academician</text:p>
          </table:table-cell>
          <table:table-cell office:value-type="string" table:style-name="ce29">
            <text:p>will be announced</text:p>
          </table:table-cell>
          <table:table-cell office:value-type="date" office:date-value="2026-04-28T00:00:00" table:style-name="ce26">
            <text:p>28-Apr-26</text:p>
          </table:table-cell>
          <table:table-cell office:value-type="date" office:date-value="2026-06-25T00:00:00" table:style-name="ce26">
            <text:p>25-Jun-26</text:p>
          </table:table-cell>
          <table:table-cell office:value-type="string" table:style-name="ce28">
            <text:p><text:a xlink:href="https://www.acu.ac.uk/funding-opportunities/for-university-staff/fellowships/acu-fellowships/">https://www.acu.ac.uk/funding-opportunities/for-university-staff/fellowships/acu-fellowships/</text:a></text:p>
          </table:table-cell>
          <table:table-cell table:style-name="ce21"/>
          <table:table-cell table:number-columns-repeated="16374"/>
        </table:table-row>
        <table:table-row table:style-name="ro18">
          <table:table-cell table:style-name="ce20"/>
          <table:table-cell office:value-type="string" table:style-name="ce22">
            <text:p>Association of Commonwealth Universities (ACU)</text:p>
          </table:table-cell>
          <table:table-cell office:value-type="string" table:style-name="ce23">
            <text:p>ACU Gender Grants</text:p>
          </table:table-cell>
          <table:table-cell office:value-type="string" table:style-name="ce23">
            <text:p>ACU Gender Grants are awarded annually to member universities to support initiatives that will boost gender equity and equality on campus.</text:p>
          </table:table-cell>
          <table:table-cell office:value-type="string" table:style-name="ce24">
            <text:p>Academician &amp; Researcher</text:p>
          </table:table-cell>
          <table:table-cell office:value-type="string" table:style-name="ce29">
            <text:p>will be announced</text:p>
          </table:table-cell>
          <table:table-cell office:value-type="date" office:date-value="2026-03-05T00:00:00" table:style-name="ce26">
            <text:p>5-Mar-26</text:p>
          </table:table-cell>
          <table:table-cell office:value-type="date" office:date-value="2026-05-06T00:00:00" table:style-name="ce26">
            <text:p>6-May-26</text:p>
          </table:table-cell>
          <table:table-cell office:value-type="string" table:style-name="ce28">
            <text:p><text:a xlink:href="https://www.acu.ac.uk/funding-opportunities/for-university-staff/grants/acu-gender-grants/">https://www.acu.ac.uk/funding-opportunities/for-university-staff/grants/acu-gender-grants/</text:a></text:p>
          </table:table-cell>
          <table:table-cell table:style-name="ce21"/>
          <table:table-cell table:number-columns-repeated="16374"/>
        </table:table-row>
        <table:table-row table:style-name="ro17">
          <table:table-cell table:style-name="ce20"/>
          <table:table-cell office:value-type="string" table:style-name="ce22">
            <text:p>Association of Commonwealth Universities (ACU)</text:p>
          </table:table-cell>
          <table:table-cell office:value-type="string" table:style-name="ce23">
            <text:p>The Human Resources in Higher Education (HR in HE) Community Grants</text:p>
          </table:table-cell>
          <table:table-cell office:value-type="string" table:style-name="ce23">
            <text:p>The Human Resources in Higher Education (HR in HE) Community Grants support university Human Resource practitioners in the ever-changing world of work by encouraging collaboration and promoting the sharing of good practice.<text:s/></text:p>
            <text:p/>
            <text:p>The grants are available to help meet the costs of organising projects that promote the essential work of HR and the aims of the HR in HE Community.</text:p>
          </table:table-cell>
          <table:table-cell office:value-type="string" table:style-name="ce24">
            <text:p>Administrative staff</text:p>
          </table:table-cell>
          <table:table-cell office:value-type="string" table:style-name="ce25">
            <text:p>Close</text:p>
          </table:table-cell>
          <table:table-cell office:value-type="date" office:date-value="2025-03-07T00:00:00" table:style-name="ce26">
            <text:p>7-Mar-25</text:p>
          </table:table-cell>
          <table:table-cell office:value-type="date" office:date-value="2025-05-05T00:00:00" table:style-name="ce26">
            <text:p>5-May-25</text:p>
          </table:table-cell>
          <table:table-cell office:value-type="string" table:style-name="ce28">
            <text:p><text:a xlink:href="https://www.acu.ac.uk/funding-opportunities/for-university-staff/grants/hr/">https://www.acu.ac.uk/funding-opportunities/for-university-staff/grants/hr/</text:a></text:p>
          </table:table-cell>
          <table:table-cell table:style-name="ce21"/>
          <table:table-cell table:number-columns-repeated="16374"/>
        </table:table-row>
        <table:table-row table:style-name="ro19">
          <table:table-cell table:style-name="ce20"/>
          <table:table-cell office:value-type="string" table:style-name="ce22">
            <text:p>Association of Commonwealth Universities (ACU)</text:p>
          </table:table-cell>
          <table:table-cell office:value-type="string" table:style-name="ce23">
            <text:p>‘Writing for the Media’ training with Universal Impact / The Conversation</text:p>
          </table:table-cell>
          <table:table-cell office:value-type="string" table:style-name="ce23">
            <text:p>This tailor-made training course will provide you with the skills to pitch to and write for the media. Facilitated by Universal Impact / The Conversation, the course will be held online, over two, two-hour sessions</text:p>
          </table:table-cell>
          <table:table-cell office:value-type="string" table:style-name="ce24">
            <text:p>Administrative staff</text:p>
          </table:table-cell>
          <table:table-cell office:value-type="string" table:style-name="ce25">
            <text:p>Close</text:p>
          </table:table-cell>
          <table:table-cell office:value-type="date" office:date-value="2025-03-07T00:00:00" table:style-name="ce26">
            <text:p>7-Mar-25</text:p>
          </table:table-cell>
          <table:table-cell office:value-type="date" office:date-value="2025-04-29T00:00:00" table:style-name="ce26">
            <text:p>29-Apr-25</text:p>
          </table:table-cell>
          <table:table-cell office:value-type="string" table:style-name="ce28">
            <text:p><text:a xlink:href="https://www.acu.ac.uk/funding-opportunities/for-university-staff/grants/writing-for-the-media-training-with-universal-impact-the-conversation/">https://www.acu.ac.uk/funding-opportunities/for-university-staff/grants/writing-for-the-media-training-with-universal-impact-the-conversation/</text:a></text:p>
          </table:table-cell>
          <table:table-cell table:style-name="ce21"/>
          <table:table-cell table:number-columns-repeated="16374"/>
        </table:table-row>
        <table:table-row table:style-name="ro20">
          <table:table-cell table:style-name="ce20"/>
          <table:table-cell office:value-type="string" table:style-name="ce22">
            <text:p>Association of Commonwealth Universities (ACU)</text:p>
          </table:table-cell>
          <table:table-cell office:value-type="string" table:style-name="ce23">
            <text:p>Supporting Research Community Training Grants</text:p>
          </table:table-cell>
          <table:table-cell office:value-type="string" table:style-name="ce23">
            <text:p>Formerly known as the Early Career Research Training Grants, the grants fund training that equips researchers with essential skills to enable them to succeed in their careers, whether they remain in academia, or utilise their skills in other professional fields. </text:p>
          </table:table-cell>
          <table:table-cell office:value-type="string" table:style-name="ce24">
            <text:p>Academician &amp; Researcher</text:p>
          </table:table-cell>
          <table:table-cell office:value-type="string" table:style-name="ce29">
            <text:p>will be announced</text:p>
          </table:table-cell>
          <table:table-cell office:value-type="date" office:date-value="2026-02-04T00:00:00" table:style-name="ce26">
            <text:p>4-Feb-26</text:p>
          </table:table-cell>
          <table:table-cell office:value-type="date" office:date-value="2026-04-08T00:00:00" table:style-name="ce26">
            <text:p>8-Apr-26</text:p>
          </table:table-cell>
          <table:table-cell office:value-type="string" table:style-name="ce28">
            <text:p><text:a xlink:href="https://www.acu.ac.uk/funding-opportunities/for-university-staff/grants/supporting-research-community-training-grants/">https://www.acu.ac.uk/funding-opportunities/for-university-staff/grants/supporting-research-community-training-grants/</text:a></text:p>
          </table:table-cell>
          <table:table-cell table:style-name="ce21"/>
          <table:table-cell table:number-columns-repeated="16374"/>
        </table:table-row>
        <table:table-row table:style-name="ro13">
          <table:table-cell table:style-name="ce20"/>
          <table:table-cell office:value-type="string" table:number-columns-spanned="8" table:number-rows-spanned="1" table:style-name="ce67">
            <text:p>DAAD - German Academic Exchange Service</text:p>
          </table:table-cell>
          <table:covered-table-cell table:number-columns-repeated="7"/>
          <table:table-cell table:style-name="ce21"/>
          <table:table-cell table:number-columns-repeated="16374"/>
        </table:table-row>
        <table:table-row table:style-name="ro21">
          <table:table-cell table:style-name="ce20"/>
          <table:table-cell office:value-type="string" table:number-columns-spanned="1" table:number-rows-spanned="7" table:style-name="ce68">
            <text:p>DAAD - German Academic Exchange Service</text:p>
          </table:table-cell>
          <table:table-cell office:value-type="string" table:number-columns-spanned="1" table:number-rows-spanned="7" table:style-name="ce69">
            <text:p>Scholarships for Master Program in Germany</text:p>
            <text:p/>
          </table:table-cell>
          <table:table-cell office:value-type="string" table:style-name="ce23">
            <text:p>Study scholarships for STEM disciplines</text:p>
          </table:table-cell>
          <table:table-cell office:value-type="string" table:style-name="ce24">
            <text:p>Undergraduate Students</text:p>
          </table:table-cell>
          <table:table-cell office:value-type="string" table:style-name="ce25">
            <text:p>Close</text:p>
          </table:table-cell>
          <table:table-cell office:value-type="date" office:date-value="2025-07-01T00:00:00" table:style-name="ce26">
            <text:p>1-Jul-25</text:p>
          </table:table-cell>
          <table:table-cell office:value-type="date" office:date-value="2025-10-21T00:00:00" table:style-name="ce26">
            <text:p>21-Oct-25</text:p>
          </table:table-cell>
          <table:table-cell office:value-type="string" table:style-name="ce28">
            <text:p><text:a xlink:href="https://www2.daad.de/deutschland/stipendium/datenbank/en/21148-scholarship-database/?origin=9&amp;status=&amp;subjectGrps=&amp;daad=&amp;q=stem&amp;page=1&amp;detail=57742130#voraussetzungen">https://www2.daad.de/deutschland/stipendium/datenbank/en/21148-scholarship-database/?origin=9&amp;status=&amp;subjectGrps=&amp;daad=&amp;q=stem&amp;page=1&amp;detail=57742130#voraussetzungen</text:a></text:p>
          </table:table-cell>
          <table:table-cell table:style-name="ce21"/>
          <table:table-cell table:number-columns-repeated="16374"/>
        </table:table-row>
        <table:table-row table:style-name="ro21">
          <table:table-cell table:style-name="ce20"/>
          <table:covered-table-cell/>
          <table:covered-table-cell/>
          <table:table-cell office:value-type="string" table:style-name="ce23">
            <text:p>Study Scholarships - Postgraduate Studies in the Field of the Performing Arts</text:p>
          </table:table-cell>
          <table:table-cell office:value-type="string" table:style-name="ce24">
            <text:p>Undergraduate Students</text:p>
          </table:table-cell>
          <table:table-cell office:value-type="string" table:style-name="ce25">
            <text:p>Close</text:p>
          </table:table-cell>
          <table:table-cell office:value-type="date" office:date-value="2025-07-01T00:00:00" table:style-name="ce26">
            <text:p>1-Jul-25</text:p>
          </table:table-cell>
          <table:table-cell office:value-type="date" office:date-value="2025-11-10T00:00:00" table:style-name="ce26">
            <text:p>10-Nov-25</text:p>
          </table:table-cell>
          <table:table-cell office:value-type="string" table:style-name="ce28">
            <text:p><text:a xlink:href="https://www2.daad.de/deutschland/stipendium/datenbank/en/21148-scholarship-database/?origin=9&amp;status=&amp;subjectGrps=&amp;daad=&amp;q=arts&amp;page=1&amp;detail=50109971#voraussetzungen">https://www2.daad.de/deutschland/stipendium/datenbank/en/21148-scholarship-database/?origin=9&amp;status=&amp;subjectGrps=&amp;daad=&amp;q=arts&amp;page=1&amp;detail=50109971#voraussetzungen</text:a></text:p>
          </table:table-cell>
          <table:table-cell table:style-name="ce21"/>
          <table:table-cell table:number-columns-repeated="16374"/>
        </table:table-row>
        <table:table-row table:style-name="ro22">
          <table:table-cell table:style-name="ce20"/>
          <table:covered-table-cell/>
          <table:covered-table-cell/>
          <table:table-cell office:value-type="string" table:style-name="ce23">
            <text:p>Study Scholarships - Postgraduate Studies in the Field of Architecture</text:p>
          </table:table-cell>
          <table:table-cell office:value-type="string" table:style-name="ce24">
            <text:p>Undergraduate Students</text:p>
          </table:table-cell>
          <table:table-cell office:value-type="string" table:style-name="ce25">
            <text:p>Close</text:p>
          </table:table-cell>
          <table:table-cell office:value-type="date" office:date-value="2025-07-01T00:00:00" table:style-name="ce26">
            <text:p>1-Jul-25</text:p>
          </table:table-cell>
          <table:table-cell office:value-type="date" office:date-value="2025-09-24T00:00:00" table:style-name="ce26">
            <text:p>24-Sept-25</text:p>
          </table:table-cell>
          <table:table-cell office:value-type="string" table:style-name="ce28">
            <text:p><text:a xlink:href="https://www2.daad.de/deutschland/stipendium/datenbank/en/21148-scholarship-database/?origin=9&amp;status=&amp;subjectGrps=&amp;daad=&amp;q=architecture&amp;page=1&amp;detail=57135744#voraussetzungen">https://www2.daad.de/deutschland/stipendium/datenbank/en/21148-scholarship-database/?origin=9&amp;status=&amp;subjectGrps=&amp;daad=&amp;q=architecture&amp;page=1&amp;detail=57135744#voraussetzungen</text:a></text:p>
          </table:table-cell>
          <table:table-cell table:style-name="ce21"/>
          <table:table-cell table:number-columns-repeated="16374"/>
        </table:table-row>
        <table:table-row table:style-name="ro21">
          <table:table-cell table:style-name="ce20"/>
          <table:covered-table-cell/>
          <table:covered-table-cell/>
          <table:table-cell office:value-type="string" table:style-name="ce23">
            <text:p>Study Scholarships - Postgraduate Studies in the Fields of Fine Art, Design, Visual Communication &amp; Film</text:p>
          </table:table-cell>
          <table:table-cell office:value-type="string" table:style-name="ce24">
            <text:p>Undergraduate Students</text:p>
          </table:table-cell>
          <table:table-cell office:value-type="string" table:style-name="ce25">
            <text:p>Close</text:p>
          </table:table-cell>
          <table:table-cell office:value-type="date" office:date-value="2025-07-01T00:00:00" table:style-name="ce26">
            <text:p>1-Jul-25</text:p>
          </table:table-cell>
          <table:table-cell office:value-type="date" office:date-value="2025-11-10T00:00:00" table:style-name="ce26">
            <text:p>10-Nov-25</text:p>
          </table:table-cell>
          <table:table-cell office:value-type="string" table:style-name="ce28">
            <text:p><text:a xlink:href="https://www2.daad.de/deutschland/stipendium/datenbank/en/21148-scholarship-database/?origin=9&amp;status=&amp;subjectGrps=&amp;daad=&amp;q=film&amp;page=1&amp;detail=57135742#voraussetzungen">https://www2.daad.de/deutschland/stipendium/datenbank/en/21148-scholarship-database/?origin=9&amp;status=&amp;subjectGrps=&amp;daad=&amp;q=film&amp;page=1&amp;detail=57135742#voraussetzungen</text:a></text:p>
          </table:table-cell>
          <table:table-cell table:style-name="ce21"/>
          <table:table-cell table:number-columns-repeated="16374"/>
        </table:table-row>
        <table:table-row table:style-name="ro21">
          <table:table-cell table:style-name="ce20"/>
          <table:covered-table-cell/>
          <table:covered-table-cell/>
          <table:table-cell office:value-type="string" table:style-name="ce23">
            <text:p>Study Scholarships - Postgraduate Studies in the Field of Music</text:p>
          </table:table-cell>
          <table:table-cell office:value-type="string" table:style-name="ce24">
            <text:p>Undergraduate Students</text:p>
          </table:table-cell>
          <table:table-cell office:value-type="string" table:style-name="ce25">
            <text:p>Close</text:p>
          </table:table-cell>
          <table:table-cell office:value-type="date" office:date-value="2025-07-01T00:00:00" table:style-name="ce26">
            <text:p>1-Jul-25</text:p>
          </table:table-cell>
          <table:table-cell office:value-type="date" office:date-value="2025-09-25T00:00:00" table:style-name="ce26">
            <text:p>25-Sept-25</text:p>
          </table:table-cell>
          <table:table-cell office:value-type="string" table:style-name="ce28">
            <text:p><text:a xlink:href="https://www2.daad.de/deutschland/stipendium/datenbank/en/21148-scholarship-database/?origin=9&amp;status=&amp;subjectGrps=&amp;daad=&amp;q=music&amp;page=1&amp;detail=57135743#voraussetzungen">https://www2.daad.de/deutschland/stipendium/datenbank/en/21148-scholarship-database/?origin=9&amp;status=&amp;subjectGrps=&amp;daad=&amp;q=music&amp;page=1&amp;detail=57135743#voraussetzungen</text:a></text:p>
          </table:table-cell>
          <table:table-cell table:style-name="ce21"/>
          <table:table-cell table:number-columns-repeated="16374"/>
        </table:table-row>
        <table:table-row table:style-name="ro22">
          <table:table-cell table:style-name="ce20"/>
          <table:covered-table-cell/>
          <table:covered-table-cell/>
          <table:table-cell office:value-type="string" table:style-name="ce23">
            <text:p>Development-Related Postgraduate Courses (EPOS)</text:p>
          </table:table-cell>
          <table:table-cell office:value-type="string" table:style-name="ce24">
            <text:p>Undergraduate Students</text:p>
          </table:table-cell>
          <table:table-cell office:value-type="string" table:style-name="ce30">
            <text:p>Open</text:p>
          </table:table-cell>
          <table:table-cell office:value-type="date" office:date-value="2025-07-01T00:00:00" table:style-name="ce26">
            <text:p>1-Jul-25</text:p>
          </table:table-cell>
          <table:table-cell office:value-type="string" table:style-name="ce24">
            <text:p>depend on each course</text:p>
          </table:table-cell>
          <table:table-cell office:value-type="string" table:style-name="ce28">
            <text:p><text:a xlink:href="https://www2.daad.de/deutschland/stipendium/datenbank/en/21148-scholarship-database/?origin=9&amp;status=&amp;subjectGrps=&amp;daad=&amp;q=development&amp;page=1&amp;detail=50076777#voraussetzungen">https://www2.daad.de/deutschland/stipendium/datenbank/en/21148-scholarship-database/?origin=9&amp;status=&amp;subjectGrps=&amp;daad=&amp;q=development&amp;page=1&amp;detail=50076777#voraussetzungen</text:a></text:p>
          </table:table-cell>
          <table:table-cell table:style-name="ce21"/>
          <table:table-cell table:number-columns-repeated="16374"/>
        </table:table-row>
        <table:table-row table:style-name="ro21">
          <table:table-cell table:style-name="ce20"/>
          <table:covered-table-cell/>
          <table:covered-table-cell/>
          <table:table-cell office:value-type="string" table:style-name="ce23">
            <text:p>Helmut-Schmidt-Programme (Master’s Scholarships for Public Policy and Good Governance - PPGG)</text:p>
          </table:table-cell>
          <table:table-cell office:value-type="string" table:style-name="ce24">
            <text:p>Undergraduate Students</text:p>
          </table:table-cell>
          <table:table-cell office:value-type="string" table:style-name="ce25">
            <text:p>Close</text:p>
          </table:table-cell>
          <table:table-cell office:value-type="date" office:date-value="2025-07-01T00:00:00" table:style-name="ce26">
            <text:p>1-Jul-25</text:p>
          </table:table-cell>
          <table:table-cell office:value-type="date" office:date-value="2025-07-31T00:00:00" table:style-name="ce26">
            <text:p>31-Jul-25</text:p>
          </table:table-cell>
          <table:table-cell office:value-type="string" table:style-name="ce28">
            <text:p><text:a xlink:href="https://www2.daad.de/deutschland/stipendium/datenbank/en/21148-scholarship-database/?origin=9&amp;status=&amp;subjectGrps=&amp;daad=&amp;q=helmut&amp;page=1&amp;detail=50026397#voraussetzungen">https://www2.daad.de/deutschland/stipendium/datenbank/en/21148-scholarship-database/?origin=9&amp;status=&amp;subjectGrps=&amp;daad=&amp;q=helmut&amp;page=1&amp;detail=50026397#voraussetzungen</text:a></text:p>
          </table:table-cell>
          <table:table-cell table:style-name="ce21"/>
          <table:table-cell table:number-columns-repeated="16374"/>
        </table:table-row>
        <table:table-row table:style-name="ro23">
          <table:table-cell table:style-name="ce20"/>
          <table:table-cell office:value-type="string" table:number-columns-spanned="1" table:number-rows-spanned="3" table:style-name="ce68">
            <text:p>DAAD - German Academic Exchange Service</text:p>
          </table:table-cell>
          <table:table-cell office:value-type="string" table:number-columns-spanned="1" table:number-rows-spanned="3" table:style-name="ce69">
            <text:p>Scholarships for Doctoral Program in Germany</text:p>
            <text:p/>
          </table:table-cell>
          <table:table-cell office:value-type="string" table:style-name="ce23">
            <text:p>Doctoral Programmes in Germany</text:p>
          </table:table-cell>
          <table:table-cell office:value-type="string" table:style-name="ce24">
            <text:p>Postgraduate Students</text:p>
          </table:table-cell>
          <table:table-cell office:value-type="string" table:style-name="ce25">
            <text:p>Close</text:p>
          </table:table-cell>
          <table:table-cell office:value-type="date" office:date-value="2025-07-01T00:00:00" table:style-name="ce26">
            <text:p>1-Jul-25</text:p>
          </table:table-cell>
          <table:table-cell office:value-type="date" office:date-value="2025-10-21T00:00:00" table:style-name="ce26">
            <text:p>21-Oct-25</text:p>
          </table:table-cell>
          <table:table-cell office:value-type="string" table:style-name="ce28">
            <text:p><text:a xlink:href="https://www2.daad.de/deutschland/stipendium/datenbank/en/21148-scholarship-database/?origin=9&amp;status=&amp;subjectGrps=&amp;daad=&amp;q=research%20grants&amp;page=1&amp;detail=57135739#voraussetzungen">https://www2.daad.de/deutschland/stipendium/datenbank/en/21148-scholarship-database/?origin=9&amp;status=&amp;subjectGrps=&amp;daad=&amp;q=research%20grants&amp;page=1&amp;detail=57135739#voraussetzungen</text:a></text:p>
          </table:table-cell>
          <table:table-cell table:style-name="ce21"/>
          <table:table-cell table:number-columns-repeated="16374"/>
        </table:table-row>
        <table:table-row table:style-name="ro23">
          <table:table-cell table:style-name="ce20"/>
          <table:covered-table-cell/>
          <table:covered-table-cell/>
          <table:table-cell office:value-type="string" table:style-name="ce23">
            <text:p>Bi-nationally Supervised Doctoral Degrees / Cotutelle</text:p>
          </table:table-cell>
          <table:table-cell office:value-type="string" table:style-name="ce24">
            <text:p>Postgraduate Students</text:p>
          </table:table-cell>
          <table:table-cell office:value-type="string" table:style-name="ce25">
            <text:p>Close</text:p>
          </table:table-cell>
          <table:table-cell office:value-type="date" office:date-value="2025-07-01T00:00:00" table:style-name="ce26">
            <text:p>1-Jul-25</text:p>
          </table:table-cell>
          <table:table-cell office:value-type="date" office:date-value="2025-10-21T00:00:00" table:style-name="ce26">
            <text:p>21-Oct-25</text:p>
          </table:table-cell>
          <table:table-cell office:value-type="string" table:style-name="ce28">
            <text:p><text:a xlink:href="https://www2.daad.de/deutschland/stipendium/datenbank/en/21148-scholarship-database/?origin=9&amp;status=&amp;subjectGrps=&amp;daad=&amp;q=research%20grants&amp;page=1&amp;detail=57507783#voraussetzungen">https://www2.daad.de/deutschland/stipendium/datenbank/en/21148-scholarship-database/?origin=9&amp;status=&amp;subjectGrps=&amp;daad=&amp;q=research%20grants&amp;page=1&amp;detail=57507783#voraussetzungen</text:a></text:p>
          </table:table-cell>
          <table:table-cell table:style-name="ce21"/>
          <table:table-cell table:number-columns-repeated="16374"/>
        </table:table-row>
        <table:table-row table:style-name="ro23">
          <table:table-cell table:style-name="ce20"/>
          <table:covered-table-cell/>
          <table:covered-table-cell/>
          <table:table-cell office:value-type="string" table:style-name="ce23">
            <text:p>Research Grants in Germany</text:p>
          </table:table-cell>
          <table:table-cell office:value-type="string" table:style-name="ce24">
            <text:p>Postgraduate Students</text:p>
          </table:table-cell>
          <table:table-cell office:value-type="string" table:style-name="ce30">
            <text:p>Open</text:p>
          </table:table-cell>
          <table:table-cell office:value-type="date" office:date-value="2025-07-01T00:00:00" table:style-name="ce26">
            <text:p>1-Jul-25</text:p>
          </table:table-cell>
          <table:table-cell office:value-type="string" table:style-name="ce24">
            <text:p>7 October 2025 and 3 April 2026</text:p>
          </table:table-cell>
          <table:table-cell office:value-type="string" table:style-name="ce28">
            <text:p><text:a xlink:href="https://www2.daad.de/deutschland/stipendium/datenbank/en/21148-scholarship-database/?origin=9&amp;status=&amp;subjectGrps=&amp;daad=&amp;q=research%20grants&amp;page=1&amp;detail=57742121#voraussetzungen">https://www2.daad.de/deutschland/stipendium/datenbank/en/21148-scholarship-database/?origin=9&amp;status=&amp;subjectGrps=&amp;daad=&amp;q=research%20grants&amp;page=1&amp;detail=57742121#voraussetzungen</text:a></text:p>
          </table:table-cell>
          <table:table-cell table:style-name="ce21"/>
          <table:table-cell table:number-columns-repeated="16374"/>
        </table:table-row>
        <table:table-row table:style-name="ro22">
          <table:table-cell table:style-name="ce20"/>
          <table:table-cell office:value-type="string" table:style-name="ce22">
            <text:p>DAAD - German Academic Exchange Service</text:p>
          </table:table-cell>
          <table:table-cell office:value-type="string" table:style-name="ce23">
            <text:p>Scholarships for Lecturers</text:p>
            <text:p/>
          </table:table-cell>
          <table:table-cell office:value-type="string" table:style-name="ce23">
            <text:p>Study Visits for Academics – Artists and Architects</text:p>
          </table:table-cell>
          <table:table-cell office:value-type="string" table:style-name="ce24">
            <text:p>Academician</text:p>
          </table:table-cell>
          <table:table-cell office:value-type="string" table:style-name="ce30">
            <text:p>Open</text:p>
          </table:table-cell>
          <table:table-cell office:value-type="date" office:date-value="2025-07-01T00:00:00" table:style-name="ce26">
            <text:p>1-Jul-25</text:p>
          </table:table-cell>
          <table:table-cell office:value-type="string" table:style-name="ce24">
            <text:p>7 October 2025 and 3 April 2026</text:p>
          </table:table-cell>
          <table:table-cell office:value-type="string" table:style-name="ce28">
            <text:p><text:a xlink:href="https://www2.daad.de/deutschland/stipendium/datenbank/en/21148-scholarship-database/?origin=9&amp;status=&amp;subjectGrps=&amp;daad=&amp;q=study%20visit&amp;page=1&amp;detail=50110016#voraussetzungen">https://www2.daad.de/deutschland/stipendium/datenbank/en/21148-scholarship-database/?origin=9&amp;status=&amp;subjectGrps=&amp;daad=&amp;q=study%20visit&amp;page=1&amp;detail=50110016#voraussetzungen</text:a></text:p>
          </table:table-cell>
          <table:table-cell table:style-name="ce21"/>
          <table:table-cell table:number-columns-repeated="16374"/>
        </table:table-row>
        <table:table-row table:style-name="ro17">
          <table:table-cell table:style-name="ce20"/>
          <table:table-cell office:value-type="string" table:style-name="ce22">
            <text:p>DAAD - German Academic Exchange Service</text:p>
          </table:table-cell>
          <table:table-cell office:value-type="string" table:style-name="ce23">
            <text:p>Fellowships at Hamburg Institute of Advanced Studies 2026-2027</text:p>
          </table:table-cell>
          <table:table-cell office:value-type="string" table:style-name="ce23">
            <text:p>The Hamburg Institute for Advanced Study (HIAS) is happy to inform you that the Call for Applications for the academic year 2026/27 is out now.<text:s/></text:p>
            <text:p/>
            <text:p>HIAS offers individual fellowships to outstanding scholars and artists who are granted full freedom to pursue their own research projects (3-10 months) on-site in Hamburg. Fellows enjoy excellent conditions in an inspiring scientific and artistic context, to concentrate on their research projects.</text:p>
          </table:table-cell>
          <table:table-cell office:value-type="string" table:style-name="ce24">
            <text:p>Academician &amp; Researcher</text:p>
          </table:table-cell>
          <table:table-cell office:value-type="string" table:style-name="ce25">
            <text:p>Close</text:p>
          </table:table-cell>
          <table:table-cell office:value-type="date" office:date-value="2025-02-20T00:00:00" table:style-name="ce26">
            <text:p>20-Feb-25</text:p>
          </table:table-cell>
          <table:table-cell office:value-type="date" office:date-value="2025-03-31T00:00:00" table:style-name="ce26">
            <text:p>31-Mar-25</text:p>
          </table:table-cell>
          <table:table-cell office:value-type="string" table:style-name="ce23">
            <text:p>Online Form:<text:s/><text:span text:style-name="T5">https://hias-hamburg.de/en/application/</text:span><text:s/></text:p>
            <text:p/>
            <text:p>Information:<text:s/><text:span text:style-name="T5">https://hias-hamburg.de/en/fellowship/application/</text:span><text:s/></text:p>
          </table:table-cell>
          <table:table-cell table:style-name="ce21"/>
          <table:table-cell table:number-columns-repeated="16374"/>
        </table:table-row>
        <table:table-row table:style-name="ro24">
          <table:table-cell table:style-name="ce20"/>
          <table:table-cell office:value-type="string" table:style-name="ce22">
            <text:p>DAAD - German Academic Exchange Service</text:p>
          </table:table-cell>
          <table:table-cell office:value-type="string" table:style-name="ce23">
            <text:p>Research Grants in Germany</text:p>
          </table:table-cell>
          <table:table-cell office:value-type="string" table:style-name="ce23">
            <text:p>Scholarships for 2 to 12 months research in Germany for PhD students and Postdocs</text:p>
          </table:table-cell>
          <table:table-cell office:value-type="string" table:style-name="ce24">
            <text:p>Postgraduate Student</text:p>
          </table:table-cell>
          <table:table-cell office:value-type="string" table:style-name="ce25">
            <text:p>Close</text:p>
          </table:table-cell>
          <table:table-cell office:value-type="date" office:date-value="2025-01-01T00:00:00" table:style-name="ce31">
            <text:p>Jan-25</text:p>
          </table:table-cell>
          <table:table-cell office:value-type="date" office:date-value="2025-04-03T00:00:00" table:style-name="ce26">
            <text:p>3-Apr-25</text:p>
          </table:table-cell>
          <table:table-cell office:value-type="string" table:style-name="ce28">
            <text:p><text:a xlink:href="https://www2.daad.de/deutschland/stipendium/datenbank/en/21148-scholarship-database/?status=&amp;origin=9&amp;subjectGrps=&amp;daad=1&amp;intention=&amp;q=&amp;page=1&amp;detail=57742121">https://www2.daad.de/deutschland/stipendium/datenbank/en/21148-scholarship-database/?status=&amp;origin=9&amp;subjectGrps=&amp;daad=1&amp;intention=&amp;q=&amp;page=1&amp;detail=57742121<text:s/></text:a></text:p>
          </table:table-cell>
          <table:table-cell table:style-name="ce21"/>
          <table:table-cell table:number-columns-repeated="16374"/>
        </table:table-row>
        <table:table-row table:style-name="ro24">
          <table:table-cell table:style-name="ce20"/>
          <table:table-cell office:value-type="string" table:style-name="ce22">
            <text:p>DAAD - German Academic Exchange Service</text:p>
          </table:table-cell>
          <table:table-cell office:value-type="string" table:style-name="ce23">
            <text:p>Research Stays for University Academics and Scientists</text:p>
          </table:table-cell>
          <table:table-cell office:value-type="string" table:style-name="ce23">
            <text:p>Scholarships for 1-3 months research in Germany for university academics and scientists</text:p>
          </table:table-cell>
          <table:table-cell office:value-type="string" table:style-name="ce24">
            <text:p>Academician &amp; Researcher</text:p>
          </table:table-cell>
          <table:table-cell office:value-type="string" table:style-name="ce25">
            <text:p>Close</text:p>
          </table:table-cell>
          <table:table-cell office:value-type="date" office:date-value="2025-01-01T00:00:00" table:style-name="ce31">
            <text:p>Jan-25</text:p>
          </table:table-cell>
          <table:table-cell office:value-type="date" office:date-value="2025-04-03T00:00:00" table:style-name="ce26">
            <text:p>3-Apr-25</text:p>
          </table:table-cell>
          <table:table-cell office:value-type="string" table:style-name="ce28">
            <text:p><text:a xlink:href="https://www2.daad.de/deutschland/stipendium/datenbank/en/21148-scholarship-database/?status=&amp;origin=9&amp;subjectGrps=&amp;daad=1&amp;intention=&amp;q=&amp;page=2&amp;detail=50015456">https://www2.daad.de/deutschland/stipendium/datenbank/en/21148-scholarship-database/?status=&amp;origin=9&amp;subjectGrps=&amp;daad=1&amp;intention=&amp;q=&amp;page=2&amp;detail=50015456<text:s/></text:a></text:p>
          </table:table-cell>
          <table:table-cell table:style-name="ce21"/>
          <table:table-cell table:number-columns-repeated="16374"/>
        </table:table-row>
        <table:table-row table:style-name="ro25">
          <table:table-cell table:style-name="ce20"/>
          <table:table-cell office:value-type="string" table:style-name="ce22">
            <text:p>DAAD - German Academic Exchange Service</text:p>
          </table:table-cell>
          <table:table-cell office:value-type="string" table:style-name="ce23">
            <text:p>Study Visits for Academics - Artists and Architects</text:p>
          </table:table-cell>
          <table:table-cell office:value-type="string" table:style-name="ce23">
            <text:p>Scholarships for 1-3 months visit to universities in Germany for university teachers in architecture, arts, and music fields</text:p>
          </table:table-cell>
          <table:table-cell office:value-type="string" table:style-name="ce24">
            <text:p>Academician &amp; Researcher</text:p>
          </table:table-cell>
          <table:table-cell office:value-type="string" table:style-name="ce25">
            <text:p>Close</text:p>
          </table:table-cell>
          <table:table-cell office:value-type="date" office:date-value="2025-01-01T00:00:00" table:style-name="ce31">
            <text:p>Jan-25</text:p>
          </table:table-cell>
          <table:table-cell office:value-type="date" office:date-value="2025-04-03T00:00:00" table:style-name="ce26">
            <text:p>3-Apr-25</text:p>
          </table:table-cell>
          <table:table-cell office:value-type="string" table:style-name="ce28">
            <text:p><text:a xlink:href="https://www2.daad.de/deutschland/stipendium/datenbank/en/21148-scholarship-database/?status=&amp;origin=9&amp;subjectGrps=&amp;daad=1&amp;intentio">https://www2.daad.de/deutschland/stipendium/datenbank/en/21148-scholarship-database/?status=&amp;origin=9&amp;subjectGrps=&amp;daad=1&amp;intentio</text:a></text:p>
          </table:table-cell>
          <table:table-cell table:style-name="ce21"/>
          <table:table-cell table:number-columns-repeated="16374"/>
        </table:table-row>
        <table:table-row table:style-name="ro24">
          <table:table-cell table:style-name="ce20"/>
          <table:table-cell office:value-type="string" table:style-name="ce22">
            <text:p>DAAD - German Academic Exchange Service</text:p>
          </table:table-cell>
          <table:table-cell office:value-type="string" table:style-name="ce23">
            <text:p>Re-invitation Programme for Former Scholarship Holders</text:p>
          </table:table-cell>
          <table:table-cell office:value-type="string" table:style-name="ce23">
            <text:p>Scholarships for 1-3 months of research in Germany for former DAAD scholarship holders</text:p>
          </table:table-cell>
          <table:table-cell office:value-type="string" table:style-name="ce24">
            <text:p>Academician &amp; Researcher</text:p>
          </table:table-cell>
          <table:table-cell office:value-type="string" table:style-name="ce25">
            <text:p>Close</text:p>
          </table:table-cell>
          <table:table-cell office:value-type="date" office:date-value="2025-01-01T00:00:00" table:style-name="ce31">
            <text:p>Jan-25</text:p>
          </table:table-cell>
          <table:table-cell office:value-type="date" office:date-value="2025-04-03T00:00:00" table:style-name="ce26">
            <text:p>3-Apr-25</text:p>
          </table:table-cell>
          <table:table-cell office:value-type="string" table:style-name="ce28">
            <text:p><text:a xlink:href="https://www2.daad.de/deutschland/stipendium/datenbank/en/21148-scholarship-database/?origin=9&amp;status=3&amp;subjectGrps=&amp;daad=1&amp;q=&amp;page=3&amp;detail=50015492#prozess">https://www2.daad.de/deutschland/stipendium/datenbank/en/21148-scholarship-database/?origin=9&amp;status=3&amp;subjectGrps=&amp;daad=1&amp;q=&amp;page=3&amp;detail=50015492#prozess<text:s/></text:a></text:p>
          </table:table-cell>
          <table:table-cell table:style-name="ce21"/>
          <table:table-cell table:number-columns-repeated="16374"/>
        </table:table-row>
        <table:table-row table:style-name="ro24">
          <table:table-cell table:style-name="ce20"/>
          <table:table-cell office:value-type="string" table:style-name="ce22">
            <text:p>DAAD - German Academic Exchange Service</text:p>
          </table:table-cell>
          <table:table-cell office:value-type="string" table:style-name="ce23">
            <text:p>Development-Related Postgraduate Courses (EPOS / AST): Re-invitation Programme for former scholarship-holders</text:p>
          </table:table-cell>
          <table:table-cell office:value-type="string" table:style-name="ce23">
            <text:p>Scholarships for 1-3 months research in Germany for former DAAD-EPOS scholarship holders</text:p>
          </table:table-cell>
          <table:table-cell office:value-type="string" table:style-name="ce24">
            <text:p>Postgraduate Student</text:p>
          </table:table-cell>
          <table:table-cell office:value-type="string" table:style-name="ce25">
            <text:p>Close</text:p>
          </table:table-cell>
          <table:table-cell office:value-type="date" office:date-value="2025-01-01T00:00:00" table:style-name="ce31">
            <text:p>Jan-25</text:p>
          </table:table-cell>
          <table:table-cell office:value-type="string" table:style-name="ce24">
            <text:p>31 Mac 2025</text:p>
          </table:table-cell>
          <table:table-cell office:value-type="string" table:style-name="ce28">
            <text:p><text:a xlink:href="https://www2.daad.de/deutschland/stipendium/datenbank/en/21148-scholarship-database/?origin=9&amp;status=3&amp;subjectGrps=&amp;daad=1&amp;q=&amp;page=3&amp;detail=57169409#prozess">https://www2.daad.de/deutschland/stipendium/datenbank/en/21148-scholarship-database/?origin=9&amp;status=3&amp;subjectGrps=&amp;daad=1&amp;q=&amp;page=3&amp;detail=57169409#prozess<text:s/></text:a></text:p>
          </table:table-cell>
          <table:table-cell table:style-name="ce21"/>
          <table:table-cell table:number-columns-repeated="16374"/>
        </table:table-row>
        <table:table-row table:style-name="ro17">
          <table:table-cell table:style-name="ce20"/>
          <table:table-cell office:value-type="string" table:style-name="ce22">
            <text:p>DAAD - German Academic Exchange Service</text:p>
          </table:table-cell>
          <table:table-cell office:value-type="string" table:style-name="ce32">
            <text:p>GROW – Global Research Opportunities for the South</text:p>
          </table:table-cell>
          <table:table-cell office:value-type="string" table:style-name="ce33">
            <text:p>GROW supports short-term research stays in Germany and preparatory &amp; cooperation visits for researchers from Latin America, Asia and Sub-Saharan Africa (OECD-DAC countries). Funded projects must have a clear link to at least one UN Sustainable Development Goal (SDG) and aim to create tangible development impact. A key principle is the return to the home institution, where fellows apply their knowledge in research, teaching and knowledge transfer.</text:p>
          </table:table-cell>
          <table:table-cell office:value-type="string" table:style-name="ce24">
            <text:p>Academician &amp; Researcher</text:p>
          </table:table-cell>
          <table:table-cell office:value-type="string" table:style-name="ce34">
            <text:p>Open</text:p>
          </table:table-cell>
          <table:table-cell office:value-type="date" office:date-value="2026-03-26T00:00:00" table:style-name="ce35">
            <text:p>26-Mar-26</text:p>
          </table:table-cell>
          <table:table-cell office:value-type="date" office:date-value="2026-04-30T00:00:00" table:style-name="ce35">
            <text:p>30-Apr-26</text:p>
          </table:table-cell>
          <table:table-cell office:value-type="string" table:style-name="ce36">
            <text:p><text:a xlink:href="https://www2.daad.de/deutschland/stipendium/datenbank/en/21148-scholarship-database/?origin=9&amp;status=3&amp;subjectGrps=&amp;daad=&amp;q=grow&amp;page=1&amp;detail=57862427#voraussetzungen">GROW – Global Research Opportunities for the South - DAAD - Deutscher Akademischer Austauschdienst.</text:a></text:p>
          </table:table-cell>
          <table:table-cell table:style-name="ce21"/>
          <table:table-cell table:number-columns-repeated="16374"/>
        </table:table-row>
        <table:table-row table:style-name="ro13">
          <table:table-cell table:style-name="ce20"/>
          <table:table-cell office:value-type="string" table:number-columns-spanned="8" table:number-rows-spanned="1" table:style-name="ce67">
            <text:p>ASEAN University Network (AUN)</text:p>
          </table:table-cell>
          <table:covered-table-cell table:number-columns-repeated="7"/>
          <table:table-cell table:style-name="ce21"/>
          <table:table-cell table:number-columns-repeated="16374"/>
        </table:table-row>
        <table:table-row table:style-name="ro17">
          <table:table-cell table:style-name="ce20"/>
          <table:table-cell office:value-type="string" table:style-name="ce37">
            <text:p>ASEAN University Network (AUN)</text:p>
          </table:table-cell>
          <table:table-cell office:value-type="string" table:style-name="ce23">
            <text:p>Chula-Global Library Visiting Felowship</text:p>
          </table:table-cell>
          <table:table-cell office:value-type="string" table:style-name="ce23">
            <text:p>Calling all international affiliates and non-Thai citizens: library professionals and researchers specializing in information science, archival management, digital preservation, educational technology, or studies on Thailand and Southeast Asia!</text:p>
            <text:p/>
            <text:p>Seize this opportunity to advance your career with a dynamic two-month fellowship in Bangkok, supported by a stipend of 200,000 THB (approximately $5,800 USD, subject to exchange rate fluctuations).</text:p>
          </table:table-cell>
          <table:table-cell office:value-type="string" table:style-name="ce24">
            <text:p>Academician &amp; Non-Academic</text:p>
          </table:table-cell>
          <table:table-cell office:value-type="string" table:style-name="ce25">
            <text:p>Close</text:p>
          </table:table-cell>
          <table:table-cell office:value-type="date" office:date-value="2025-02-01T00:00:00" table:style-name="ce26">
            <text:p>1-Feb-25</text:p>
          </table:table-cell>
          <table:table-cell office:value-type="date" office:date-value="2025-02-14T00:00:00" table:style-name="ce26">
            <text:p>14-Feb-25</text:p>
          </table:table-cell>
          <table:table-cell office:value-type="string" table:style-name="ce28">
            <text:p><text:a xlink:href="https://www.car.chula.ac.th/pdf.php?id=33">https://www.car.chula.ac.th/pdf.php?id=33</text:a></text:p>
          </table:table-cell>
          <table:table-cell table:style-name="ce21"/>
          <table:table-cell table:number-columns-repeated="16374"/>
        </table:table-row>
        <table:table-row table:style-name="ro17">
          <table:table-cell table:style-name="ce20"/>
          <table:table-cell office:value-type="string" table:style-name="ce37">
            <text:p>ASEAN University Network (AUN)</text:p>
          </table:table-cell>
          <table:table-cell office:value-type="string" table:style-name="ce23">
            <text:p>The China-AUN Scholarship 2026/2027 Session</text:p>
          </table:table-cell>
          <table:table-cell office:value-type="string" table:style-name="ce23">
            <text:p>This scholarship supports master’s students for no more than 3 academic years or doctoral students for no more than 4 academic years. It covers major study and Chinese language study.</text:p>
            <text:p/>
            <text:p>*Eligible countries are ASEAN member countries (Brunei, Cambodia, Indonesia, Myanmar, Laos, Malaysia, Philippines, Singapore, Thailand and Viet Nam)</text:p>
          </table:table-cell>
          <table:table-cell office:value-type="string" table:style-name="ce24">
            <text:p>Postgraduate Student</text:p>
          </table:table-cell>
          <table:table-cell office:value-type="string" table:style-name="ce25">
            <text:p>Close</text:p>
          </table:table-cell>
          <table:table-cell office:value-type="date" office:date-value="2026-01-12T00:00:00" table:style-name="ce26">
            <text:p>12-Jan-26</text:p>
          </table:table-cell>
          <table:table-cell office:value-type="date" office:date-value="2026-02-16T00:00:00" table:style-name="ce38">
            <text:p>16-Feb-26</text:p>
          </table:table-cell>
          <table:table-cell office:value-type="string" table:style-name="ce28">
            <text:p><text:a xlink:href="https://www.aunsec.org/aun-action/scholarships/china-aun-scholarship">https://www.aunsec.org/aun-action/scholarships/china-aun-scholarship</text:a></text:p>
          </table:table-cell>
          <table:table-cell table:style-name="ce21"/>
          <table:table-cell table:number-columns-repeated="16374"/>
        </table:table-row>
        <table:table-row table:style-name="ro17">
          <table:table-cell table:style-name="ce20"/>
          <table:table-cell office:value-type="string" table:style-name="ce37">
            <text:p>ASEAN University Network (AUN)</text:p>
          </table:table-cell>
          <table:table-cell office:value-type="string" table:style-name="ce23">
            <text:p>ASEAN-China Young Leaders Scholarship (ACYLS) 2026/2027</text:p>
          </table:table-cell>
          <table:table-cell office:value-type="string" table:style-name="ce23">
            <text:p>The ACYLS 2026/2027 intake supports the following categories; (a) Master's Degree Programme, (b) Doctoral Degree Programme, (c) Research Scholars</text:p>
            <text:p/>
            <text:p>*Eligible countries are ASEAN member countries (Brunei, Cambodia, Indonesia, Myanmar, Laos, Malaysia, Philippines, Singapore, Thailand and Viet Nam)</text:p>
          </table:table-cell>
          <table:table-cell office:value-type="string" table:style-name="ce24">
            <text:p>Postgraduate Student</text:p>
          </table:table-cell>
          <table:table-cell office:value-type="string" table:style-name="ce25">
            <text:p>Close</text:p>
          </table:table-cell>
          <table:table-cell office:value-type="date" office:date-value="2026-01-12T00:00:00" table:style-name="ce26">
            <text:p>12-Jan-26</text:p>
          </table:table-cell>
          <table:table-cell office:value-type="date" office:date-value="2026-03-01T00:00:00" table:style-name="ce26">
            <text:p>1-Mar-26</text:p>
          </table:table-cell>
          <table:table-cell office:value-type="string" table:style-name="ce28">
            <text:p><text:a xlink:href="https://www.aunsec.org/aun-action/scholarships/asean-china-young-leaders-scholarship-20252026">https://www.aunsec.org/aun-action/scholarships/asean-china-young-leaders-scholarship-20252026</text:a></text:p>
          </table:table-cell>
          <table:table-cell table:style-name="ce21"/>
          <table:table-cell table:number-columns-repeated="16374"/>
        </table:table-row>
        <table:table-row table:style-name="ro17">
          <table:table-cell table:style-name="ce20"/>
          <table:table-cell office:value-type="string" table:style-name="ce37">
            <text:p>ASEAN University Network (AUN)</text:p>
          </table:table-cell>
          <table:table-cell office:value-type="string" table:style-name="ce23">
            <text:p>Japan Society for the Promotion of Science (JSPS) International Fellowships for Research in Japan</text:p>
          </table:table-cell>
          <table:table-cell office:value-type="string" table:style-name="ce23">
            <text:p>This scholarship aims to provide opportunities for pre/post-doctoral researchers from the ASEAN member countries (*) to conduct cooperative research under the guidance of their hosts cooperative research with leading research groups in universities and other Japanese institutions. This program is intended to help advance the overseas researchers’ research activities while advancing science and promoting internationalization in Japan.</text:p>
            <text:p/>
            <text:p>*Eligible countries are ASEAN member countries (Brunei, Cambodia, Indonesia, Myanmar, Laos, Malaysia, Philippines, Singapore, Thailand and Viet Nam)</text:p>
          </table:table-cell>
          <table:table-cell office:value-type="string" table:style-name="ce24">
            <text:p>Postgraduate Student</text:p>
          </table:table-cell>
          <table:table-cell office:value-type="string" table:style-name="ce25">
            <text:p>Close</text:p>
          </table:table-cell>
          <table:table-cell office:value-type="date" office:date-value="2025-06-04T00:00:00" table:style-name="ce26">
            <text:p>4-Jun-25</text:p>
          </table:table-cell>
          <table:table-cell office:value-type="date" office:date-value="2025-08-15T00:00:00" table:style-name="ce26">
            <text:p>15-Aug-25</text:p>
          </table:table-cell>
          <table:table-cell office:value-type="string" table:style-name="ce28">
            <text:p><text:a xlink:href="https://www.aunsec.org/aun-action/scholarships/jsps-international-fellowships-research-japan">https://www.aunsec.org/aun-action/scholarships/jsps-international-fellowships-research-japan</text:a></text:p>
          </table:table-cell>
          <table:table-cell table:style-name="ce21"/>
          <table:table-cell table:number-columns-repeated="16374"/>
        </table:table-row>
        <table:table-row table:style-name="ro17">
          <table:table-cell table:style-name="ce20"/>
          <table:table-cell office:value-type="string" table:style-name="ce22">
            <text:p>ASEAN University Network (AUN)</text:p>
          </table:table-cell>
          <table:table-cell office:value-type="string" table:style-name="ce23">
            <text:p>AUN Internship Programme</text:p>
          </table:table-cell>
          <table:table-cell office:value-type="string" table:style-name="ce23">
            <text:p>The ASEAN University Network (AUN) Secretariat is currently seeking highly motivated and academically accomplished students to join our team as interns!<text:s/></text:p>
            <text:p/>
            <text:p>Gain valuable first-hand experiences in interregional cooperation and internationalization of ASEAN Higher Education, work closely with our experienced staff, and participate in real-world projects and events! Don’t miss out on this once-in-a-lifetime opportunity</text:p>
            <text:p/>
            <text:p>*Eligible countries are ASEAN member countries (Brunei, Cambodia, Indonesia, Myanmar, Laos, Malaysia, Philippines, Singapore, Thailand and Viet Nam)</text:p>
          </table:table-cell>
          <table:table-cell office:value-type="string" table:style-name="ce24">
            <text:p>Undergraduate Student</text:p>
          </table:table-cell>
          <table:table-cell office:value-type="string" table:style-name="ce25">
            <text:p>Close</text:p>
          </table:table-cell>
          <table:table-cell office:value-type="date" office:date-value="2025-01-01T00:00:00" table:style-name="ce31">
            <text:p>Jan-25</text:p>
          </table:table-cell>
          <table:table-cell office:value-type="string" table:style-name="ce24">
            <text:p>25 February 2025</text:p>
            <text:p>27 June 2025</text:p>
          </table:table-cell>
          <table:table-cell office:value-type="string" table:style-name="ce28">
            <text:p><text:a xlink:href="https://aunsec.org/aun-action/aun-internship-programme-2025">https://aunsec.org/aun-action/aun-internship-programme-2025</text:a></text:p>
          </table:table-cell>
          <table:table-cell table:style-name="ce21"/>
          <table:table-cell table:number-columns-repeated="16374"/>
        </table:table-row>
        <table:table-row table:style-name="ro17">
          <table:table-cell table:style-name="ce20"/>
          <table:table-cell office:value-type="string" table:style-name="ce22">
            <text:p>ASEAN University Network (AUN)</text:p>
          </table:table-cell>
          <table:table-cell office:value-type="string" table:style-name="ce23">
            <text:p>ASEAN–Korea Young Scholar Research Grant 2025</text:p>
          </table:table-cell>
          <table:table-cell office:value-type="string" table:style-name="ce23">
            <text:p>The Korean Association of Southeast Asian Studies (KASEAS) and with the support of the ASEAN–Korea Cooperation Fund are pleased to announce the call for applications for the ASEAN–Korea Young Scholar Research Grant 2025.<text:s/></text:p>
            <text:p/>
            <text:p>This annual program is designed to support graduate students from ASEAN Member States (including Timor-Leste) and Korea who are eager to deepen their expertise in Southeast Asian and ASEAN studies. The grant provides fieldwork funding, mentorship, and opportunities for international networking with scholars and institutions across the region.</text:p>
          </table:table-cell>
          <table:table-cell office:value-type="string" table:style-name="ce24">
            <text:p>Postgraduate Student</text:p>
          </table:table-cell>
          <table:table-cell office:value-type="string" table:style-name="ce25">
            <text:p>Close</text:p>
          </table:table-cell>
          <table:table-cell table:style-name="ce23"/>
          <table:table-cell office:value-type="date" office:date-value="2025-10-26T00:00:00" table:style-name="ce26">
            <text:p>26-Oct-25</text:p>
          </table:table-cell>
          <table:table-cell office:value-type="string" table:style-name="ce28">
            <text:p><text:a xlink:href="https://www.akpgm.org/programs-1">https://www.akpgm.org/programs-1</text:a></text:p>
          </table:table-cell>
          <table:table-cell table:style-name="ce21"/>
          <table:table-cell table:number-columns-repeated="16374"/>
        </table:table-row>
        <table:table-row table:style-name="ro17">
          <table:table-cell table:style-name="ce20"/>
          <table:table-cell office:value-type="string" table:style-name="ce22">
            <text:p>ASEAN University Network (AUN)</text:p>
          </table:table-cell>
          <table:table-cell office:value-type="string" table:style-name="ce23">
            <text:p>ASEAN–Maybank Scholarship Programme 2026</text:p>
          </table:table-cell>
          <table:table-cell office:value-type="string" table:style-name="ce23">
            <text:p>The ASEAN-Maybank Scholarship programme is a partnership between Maybank Foundation and the ASEAN Secretariat, designed to offer full scholarship to young, talented, and deserving ASEAN nationals.<text:s/></text:p>
            <text:p/>
            <text:p>The programme enables scholars tp pursue undergraduate studies at prestigious ASEAN University Network listed universities located outside their home countries within the ASEAN region, supporting academic excellence while fostering greater intra-ASEAN integration.</text:p>
          </table:table-cell>
          <table:table-cell office:value-type="string" table:style-name="ce24">
            <text:p>Undergraduate Student</text:p>
          </table:table-cell>
          <table:table-cell office:value-type="string" table:style-name="ce25">
            <text:p>Close</text:p>
          </table:table-cell>
          <table:table-cell office:value-type="date" office:date-value="2026-01-12T00:00:00" table:style-name="ce26">
            <text:p>12-Jan-26</text:p>
          </table:table-cell>
          <table:table-cell office:value-type="string" table:style-name="ce24">
            <text:p>20 February 2026</text:p>
            <text:p/>
            <text:p>extended to</text:p>
            <text:p/>
            <text:p>2 March 2026</text:p>
          </table:table-cell>
          <table:table-cell office:value-type="string" table:style-name="ce28">
            <text:p><text:a xlink:href="https://maybankfoundation.com/what-we-do/our-pillars/education/asean-maybank-scholarship/">https://maybankfoundation.com/what-we-do/our-pillars/education/asean-maybank-scholarship/</text:a></text:p>
          </table:table-cell>
          <table:table-cell table:style-name="ce21"/>
          <table:table-cell table:number-columns-repeated="16374"/>
        </table:table-row>
        <table:table-row table:style-name="ro13">
          <table:table-cell table:style-name="ce20"/>
          <table:table-cell office:value-type="string" table:number-columns-spanned="8" table:number-rows-spanned="1" table:style-name="ce67">
            <text:p>ASEAN – European Academic University Network (ASEA-UNINET</text:p>
          </table:table-cell>
          <table:covered-table-cell table:number-columns-repeated="7"/>
          <table:table-cell table:style-name="ce21"/>
          <table:table-cell table:number-columns-repeated="16374"/>
        </table:table-row>
        <table:table-row table:style-name="ro17">
          <table:table-cell table:style-name="ce20"/>
          <table:table-cell office:value-type="string" table:style-name="ce22">
            <text:p>ASEAN – European Academic University Network (ASEA-UNINET)</text:p>
          </table:table-cell>
          <table:table-cell office:value-type="string" table:style-name="ce39">
            <text:p>ASEA-UNINET Research Project Funding</text:p>
          </table:table-cell>
          <table:table-cell office:value-type="string" table:style-name="ce23">
            <text:p>ASEA-UNINET Austria aims to promote research and teaching activities between the member universities in Austria and South-East Asia. ASEA-UNINET Project Funding is offered</text:p>
            <text:p/>
            <text:p>(a) Supports research projects between ASEAN (or Pakistan) and Austrian ASEA-UNINET member universities.</text:p>
            <text:p/>
            <text:p>(b) Multilateral projects are encouraged.</text:p>
            <text:p/>
            <text:p>(c) Funding mainly covers travel and subsistence costs for project participants.</text:p>
            <text:p/>
            <text:p>(d) Applications must be submitted by the project lead from an Austrian member university, with ASEAN partners participating as collaborators ASEA-UNINET homepage<text:s/><text:span text:style-name="T6">[https://asea-uninet.org/network-members/member-universities/austrian-universities/].</text:span></text:p>
            <text:p/>
            <text:p>Researchers who are interested are encouraged to identify potential Austrian partners within the ASEA-UNINET network and initiate collaboration discussions.</text:p>
          </table:table-cell>
          <table:table-cell office:value-type="string" table:style-name="ce24">
            <text:p>Academician &amp; Researcher</text:p>
          </table:table-cell>
          <table:table-cell office:value-type="string" table:style-name="ce30">
            <text:p>Open</text:p>
          </table:table-cell>
          <table:table-cell office:value-type="date" office:date-value="2026-03-01T00:00:00" table:style-name="ce40">
            <text:p>Mar-26</text:p>
          </table:table-cell>
          <table:table-cell office:value-type="date" office:date-value="2026-04-23T00:00:00" table:style-name="ce35">
            <text:p>23-Apr-26</text:p>
          </table:table-cell>
          <table:table-cell office:value-type="string" table:style-name="ce28">
            <text:p><text:a xlink:href="https://asea-uninet.org/scholarships-grants/project-support/">https://asea-uninet.org/scholarships-grants/project-support/</text:a></text:p>
          </table:table-cell>
          <table:table-cell table:style-name="ce21"/>
          <table:table-cell table:number-columns-repeated="16374"/>
        </table:table-row>
        <table:table-row table:style-name="ro17">
          <table:table-cell table:style-name="ce20"/>
          <table:table-cell office:value-type="string" table:style-name="ce22">
            <text:p>ASEAN – European Academic University Network (ASEA-UNINET)</text:p>
          </table:table-cell>
          <table:table-cell office:value-type="string" table:style-name="ce23">
            <text:p>Ernst Mach - ASEA-UNINET Short-term Research Grant</text:p>
          </table:table-cell>
          <table:table-cell office:value-type="string" table:style-name="ce23">
            <text:p>The Ernst Mach – ASEA-UNINET Short-term Research Grant is open to postdocs from Cambodia, Indonesia, Laos, Malaysia, Myanmar, the Philippines, Thailand, and Vietnam who would like to conduct a short research stay in Austria at an ASEA-UNINET member university in Austria and who are involved in teaching and/or research at an ASEA-UNINET member university.</text:p>
          </table:table-cell>
          <table:table-cell office:value-type="string" table:style-name="ce24">
            <text:p>Academician &amp; Researcher</text:p>
          </table:table-cell>
          <table:table-cell office:value-type="string" table:style-name="ce30">
            <text:p>Open</text:p>
          </table:table-cell>
          <table:table-cell office:value-type="string" table:style-name="ce24">
            <text:p>Open throughout the year</text:p>
          </table:table-cell>
          <table:table-cell office:value-type="string" table:style-name="ce24">
            <text:p>-</text:p>
          </table:table-cell>
          <table:table-cell office:value-type="string" table:style-name="ce28">
            <text:p><text:a xlink:href="https://asea-uninet.org/scholarships-grants/ernst-mach-asea-uninet-short-term-research-grant/">https://asea-uninet.org/scholarships-grants/ernst-mach-asea-uninet-short-term-research-grant/</text:a></text:p>
          </table:table-cell>
          <table:table-cell table:style-name="ce21"/>
          <table:table-cell table:number-columns-repeated="16374"/>
        </table:table-row>
        <table:table-row table:style-name="ro17">
          <table:table-cell table:style-name="ce20"/>
          <table:table-cell office:value-type="string" table:style-name="ce22">
            <text:p>ASEAN – European Academic University Network (ASEA-UNINET)</text:p>
          </table:table-cell>
          <table:table-cell office:value-type="string" table:style-name="ce39">
            <text:p>Italy University Funding: University of Brescia LMINT &amp; STAR Scholarships</text:p>
          </table:table-cell>
          <table:table-cell office:value-type="string" table:style-name="ce39">
            <text:p>The LMINT and STAR Scholarship Programmes are both fund Master degree studies at UNIBS with scholarships reserved for applicants who graduated from ASEA-UNINET member institutions. Applications may be submitted via the online application forms provided by UNIBS</text:p>
          </table:table-cell>
          <table:table-cell office:value-type="string" table:style-name="ce24">
            <text:p>Postgraduate Student</text:p>
          </table:table-cell>
          <table:table-cell office:value-type="string" table:style-name="ce41">
            <text:p>Close</text:p>
          </table:table-cell>
          <table:table-cell office:value-type="date" office:date-value="2026-03-01T00:00:00" table:style-name="ce40">
            <text:p>Mar-26</text:p>
          </table:table-cell>
          <table:table-cell office:value-type="date" office:date-value="2026-03-15T00:00:00" table:style-name="ce35">
            <text:p>15-Mar-26</text:p>
          </table:table-cell>
          <table:table-cell office:value-type="string" table:style-name="ce22">
            <text:p>LMINT<text:s/><text:span text:style-name="T2">[</text:span><text:span text:style-name="T6">https://asea-uninet.org/scholarships-grants/university-funding/lmint-scholarships/</text:span><text:span text:style-name="T2">]<text:s/></text:span></text:p>
            <text:p><text:span text:style-name="T2"/></text:p>
            <text:p>STAR<text:s/><text:span text:style-name="T2">[</text:span><text:span text:style-name="T6">https://asea-uninet.org/scholarships-grants/university-funding/star-scholarships/</text:span><text:span text:style-name="T2">]</text:span></text:p>
          </table:table-cell>
          <table:table-cell table:style-name="ce21"/>
          <table:table-cell table:number-columns-repeated="16374"/>
        </table:table-row>
        <table:table-row table:style-name="ro26">
          <table:table-cell table:style-name="ce20"/>
          <table:table-cell office:value-type="string" table:style-name="ce22">
            <text:p>ASEAN – European Academic University Network (ASEA-UNINET)</text:p>
          </table:table-cell>
          <table:table-cell office:value-type="string" table:style-name="ce39">
            <text:p>Romania University Funding: Transilvania University of Brasov (UNITBV) - TAS Scholarships</text:p>
          </table:table-cell>
          <table:table-cell office:value-type="string" table:style-name="ce39">
            <text:p>The Transilvania Academica Scholarships (TAS) fund Master degree studies at UNITBV with scholarships prioritised for applicants who graduated from ASEA-UNINET member institutions.</text:p>
          </table:table-cell>
          <table:table-cell office:value-type="string" table:style-name="ce24">
            <text:p>Postgraduate Student</text:p>
          </table:table-cell>
          <table:table-cell office:value-type="string" table:style-name="ce34">
            <text:p>Open</text:p>
          </table:table-cell>
          <table:table-cell office:value-type="date" office:date-value="2026-03-01T00:00:00" table:style-name="ce40">
            <text:p>Mar-26</text:p>
          </table:table-cell>
          <table:table-cell office:value-type="date" office:date-value="2026-04-10T00:00:00" table:style-name="ce35">
            <text:p>10-Apr-26</text:p>
          </table:table-cell>
          <table:table-cell office:value-type="string" table:style-name="ce28">
            <text:p><text:a xlink:href="https://asea-uninet.org/scholarships-grants/university-funding/ta-scholarships/">https://asea-uninet.org/scholarships-grants/university-funding/ta-scholarships/</text:a></text:p>
          </table:table-cell>
          <table:table-cell table:style-name="ce21"/>
          <table:table-cell table:number-columns-repeated="16374"/>
        </table:table-row>
        <table:table-row table:style-name="ro27">
          <table:table-cell table:style-name="ce20"/>
          <table:table-cell office:value-type="string" table:style-name="ce22">
            <text:p>ASEAN – European Academic University Network (ASEA-UNINET)</text:p>
          </table:table-cell>
          <table:table-cell office:value-type="string" table:style-name="ce39">
            <text:p>Romania University Funding: West University of Timișoara (UVT) - WUT Scholarships</text:p>
          </table:table-cell>
          <table:table-cell office:value-type="string" table:style-name="ce39">
            <text:p>The West University of Timișoara (WUT) scholarships fund Bachelor degree, Master degree, and PhD studies at WUT with scholarships reserved for applicants who graduated from ASEA-UNINET member institutions.</text:p>
          </table:table-cell>
          <table:table-cell office:value-type="string" table:style-name="ce24">
            <text:p>Undergraduate</text:p>
            <text:p>&amp;</text:p>
            <text:p>Postgraduate</text:p>
            <text:p>Students</text:p>
          </table:table-cell>
          <table:table-cell office:value-type="string" table:style-name="ce34">
            <text:p>Open</text:p>
          </table:table-cell>
          <table:table-cell office:value-type="date" office:date-value="2026-03-01T00:00:00" table:style-name="ce40">
            <text:p>Mar-26</text:p>
          </table:table-cell>
          <table:table-cell office:value-type="date" office:date-value="2026-08-01T00:00:00" table:style-name="ce35">
            <text:p>1-Aug-26</text:p>
          </table:table-cell>
          <table:table-cell office:value-type="string" table:style-name="ce28">
            <text:p><text:a xlink:href="https://asea-uninet.org/scholarships-grants/university-funding/wut-scholarships/">https://asea-uninet.org/scholarships-grants/university-funding/wut-scholarships/</text:a></text:p>
          </table:table-cell>
          <table:table-cell table:style-name="ce21"/>
          <table:table-cell table:number-columns-repeated="16374"/>
        </table:table-row>
        <table:table-row table:style-name="ro17">
          <table:table-cell table:style-name="ce20"/>
          <table:table-cell office:value-type="string" table:style-name="ce22">
            <text:p>ASEAN – European Academic University Network (ASEA-UNINET)</text:p>
          </table:table-cell>
          <table:table-cell office:value-type="string" table:style-name="ce39">
            <text:p>Ernst Mach Grant - ASEA-UNINET</text:p>
          </table:table-cell>
          <table:table-cell office:value-type="string" table:style-name="ce39">
            <text:p>The Ernst Mach Grant – ASEA-UNINET offers scholarships for full PhD studies, postdoctoral research stays and for studies in the area of study Natural Sciences, Technical Sciences, Human Medicine, Health Sciences, Agricultural Sciences, Social Sciences, Humanities, and Arts at an ASEA-UNINET member university in Austria to students and researchers from Indonesia, Malaysia, Philippines, Thailand and Vietnam.</text:p>
          </table:table-cell>
          <table:table-cell office:value-type="string" table:style-name="ce24">
            <text:p>Postgraduate Student</text:p>
          </table:table-cell>
          <table:table-cell office:value-type="string" table:style-name="ce41">
            <text:p>Close</text:p>
          </table:table-cell>
          <table:table-cell table:style-name="ce23"/>
          <table:table-cell office:value-type="date" office:date-value="2026-03-01T00:00:00" table:style-name="ce35">
            <text:p>1-Mar-26</text:p>
          </table:table-cell>
          <table:table-cell office:value-type="string" table:style-name="ce28">
            <text:p><text:a xlink:href="https://grants.at/en/">https://grants.at/en/</text:a></text:p>
          </table:table-cell>
          <table:table-cell table:style-name="ce21"/>
          <table:table-cell table:number-columns-repeated="16374"/>
        </table:table-row>
        <table:table-row table:style-name="ro13">
          <table:table-cell table:style-name="ce20"/>
          <table:table-cell office:value-type="string" table:number-columns-spanned="8" table:number-rows-spanned="1" table:style-name="ce67">
            <text:p>Malaysian-American Commission on Educational Exchange (MACEE)</text:p>
          </table:table-cell>
          <table:covered-table-cell table:number-columns-repeated="7"/>
          <table:table-cell table:style-name="ce21"/>
          <table:table-cell table:number-columns-repeated="16374"/>
        </table:table-row>
        <table:table-row table:style-name="ro17">
          <table:table-cell table:style-name="ce20"/>
          <table:table-cell office:value-type="string" table:style-name="ce22">
            <text:p>Malaysian-American Commission on Educational Exchange (MACEE)</text:p>
          </table:table-cell>
          <table:table-cell office:value-type="string" table:style-name="ce23">
            <text:p>Fulbright U.S.-ASEAN Visiting Scholar Program</text:p>
          </table:table-cell>
          <table:table-cell office:value-type="string" table:style-name="ce23">
            <text:p>Eligible subjects include (but are not limited to) education, environmental science, financial market integration, food technology, information sciences, journalism, law, political science, public administration, public/global health, social work, sociology, statistics, trade and investment, trade facilitation, and applied linguistics.</text:p>
          </table:table-cell>
          <table:table-cell office:value-type="string" table:style-name="ce24">
            <text:p>Academician</text:p>
          </table:table-cell>
          <table:table-cell office:value-type="string" table:style-name="ce25">
            <text:p>Close</text:p>
          </table:table-cell>
          <table:table-cell office:value-type="date" office:date-value="2025-08-11T00:00:00" table:style-name="ce26">
            <text:p>11-Aug-25</text:p>
          </table:table-cell>
          <table:table-cell office:value-type="date" office:date-value="2025-10-10T00:00:00" table:style-name="ce26">
            <text:p>10-Oct-25</text:p>
          </table:table-cell>
          <table:table-cell office:value-type="string" table:style-name="ce28">
            <text:p><text:a xlink:href="https://www.macee.org.my/awards-to-the-us/fulbright-u-s-asean-visiting-scholar-program/">https://www.macee.org.my/awards-to-the-us/fulbright-u-s-asean-visiting-scholar-program/</text:a></text:p>
          </table:table-cell>
          <table:table-cell table:style-name="ce21"/>
          <table:table-cell table:number-columns-repeated="16374"/>
        </table:table-row>
        <table:table-row table:style-name="ro19">
          <table:table-cell table:style-name="ce20"/>
          <table:table-cell office:value-type="string" table:style-name="ce22">
            <text:p>Malaysian-American Commission on Educational Exchange (MACEE)</text:p>
          </table:table-cell>
          <table:table-cell office:value-type="string" table:style-name="ce23">
            <text:p>Fulbright Malaysian Scholar Program</text:p>
          </table:table-cell>
          <table:table-cell office:value-type="string" table:style-name="ce23">
            <text:p>The Fulbright Malaysian Scholar Program grants Malaysian scholars the opportunity to teach, conduct research, and carry out professional projects with a host institution in the United States.</text:p>
          </table:table-cell>
          <table:table-cell office:value-type="string" table:style-name="ce24">
            <text:p>Academician</text:p>
          </table:table-cell>
          <table:table-cell office:value-type="string" table:style-name="ce25">
            <text:p>Close</text:p>
          </table:table-cell>
          <table:table-cell office:value-type="date" office:date-value="2025-08-04T00:00:00" table:style-name="ce26">
            <text:p>4-Aug-25</text:p>
          </table:table-cell>
          <table:table-cell office:value-type="date" office:date-value="2025-09-30T00:00:00" table:style-name="ce26">
            <text:p>30-Sept-25</text:p>
          </table:table-cell>
          <table:table-cell office:value-type="string" table:style-name="ce28">
            <text:p><text:a xlink:href="https://www.macee.org.my/awards-to-the-us/fulbright-malaysian-scholar-program/">https://www.macee.org.my/awards-to-the-us/fulbright-malaysian-scholar-program/</text:a></text:p>
          </table:table-cell>
          <table:table-cell table:style-name="ce21"/>
          <table:table-cell table:number-columns-repeated="16374"/>
        </table:table-row>
        <table:table-row table:style-name="ro17">
          <table:table-cell table:style-name="ce20"/>
          <table:table-cell office:value-type="string" table:style-name="ce22">
            <text:p>Malaysian-American Commission on Educational Exchange (MACEE)</text:p>
          </table:table-cell>
          <table:table-cell office:value-type="string" table:style-name="ce23">
            <text:p>The Fulbright Foreign Language Teaching Assistant (FLTA) Program 2026/2027</text:p>
            <text:p/>
          </table:table-cell>
          <table:table-cell office:value-type="string" table:style-name="ce23">
            <text:p>This prestigious, fully funded Fulbright program offers young Malaysian early-career educators of secondary schools and higher learning institutions the opportunity to assist in teaching Bahasa Melayu at an American college or university while refining their teaching skills, deepening their understanding of American culture, and enhancing their leadership potential.</text:p>
          </table:table-cell>
          <table:table-cell office:value-type="string" table:style-name="ce24">
            <text:p>Open to Malaysian</text:p>
          </table:table-cell>
          <table:table-cell office:value-type="string" table:style-name="ce25">
            <text:p>Close</text:p>
          </table:table-cell>
          <table:table-cell office:value-type="date" office:date-value="2025-05-14T00:00:00" table:style-name="ce26">
            <text:p>14-May-25</text:p>
          </table:table-cell>
          <table:table-cell office:value-type="date" office:date-value="2025-07-16T00:00:00" table:style-name="ce26">
            <text:p>16-Jul-25</text:p>
          </table:table-cell>
          <table:table-cell office:value-type="string" table:style-name="ce28">
            <text:p><text:a xlink:href="https://www.macee.org.my/awards-to-the-us/fulbright-foreign-language-teaching-assistant-program/">https://www.macee.org.my/awards-to-the-us/fulbright-foreign-language-teaching-assistant-program/</text:a></text:p>
          </table:table-cell>
          <table:table-cell table:style-name="ce21"/>
          <table:table-cell table:number-columns-repeated="16374"/>
        </table:table-row>
        <table:table-row table:style-name="ro28">
          <table:table-cell table:style-name="ce20"/>
          <table:table-cell office:value-type="string" table:style-name="ce22">
            <text:p>Malaysian-American Commission on Educational Exchange (MACEE)</text:p>
          </table:table-cell>
          <table:table-cell office:value-type="string" table:style-name="ce23">
            <text:p>Hubert H. Humphrey Fellowship Program</text:p>
          </table:table-cell>
          <table:table-cell office:value-type="string" table:style-name="ce23">
            <text:p>The Hubert H. Humphrey Fellowship Program, a Fulbright exchange, enhances leadership among international professionals who collaborate to address local and global challenges and foster change for our collective good.</text:p>
          </table:table-cell>
          <table:table-cell office:value-type="string" table:style-name="ce24">
            <text:p>Postgraduate Student</text:p>
          </table:table-cell>
          <table:table-cell office:value-type="string" table:style-name="ce25">
            <text:p>Close</text:p>
          </table:table-cell>
          <table:table-cell office:value-type="date" office:date-value="2025-06-04T00:00:00" table:style-name="ce26">
            <text:p>4-Jun-25</text:p>
          </table:table-cell>
          <table:table-cell office:value-type="date" office:date-value="2025-07-16T00:00:00" table:style-name="ce26">
            <text:p>16-Jul-25</text:p>
          </table:table-cell>
          <table:table-cell office:value-type="string" table:style-name="ce28">
            <text:p><text:a xlink:href="https://www.macee.org.my/awards-to-the-us/hubert-h-humphrey-fellowship-program/">https://www.macee.org.my/awards-to-the-us/hubert-h-humphrey-fellowship-program/</text:a></text:p>
          </table:table-cell>
          <table:table-cell table:style-name="ce21"/>
          <table:table-cell table:number-columns-repeated="16374"/>
        </table:table-row>
        <table:table-row table:style-name="ro29">
          <table:table-cell table:style-name="ce20"/>
          <table:table-cell office:value-type="string" table:style-name="ce22">
            <text:p>Malaysian-American Commission on Educational Exchange (MACEE)</text:p>
          </table:table-cell>
          <table:table-cell office:value-type="string" table:style-name="ce23">
            <text:p>Fulbright Malaysian Graduate Study &amp; Research Program</text:p>
          </table:table-cell>
          <table:table-cell office:value-type="string" table:style-name="ce23">
            <text:p>The Malaysian-American Commission on Educational Exchange (MACEE) is pleased to announce its annual competition for Fulbright grants for graduate-level study (Master’s or PhD degrees) in the United States for FY 2027 – 2028 academic year.</text:p>
          </table:table-cell>
          <table:table-cell office:value-type="string" table:style-name="ce24">
            <text:p>Postgraduate Student</text:p>
          </table:table-cell>
          <table:table-cell office:value-type="string" table:style-name="ce30">
            <text:p>Open</text:p>
          </table:table-cell>
          <table:table-cell office:value-type="date" office:date-value="2026-03-12T00:00:00" table:style-name="ce26">
            <text:p>12-Mar-26</text:p>
          </table:table-cell>
          <table:table-cell office:value-type="date" office:date-value="2026-05-18T00:00:00" table:style-name="ce26">
            <text:p>18-May-26</text:p>
          </table:table-cell>
          <table:table-cell office:value-type="string" table:style-name="ce28">
            <text:p><text:a xlink:href="https://www.macee.org.my/awards-to-the-us/fulbright-malaysian-graduate-study-research-program/">https://www.macee.org.my/awards-to-the-us/fulbright-malaysian-graduate-study-research-program/</text:a></text:p>
          </table:table-cell>
          <table:table-cell table:style-name="ce21"/>
          <table:table-cell table:number-columns-repeated="16374"/>
        </table:table-row>
        <table:table-row table:style-name="ro17">
          <table:table-cell table:style-name="ce20"/>
          <table:table-cell office:value-type="string" table:style-name="ce22">
            <text:p>Malaysian-American Commission on Educational Exchange (MACEE)</text:p>
          </table:table-cell>
          <table:table-cell office:value-type="string" table:style-name="ce23">
            <text:p>Global UGRAD Exchange Program</text:p>
          </table:table-cell>
          <table:table-cell office:value-type="string" table:style-name="ce23">
            <text:p>The Global Undergraduate Exchange Program (Global UGRAD) provides a diverse group of emerging student leaders with a fully-funded one semester of non-degree academic study at a U.S. college or university. Global UGRAD is a program of the Bureau of Educational and Cultural Affairs of the United States Department of State and aims to recruit participants from underrepresented backgrounds who have not had other opportunities to study in the United States. Successful applicants can expect in-depth exposure to U.S. society, culture, and academic institutions, as well as opportunities to enhance their professional skills.</text:p>
          </table:table-cell>
          <table:table-cell office:value-type="string" table:style-name="ce24">
            <text:p>Undergraduate Student</text:p>
          </table:table-cell>
          <table:table-cell office:value-type="string" table:style-name="ce25">
            <text:p>Close</text:p>
          </table:table-cell>
          <table:table-cell office:value-type="date" office:date-value="2025-11-01T00:00:00" table:style-name="ce26">
            <text:p>1-Nov-25</text:p>
          </table:table-cell>
          <table:table-cell office:value-type="date" office:date-value="2025-12-15T00:00:00" table:style-name="ce26">
            <text:p>15-Dec-25</text:p>
          </table:table-cell>
          <table:table-cell office:value-type="string" table:style-name="ce28">
            <text:p><text:a xlink:href="https://www.macee.org.my/awards-to-the-us/global-ugrad-exchange-program/">https://www.macee.org.my/awards-to-the-us/global-ugrad-exchange-program/</text:a></text:p>
          </table:table-cell>
          <table:table-cell table:style-name="ce21"/>
          <table:table-cell table:number-columns-repeated="16374"/>
        </table:table-row>
        <table:table-row table:style-name="ro13">
          <table:table-cell table:style-name="ce20"/>
          <table:table-cell office:value-type="string" table:number-columns-spanned="8" table:number-rows-spanned="1" table:style-name="ce67">
            <text:p>Foreign Government Scholarships</text:p>
          </table:table-cell>
          <table:covered-table-cell table:number-columns-repeated="7"/>
          <table:table-cell table:style-name="ce21"/>
          <table:table-cell table:number-columns-repeated="16374"/>
        </table:table-row>
        <table:table-row table:style-name="ro17">
          <table:table-cell table:style-name="ce20"/>
          <table:table-cell office:value-type="string" table:style-name="ce22">
            <text:p>Government of Republic of Türkiye<text:s/></text:p>
            <text:p/>
          </table:table-cell>
          <table:table-cell office:value-type="string" table:style-name="ce23">
            <text:p>Türkiye Scholarships Summer Research Program 2025</text:p>
          </table:table-cell>
          <table:table-cell office:value-type="string" table:style-name="ce23">
            <text:p>the Türkiye Scholarships Summer Research Program 2025, launched in collaboration between the Presidency for Turks Abroad (YTB) and Sabancı University. This initiative is designed to offer outstanding international undergraduate students the chance to engage in research projects at Sabancı University during the summer term, gaining valuable academic and research experience.</text:p>
          </table:table-cell>
          <table:table-cell office:value-type="string" table:style-name="ce24">
            <text:p>Undergaduate Student</text:p>
          </table:table-cell>
          <table:table-cell office:value-type="string" table:style-name="ce25">
            <text:p>Close</text:p>
          </table:table-cell>
          <table:table-cell office:value-type="date" office:date-value="2025-03-26T00:00:00" table:style-name="ce26">
            <text:p>26-Mar-25</text:p>
          </table:table-cell>
          <table:table-cell office:value-type="date" office:date-value="2025-04-11T00:00:00" table:style-name="ce26">
            <text:p>11-Apr-25</text:p>
          </table:table-cell>
          <table:table-cell office:value-type="string" table:style-name="ce23">
            <text:p>Project Details &amp; Information:<text:s/><text:span text:style-name="T5">https://pure.sabanciuniv.edu</text:span><text:s/></text:p>
            <text:p/>
            <text:p>Application Link:<text:s/><text:span text:style-name="T5">https://pure.sabanciuniv.edu/node/add/application</text:span></text:p>
          </table:table-cell>
          <table:table-cell table:style-name="ce21"/>
          <table:table-cell table:number-columns-repeated="16374"/>
        </table:table-row>
        <table:table-row table:style-name="ro17">
          <table:table-cell table:style-name="ce20"/>
          <table:table-cell office:value-type="string" table:style-name="ce22">
            <text:p>Austrian Federal Ministry for European and International Affairs</text:p>
          </table:table-cell>
          <table:table-cell office:value-type="string" table:style-name="ce23">
            <text:p>Intercultural Achievement Award (IAA)</text:p>
          </table:table-cell>
          <table:table-cell office:value-type="string" table:style-name="ce23">
            <text:p>The Intercultural Achievement Award (IAA) is a key project of the Austrian Federal Ministry for European and International Affairs. Launched in 2014, it aims at identifying and awarding innovative and best practice projects in the field of intercultural and interreligious dialogue.</text:p>
          </table:table-cell>
          <table:table-cell office:value-type="string" table:style-name="ce24">
            <text:p>Academician &amp; Researcher</text:p>
          </table:table-cell>
          <table:table-cell office:value-type="string" table:style-name="ce25">
            <text:p>Close</text:p>
          </table:table-cell>
          <table:table-cell office:value-type="date" office:date-value="2025-03-25T00:00:00" table:style-name="ce26">
            <text:p>25-Mar-25</text:p>
          </table:table-cell>
          <table:table-cell office:value-type="date" office:date-value="2025-04-30T00:00:00" table:style-name="ce26">
            <text:p>30-Apr-25</text:p>
          </table:table-cell>
          <table:table-cell office:value-type="string" table:style-name="ce28">
            <text:p><text:a xlink:href="https://www.bmeia.gv.at/en/european-foreign-policy/international-cultural-policy/iaa/call-for-applications">https://www.bmeia.gv.at/en/european-foreign-policy/international-cultural-policy/iaa/call-for-applications</text:a></text:p>
          </table:table-cell>
          <table:table-cell table:style-name="ce21"/>
          <table:table-cell table:number-columns-repeated="16374"/>
        </table:table-row>
        <table:table-row table:style-name="ro30">
          <table:table-cell table:style-name="ce20"/>
          <table:table-cell office:value-type="string" table:style-name="ce22">
            <text:p>ASEAN</text:p>
          </table:table-cell>
          <table:table-cell office:value-type="string" table:style-name="ce23">
            <text:p>ASEAN Prize 2025</text:p>
          </table:table-cell>
          <table:table-cell office:value-type="string" table:style-name="ce23">
            <text:p>ASEAN Prize is envisaged as a regional premier award given annually to recognize inspiring achievements of ASEAN citizen or ASEAN-based organization with significant contribution toward ASEAN community-building efforts.</text:p>
          </table:table-cell>
          <table:table-cell office:value-type="string" table:style-name="ce24">
            <text:p>Academician &amp; Researcher</text:p>
          </table:table-cell>
          <table:table-cell office:value-type="string" table:style-name="ce25">
            <text:p>Close</text:p>
          </table:table-cell>
          <table:table-cell office:value-type="date" office:date-value="2025-03-03T00:00:00" table:style-name="ce26">
            <text:p>3-Mar-25</text:p>
          </table:table-cell>
          <table:table-cell office:value-type="date" office:date-value="2025-04-25T00:00:00" table:style-name="ce26">
            <text:p>25-Apr-25</text:p>
          </table:table-cell>
          <table:table-cell office:value-type="string" table:style-name="ce28">
            <text:p><text:a xlink:href="https://asean.org/asean-prize/">https://asean.org/asean-prize/</text:a></text:p>
          </table:table-cell>
          <table:table-cell table:style-name="ce21"/>
          <table:table-cell table:number-columns-repeated="16374"/>
        </table:table-row>
        <table:table-row table:style-name="ro16">
          <table:table-cell table:style-name="ce20"/>
          <table:table-cell office:value-type="string" table:style-name="ce22">
            <text:p>New Zealand Government</text:p>
          </table:table-cell>
          <table:table-cell office:value-type="string" table:style-name="ce23">
            <text:p>Manaaki New Zealand Scholarship Programme</text:p>
          </table:table-cell>
          <table:table-cell office:value-type="string" table:style-name="ce28">
            <text:p><text:a xlink:href="https://www.nzscholarships.govt.nz/">Information on Manaaki New Zealand Scholarship Programme as URL provided: https://www.nzscholarships.govt.nz/</text:a></text:p>
          </table:table-cell>
          <table:table-cell office:value-type="string" table:style-name="ce24">
            <text:p>Postgraduate Student</text:p>
          </table:table-cell>
          <table:table-cell office:value-type="string" table:style-name="ce25">
            <text:p>Close</text:p>
          </table:table-cell>
          <table:table-cell office:value-type="date" office:date-value="2025-02-01T00:00:00" table:style-name="ce26">
            <text:p>1-Feb-25</text:p>
          </table:table-cell>
          <table:table-cell office:value-type="date" office:date-value="2025-02-28T00:00:00" table:style-name="ce26">
            <text:p>28-Feb-25</text:p>
          </table:table-cell>
          <table:table-cell office:value-type="string" table:style-name="ce28">
            <text:p><text:a xlink:href="https://www.nzscholarships.govt.nz/apply-online/">https://www.nzscholarships.govt.nz/apply-online/</text:a></text:p>
          </table:table-cell>
          <table:table-cell table:style-name="ce21"/>
          <table:table-cell table:number-columns-repeated="16374"/>
        </table:table-row>
        <table:table-row table:style-name="ro17">
          <table:table-cell table:style-name="ce20"/>
          <table:table-cell office:value-type="string" table:style-name="ce22">
            <text:p>Government of Canada</text:p>
            <text:p/>
          </table:table-cell>
          <table:table-cell office:value-type="string" table:style-name="ce23">
            <text:p>The Canada-ASEAN Scholarship and Educational Exchanges for Development (SEED) program</text:p>
          </table:table-cell>
          <table:table-cell office:value-type="string" table:style-name="ce23">
            <text:p>Canada-ASEAN SEED 2025 provides students from ASEAN member states with the opportunity to apply for short-term studies or research in Canada (4 months or one academic term), in fields that are aligned to the 2030 Agenda for Sustainable Development.</text:p>
          </table:table-cell>
          <table:table-cell office:value-type="string" table:style-name="ce24">
            <text:p>Postgraduate Student</text:p>
          </table:table-cell>
          <table:table-cell office:value-type="string" table:style-name="ce25">
            <text:p>Close</text:p>
          </table:table-cell>
          <table:table-cell office:value-type="date" office:date-value="2025-02-01T00:00:00" table:style-name="ce26">
            <text:p>1-Feb-25</text:p>
          </table:table-cell>
          <table:table-cell office:value-type="date" office:date-value="2025-03-31T00:00:00" table:style-name="ce26">
            <text:p>31-Mar-25</text:p>
          </table:table-cell>
          <table:table-cell office:value-type="string" table:style-name="ce23">
            <text:p>Website:<text:s/><text:span text:style-name="T5">https://www.educanada.ca/scholarships-bourses/news-nouvelles/2025/2025-01-30.aspx?lang=eng</text:span><text:s/></text:p>
            <text:p/>
            <text:p>Program Guidelines:<text:s/><text:span text:style-name="T5">https://www.educanada.ca/scholarships-bourses/can/institutions/asean-anase.aspx?lang=eng</text:span></text:p>
          </table:table-cell>
          <table:table-cell table:style-name="ce21"/>
          <table:table-cell table:number-columns-repeated="16374"/>
        </table:table-row>
        <table:table-row table:style-name="ro17">
          <table:table-cell table:style-name="ce20"/>
          <table:table-cell office:value-type="string" table:style-name="ce22">
            <text:p>Global Health Research – Health Policy and Systems bands 1 to 3</text:p>
            <text:p/>
          </table:table-cell>
          <table:table-cell office:value-type="string" table:style-name="ce23">
            <text:p>National Institute for Health &amp; Care Research, United Kingdom</text:p>
          </table:table-cell>
          <table:table-cell office:value-type="string" table:style-name="ce23">
            <text:p>The Global Health Research (GHR) Health Policy and Systems (HPS) programmes will soon be looking for applications to this new, annual funding opportunity. GHR-HPS funds research to improve the understanding and effectiveness of health systems and health policy in low and middle income countries (LMICs) on the Development Assistance Committee (DAC) list. Research must address evidence needs relating to health systems that are locally identified and prioritised, and must promote health equity, aligning with the aims of Sustainable Development Goal 3. Applications can span from broad, ambitious programmes of research to projects with a narrower scope.</text:p>
          </table:table-cell>
          <table:table-cell office:value-type="string" table:style-name="ce24">
            <text:p>Academician &amp; Researcher</text:p>
          </table:table-cell>
          <table:table-cell office:value-type="string" table:style-name="ce25">
            <text:p>Close</text:p>
          </table:table-cell>
          <table:table-cell office:value-type="date" office:date-value="2025-02-26T00:00:00" table:style-name="ce26">
            <text:p>26-Feb-25</text:p>
          </table:table-cell>
          <table:table-cell office:value-type="date" office:date-value="2025-06-04T00:00:00" table:style-name="ce26">
            <text:p>4-Jun-25</text:p>
          </table:table-cell>
          <table:table-cell office:value-type="string" table:style-name="ce28">
            <text:p><text:a xlink:href="https://www.nihr.ac.uk/funding/global-health-research-health-policy-and-systems-bands-1-3/97033">https://www.nihr.ac.uk/funding/global-health-research-health-policy-and-systems-bands-1-3/97033</text:a></text:p>
          </table:table-cell>
          <table:table-cell table:style-name="ce21"/>
          <table:table-cell table:number-columns-repeated="16374"/>
        </table:table-row>
        <table:table-row table:style-name="ro17">
          <table:table-cell table:style-name="ce20"/>
          <table:table-cell office:value-type="string" table:style-name="ce22">
            <text:p>Molecular and cellular medicine: new investigator: responsive mode</text:p>
            <text:p/>
          </table:table-cell>
          <table:table-cell office:value-type="string" table:style-name="ce23">
            <text:p>UK Research &amp; Innovation, United Kingdom</text:p>
          </table:table-cell>
          <table:table-cell office:value-type="string" table:style-name="ce23">
            <text:p>The award supports early-career researchers working in molecular and cellular medicine, including areas such as genetics, microbiology, cancer biology, and regenerative medicine. It focuses on advancing understanding of fundamental biological processes and their relevance to health and disease.</text:p>
          </table:table-cell>
          <table:table-cell office:value-type="string" table:style-name="ce24">
            <text:p>Academician &amp; Researcher</text:p>
          </table:table-cell>
          <table:table-cell office:value-type="string" table:style-name="ce25">
            <text:p>Close</text:p>
          </table:table-cell>
          <table:table-cell office:value-type="date" office:date-value="2025-01-13T00:00:00" table:style-name="ce26">
            <text:p>13-Jan-25</text:p>
          </table:table-cell>
          <table:table-cell office:value-type="date" office:date-value="2025-04-30T00:00:00" table:style-name="ce26">
            <text:p>30-Apr-25</text:p>
          </table:table-cell>
          <table:table-cell office:value-type="string" table:style-name="ce28">
            <text:p><text:a xlink:href="https://www.ukri.org/opportunity/molecular-and-cellular-medicine-new-investigator/">https://www.ukri.org/opportunity/molecular-and-cellular-medicine-new-investigator/</text:a></text:p>
          </table:table-cell>
          <table:table-cell table:style-name="ce21"/>
          <table:table-cell table:number-columns-repeated="16374"/>
        </table:table-row>
        <table:table-row table:style-name="ro17">
          <table:table-cell table:style-name="ce20"/>
          <table:table-cell office:value-type="string" table:style-name="ce22">
            <text:p>Infections and immunity: new investigator: responsive mode</text:p>
            <text:p/>
          </table:table-cell>
          <table:table-cell office:value-type="string" table:style-name="ce23">
            <text:p>UK Research &amp; Innovation, United Kingdom</text:p>
          </table:table-cell>
          <table:table-cell office:value-type="string" table:style-name="ce23">
            <text:p>This funding opportunity focuses on supporting research that advances understanding and innovation in infections and immunity. It encourages multidisciplinary approaches, spanning fundamental to translational science, with the goal of addressing major challenges in this field.</text:p>
          </table:table-cell>
          <table:table-cell office:value-type="string" table:style-name="ce24">
            <text:p>Academician &amp; Researcher</text:p>
          </table:table-cell>
          <table:table-cell office:value-type="string" table:style-name="ce25">
            <text:p>Close</text:p>
          </table:table-cell>
          <table:table-cell office:value-type="date" office:date-value="2025-01-13T00:00:00" table:style-name="ce26">
            <text:p>13-Jan-25</text:p>
          </table:table-cell>
          <table:table-cell office:value-type="date" office:date-value="2025-04-30T00:00:00" table:style-name="ce26">
            <text:p>30-Apr-25</text:p>
          </table:table-cell>
          <table:table-cell office:value-type="string" table:style-name="ce28">
            <text:p><text:a xlink:href="https://www.ukri.org/opportunity/infections-and-immunity-new-investigator/">https://www.ukri.org/opportunity/infections-and-immunity-new-investigator/</text:a></text:p>
          </table:table-cell>
          <table:table-cell table:style-name="ce21"/>
          <table:table-cell table:number-columns-repeated="16374"/>
        </table:table-row>
        <table:table-row table:style-name="ro19">
          <table:table-cell table:style-name="ce20"/>
          <table:table-cell office:value-type="string" table:style-name="ce22">
            <text:p>Third GCBC Research Grant Competition<text:s/></text:p>
            <text:p/>
          </table:table-cell>
          <table:table-cell office:value-type="string" table:style-name="ce23">
            <text:p>Global Centre on Biodiversity for Climate, United Kingdom</text:p>
          </table:table-cell>
          <table:table-cell office:value-type="string" table:style-name="ce23">
            <text:p>GCBC aims to fund a balanced portfolio of projects which collectively:</text:p>
            <text:p>1. Develop innovative nature-based solutions</text:p>
            <text:p>2. Apply systems approaches to inform large-scale transformative change</text:p>
          </table:table-cell>
          <table:table-cell office:value-type="string" table:style-name="ce24">
            <text:p>Academician &amp; Researcher</text:p>
          </table:table-cell>
          <table:table-cell office:value-type="string" table:style-name="ce25">
            <text:p>Close</text:p>
          </table:table-cell>
          <table:table-cell office:value-type="date" office:date-value="2025-01-13T00:00:00" table:style-name="ce26">
            <text:p>13-Jan-25</text:p>
          </table:table-cell>
          <table:table-cell office:value-type="date" office:date-value="2025-03-16T00:00:00" table:style-name="ce26">
            <text:p>16-Mar-25</text:p>
          </table:table-cell>
          <table:table-cell office:value-type="string" table:style-name="ce28">
            <text:p><text:a xlink:href="https://clareprogramme.org/update/clare-r4i-opportunities-fund/">https://clareprogramme.org/update/clare-r4i-opportunities-fund/</text:a></text:p>
          </table:table-cell>
          <table:table-cell table:style-name="ce21"/>
          <table:table-cell table:number-columns-repeated="16374"/>
        </table:table-row>
        <table:table-row table:style-name="ro17">
          <table:table-cell table:style-name="ce20"/>
          <table:table-cell office:value-type="string" table:style-name="ce22">
            <text:p>Ocean Community Empowerment and Nature (OCEAN) Partnership Grants</text:p>
            <text:p/>
          </table:table-cell>
          <table:table-cell office:value-type="string" table:style-name="ce23">
            <text:p>The Ocean Community Empowerment and Nature (OCEAN), United Kingdom</text:p>
          </table:table-cell>
          <table:table-cell office:value-type="string" table:style-name="ce23">
            <text:p>Applications are open to medium and large scale organsations who can partner with local organisations and scale up effective solutions.</text:p>
            <text:p/>
            <text:p>Applications will be through a two-stage process, with some applicants being invited for a more in depth discussion with members of our Expert Committee.</text:p>
            <text:p/>
            <text:p>OCEAN supports a wide range of projects that work to protect the marine environment and reduce poverty. Proposals from in-country organisations that work directly with coastal communities are particularly encouraged.</text:p>
          </table:table-cell>
          <table:table-cell office:value-type="string" table:style-name="ce24">
            <text:p>Academician &amp; Researcher</text:p>
          </table:table-cell>
          <table:table-cell office:value-type="string" table:style-name="ce25">
            <text:p>Close</text:p>
          </table:table-cell>
          <table:table-cell office:value-type="date" office:date-value="2025-01-13T00:00:00" table:style-name="ce26">
            <text:p>13-Jan-25</text:p>
          </table:table-cell>
          <table:table-cell office:value-type="date" office:date-value="2025-03-24T00:00:00" table:style-name="ce26">
            <text:p>24-Mar-25</text:p>
          </table:table-cell>
          <table:table-cell office:value-type="string" table:style-name="ce28">
            <text:p><text:a xlink:href="https://oceangrants.org.uk/apply/partnership-grants/">https://oceangrants.org.uk/apply/partnership-grants/</text:a></text:p>
          </table:table-cell>
          <table:table-cell table:style-name="ce21"/>
          <table:table-cell table:number-columns-repeated="16374"/>
        </table:table-row>
        <table:table-row table:style-name="ro29">
          <table:table-cell table:style-name="ce20"/>
          <table:table-cell office:value-type="string" table:style-name="ce22">
            <text:p>Evidence-informed policymaking grants</text:p>
          </table:table-cell>
          <table:table-cell office:value-type="string" table:style-name="ce23">
            <text:p>The British Academy, United Kingdom</text:p>
          </table:table-cell>
          <table:table-cell office:value-type="string" table:style-name="ce23">
            <text:p>The Academy is looking to support awards that work in the following fields:</text:p>
            <text:p/>
            <text:p>Environment, Sustainability &amp; Nature</text:p>
            <text:p>Transformative Technologies</text:p>
            <text:p>Health &amp; Wellbeing</text:p>
            <text:p>Cities &amp; Urbanisation</text:p>
            <text:p>Global Order, Geopolitics and International Affairs</text:p>
          </table:table-cell>
          <table:table-cell office:value-type="string" table:style-name="ce24">
            <text:p>Academician &amp; Researcher</text:p>
          </table:table-cell>
          <table:table-cell office:value-type="string" table:style-name="ce25">
            <text:p>Close</text:p>
          </table:table-cell>
          <table:table-cell office:value-type="date" office:date-value="2025-01-13T00:00:00" table:style-name="ce26">
            <text:p>13-Jan-25</text:p>
          </table:table-cell>
          <table:table-cell office:value-type="date" office:date-value="2025-02-19T00:00:00" table:style-name="ce42">
            <text:p>19-Feb-25</text:p>
          </table:table-cell>
          <table:table-cell office:value-type="string" table:style-name="ce28">
            <text:p><text:a xlink:href="https://www.thebritishacademy.ac.uk/funding/evidence-informed-policymaking-grants/">https://www.thebritishacademy.ac.uk/funding/evidence-informed-policymaking-grants/</text:a></text:p>
          </table:table-cell>
          <table:table-cell table:style-name="ce21"/>
          <table:table-cell table:number-columns-repeated="16374"/>
        </table:table-row>
        <table:table-row table:style-name="ro17">
          <table:table-cell table:style-name="ce20"/>
          <table:table-cell office:value-type="string" table:style-name="ce22">
            <text:p>ASEAN-UK GTF: Climate Policy, Green Finance, and Clean and Just Energy Transition Call for Proposals</text:p>
            <text:p/>
          </table:table-cell>
          <table:table-cell office:value-type="string" table:style-name="ce23">
            <text:p>UK PACT (Partnering for Accelerated Climate Transitions), United Kingdom</text:p>
          </table:table-cell>
          <table:table-cell office:value-type="string" table:style-name="ce23">
            <text:p>These projects should work closely with the ASEAN Secretariat to ensure alignment with ASEAN strategic documents, provide benefits to the public and private sector as well as the wider communities through piloting transformational technologies and facilitating evidence-based climate mitigation action. Climate adaptation co-benefits are welcome.</text:p>
          </table:table-cell>
          <table:table-cell office:value-type="string" table:style-name="ce24">
            <text:p>Academician &amp; Researcher</text:p>
          </table:table-cell>
          <table:table-cell office:value-type="string" table:style-name="ce25">
            <text:p>Close</text:p>
          </table:table-cell>
          <table:table-cell office:value-type="date" office:date-value="2025-01-13T00:00:00" table:style-name="ce26">
            <text:p>13-Jan-25</text:p>
          </table:table-cell>
          <table:table-cell office:value-type="date" office:date-value="2025-02-19T00:00:00" table:style-name="ce42">
            <text:p>19-Feb-25</text:p>
          </table:table-cell>
          <table:table-cell office:value-type="string" table:style-name="ce28">
            <text:p><text:a xlink:href="https://www.ukpact.co.uk/asean-uk-gtf-call-for-proposals-pillar-1-2-3">https://www.ukpact.co.uk/asean-uk-gtf-call-for-proposals-pillar-1-2-3</text:a></text:p>
          </table:table-cell>
          <table:table-cell table:style-name="ce21"/>
          <table:table-cell table:number-columns-repeated="16374"/>
        </table:table-row>
        <table:table-row table:style-name="ro17">
          <table:table-cell table:style-name="ce20"/>
          <table:table-cell office:value-type="string" table:style-name="ce22">
            <text:p>Call for Proposals - Battery Concept to Demonstrator Collaborative Projects</text:p>
          </table:table-cell>
          <table:table-cell office:value-type="string" table:style-name="ce23">
            <text:p>The Faraday Institution is leading the UK Government’s Ayrton Challenge on Energy Storage (ACES), United Kingdom</text:p>
          </table:table-cell>
          <table:table-cell office:value-type="string" table:style-name="ce23">
            <text:p>The Faraday Institution is leading the UK Government’s Ayrton Challenge on Energy Storage (ACES). As part of this, a research and development programme is underway focused on expanding energy access, facilitating emissions reductions, and supporting energy transitions in developing countries. The programme is leading on the development of improved and lower cost battery energy storage systems.</text:p>
          </table:table-cell>
          <table:table-cell office:value-type="string" table:style-name="ce24">
            <text:p>Academician &amp; Researcher</text:p>
          </table:table-cell>
          <table:table-cell office:value-type="string" table:style-name="ce25">
            <text:p>Close</text:p>
          </table:table-cell>
          <table:table-cell office:value-type="date" office:date-value="2025-01-13T00:00:00" table:style-name="ce26">
            <text:p>13-Jan-25</text:p>
          </table:table-cell>
          <table:table-cell office:value-type="date" office:date-value="2025-02-27T00:00:00" table:style-name="ce26">
            <text:p>27-Feb-25</text:p>
          </table:table-cell>
          <table:table-cell office:value-type="string" table:style-name="ce28">
            <text:p><text:a xlink:href="https://www.faraday.ac.uk/opportunities/aces-demonstrator-project-call-2025/?mc_cid=9d70f75a41&amp;mc_eid=485cf63e30">https://www.faraday.ac.uk/opportunities/aces-demonstrator-project-call-2025/?mc_cid=9d70f75a41&amp;mc_eid=485cf63e30</text:a></text:p>
          </table:table-cell>
          <table:table-cell table:style-name="ce21"/>
          <table:table-cell table:number-columns-repeated="16374"/>
        </table:table-row>
        <table:table-row table:style-name="ro17">
          <table:table-cell table:style-name="ce20"/>
          <table:table-cell office:value-type="string" table:style-name="ce22">
            <text:p>Taipei Economic and Cultural Office in Malaysia</text:p>
          </table:table-cell>
          <table:table-cell office:value-type="string" table:style-name="ce23">
            <text:p>MOE Taiwan Scholarship Program (Scholarships for Degree Studies)</text:p>
          </table:table-cell>
          <table:table-cell office:value-type="string" table:style-name="ce23">
            <text:p>The MOE Taiwan Scholarship Program offers recipients tuition and miscellaneous expenses of TWD 40,000 (approx. RM5,800) each semester. Additionally, undergraduate recipients will receive a monthly stipend of TWD 15,000 (approx. RM2,200), while postgraduate recipients will receive TWD 20,000 (approx. RM2,900) per month.</text:p>
          </table:table-cell>
          <table:table-cell office:value-type="string" table:style-name="ce24">
            <text:p>Undergraduate Student</text:p>
          </table:table-cell>
          <table:table-cell office:value-type="string" table:style-name="ce30">
            <text:p>Open</text:p>
          </table:table-cell>
          <table:table-cell office:value-type="date" office:date-value="2026-02-01T00:00:00" table:style-name="ce26">
            <text:p>1-Feb-26</text:p>
          </table:table-cell>
          <table:table-cell office:value-type="date" office:date-value="2026-04-30T00:00:00" table:style-name="ce26">
            <text:p>30-Apr-26</text:p>
          </table:table-cell>
          <table:table-cell office:value-type="string" table:style-name="ce43">
            <text:p>https://www.edutwmy.com/scholarships-information</text:p>
            <text:p/>
            <text:p/>
            <text:p>https://taiwanscholarship.moe.gov.tw/Apply</text:p>
          </table:table-cell>
          <table:table-cell table:style-name="ce21"/>
          <table:table-cell table:number-columns-repeated="16374"/>
        </table:table-row>
        <table:table-row table:style-name="ro17">
          <table:table-cell table:style-name="ce20"/>
          <table:table-cell office:value-type="string" table:style-name="ce22">
            <text:p>Taipei Economic and Cultural Office in Malaysia</text:p>
          </table:table-cell>
          <table:table-cell office:value-type="string" table:style-name="ce23">
            <text:p>MOE Huayu Enrichment Scholarship Program (Scholarships for short-term Mandarin Courses)</text:p>
          </table:table-cell>
          <table:table-cell office:value-type="string" table:style-name="ce23">
            <text:p>The MOE Huayu Enrichment Scholarship (HES) Program is offered for the Mandarin language learner to study at any university-affiliated language center in Taiwan. Recipient will receive a fixed monthly stipend of TWD 28,000 (approx. RM3,600) for either a 2-month summer programme (June - August 2026) or 3 or 6-month programme starting from September 2026</text:p>
          </table:table-cell>
          <table:table-cell office:value-type="string" table:style-name="ce24">
            <text:p>Undergraduate Student</text:p>
          </table:table-cell>
          <table:table-cell office:value-type="string" table:style-name="ce30">
            <text:p>Open</text:p>
          </table:table-cell>
          <table:table-cell office:value-type="date" office:date-value="2026-02-01T00:00:00" table:style-name="ce26">
            <text:p>1-Feb-26</text:p>
          </table:table-cell>
          <table:table-cell office:value-type="date" office:date-value="2026-03-31T00:00:00" table:style-name="ce26">
            <text:p>31-Mar-26</text:p>
          </table:table-cell>
          <table:table-cell office:value-type="string" table:style-name="ce44">
            <text:p>https://www.edutwmy.com/scholarships-information</text:p>
            <text:p/>
            <text:p/>
            <text:p>https://taiwanscholarship.moe.gov.tw/Apply</text:p>
          </table:table-cell>
          <table:table-cell table:style-name="ce21"/>
          <table:table-cell table:number-columns-repeated="16374"/>
        </table:table-row>
        <table:table-row table:style-name="ro17">
          <table:table-cell table:style-name="ce20"/>
          <table:table-cell office:value-type="string" table:style-name="ce22">
            <text:p>Taipei Economic and Cultural Office in Malaysia</text:p>
          </table:table-cell>
          <table:table-cell office:value-type="string" table:style-name="ce23">
            <text:p>2026 Taiwan ICDF Scholarship Program</text:p>
          </table:table-cell>
          <table:table-cell office:value-type="string" table:style-name="ce23">
            <text:p>The TaiwanICDF Scholarship Program is open for applications from Malaysians for English-taught Master's and Doctoral degrees at 18 universities in Taiwan, starting September 2026.</text:p>
            <text:p/>
            <text:p>This fully funded scholarship includes return airfare, housing, tuition, insurance, textbooks, and a monthly allowance of TWD18,000 ( approx. RM2,600) for Master's programs, or TWD20,000 (approx. RM2,900) for Ph.D. programs. There are 29 programs available, each with specific deadlines.</text:p>
          </table:table-cell>
          <table:table-cell office:value-type="string" table:style-name="ce24">
            <text:p>Postgraduate Student</text:p>
          </table:table-cell>
          <table:table-cell office:value-type="string" table:style-name="ce25">
            <text:p>Close</text:p>
          </table:table-cell>
          <table:table-cell office:value-type="date" office:date-value="2026-02-13T00:00:00" table:style-name="ce26">
            <text:p>13-Feb-26</text:p>
          </table:table-cell>
          <table:table-cell office:value-type="date" office:date-value="2026-03-15T00:00:00" table:style-name="ce26">
            <text:p>15-Mar-26</text:p>
          </table:table-cell>
          <table:table-cell office:value-type="string" table:style-name="ce28">
            <text:p><text:a xlink:href="https://web.icdf.org.tw/ICDF_TSP/WelcomeStart.aspx">https://web.icdf.org.tw/ICDF_TSP/WelcomeStart.aspx<text:line-break/><text:line-break/><text:line-break/>https://www.edutwmy.com/scholarships-information</text:a></text:p>
          </table:table-cell>
          <table:table-cell table:style-name="ce21"/>
          <table:table-cell table:number-columns-repeated="16374"/>
        </table:table-row>
        <table:table-row table:style-name="ro17">
          <table:table-cell table:style-name="ce20"/>
          <table:table-cell office:value-type="string" table:style-name="ce22">
            <text:p>Presidency for Turks Abroad and Related Communities (YTB)</text:p>
          </table:table-cell>
          <table:table-cell office:value-type="string" table:style-name="ce23">
            <text:p>Türkiye Scholarships 2025</text:p>
          </table:table-cell>
          <table:table-cell office:value-type="string" table:style-name="ce23">
            <text:p>Türkiye Scholarships offer more than just financial aid. The program provides a monthly stipend, full tuition coverage, housing, health insurance, and university placement. Students also benefit from academic, cultural, and social enrichment. The program is open to students at all levels of higher education, including undergraduate, master’s, and doctoral studies.</text:p>
          </table:table-cell>
          <table:table-cell office:value-type="string" table:style-name="ce24">
            <text:p>Undergraduate &amp; Postgraduate Student</text:p>
          </table:table-cell>
          <table:table-cell office:value-type="string" table:style-name="ce25">
            <text:p>Close</text:p>
          </table:table-cell>
          <table:table-cell office:value-type="date" office:date-value="2025-01-10T00:00:00" table:style-name="ce26">
            <text:p>10-Jan-25</text:p>
          </table:table-cell>
          <table:table-cell office:value-type="date" office:date-value="2025-02-20T00:00:00" table:style-name="ce26">
            <text:p>20-Feb-25</text:p>
          </table:table-cell>
          <table:table-cell office:value-type="string" table:style-name="ce28">
            <text:p><text:a xlink:href="https://www.turkiyeburslari.gov.tr/">https://www.turkiyeburslari.gov.tr/</text:a></text:p>
          </table:table-cell>
          <table:table-cell table:style-name="ce21"/>
          <table:table-cell table:number-columns-repeated="16374"/>
        </table:table-row>
        <table:table-row table:style-name="ro13">
          <table:table-cell table:style-name="ce20"/>
          <table:table-cell office:value-type="string" table:number-columns-spanned="8" table:number-rows-spanned="1" table:style-name="ce67">
            <text:p>Others</text:p>
          </table:table-cell>
          <table:covered-table-cell table:number-columns-repeated="7"/>
          <table:table-cell table:style-name="ce21"/>
          <table:table-cell table:number-columns-repeated="16374"/>
        </table:table-row>
        <table:table-row table:style-name="ro17">
          <table:table-cell table:style-name="ce20"/>
          <table:table-cell office:value-type="string" table:style-name="ce22">
            <text:p>UK-Malaysia University Consortium (UKMUC)</text:p>
          </table:table-cell>
          <table:table-cell office:value-type="string" table:style-name="ce23">
            <text:p>UK-Malaysia-ASEAN+3 Going Global Partnerships Grant 2025</text:p>
            <text:p/>
            <text:p/>
          </table:table-cell>
          <table:table-cell office:value-type="string" table:style-name="ce23">
            <text:p>The British Council in Malaysia invites member institutions of the UK-Malaysia University Consortium to submit joint proposals in partnership with one additional institution from ASEAN+3 countries. The projects should address one of the three key thematic areas (one project will be funded under each theme) and demonstrate innovative, cross-border solutions that pool expertise and resources to address shared higher education challenges.</text:p>
          </table:table-cell>
          <table:table-cell office:value-type="string" table:style-name="ce24">
            <text:p>Academician and Researcher</text:p>
          </table:table-cell>
          <table:table-cell office:value-type="string" table:style-name="ce25">
            <text:p>Close</text:p>
          </table:table-cell>
          <table:table-cell office:value-type="date" office:date-value="2025-08-25T00:00:00" table:style-name="ce26">
            <text:p>25-Aug-25</text:p>
          </table:table-cell>
          <table:table-cell office:value-type="date" office:date-value="2025-10-06T00:00:00" table:style-name="ce26">
            <text:p>6-Oct-25</text:p>
          </table:table-cell>
          <table:table-cell office:value-type="string" table:style-name="ce23">
            <text:p>To download the grant documents, please visit<text:s/><text:span text:style-name="T5">https://www.britishcouncil.my/uk-malaysia-asean3-grant-2025</text:span><text:s/></text:p>
            <text:p/>
            <text:p>All applications must be submitted via our online grant platform (registration required):<text:s/><text:span text:style-name="T5">https://goingglobalpartnerships.grantplatform.com/</text:span><text:s/></text:p>
            <text:p/>
            <text:p>If you have any inquiries, please contact: MYKUL1Education@britishcouncil.org<text:s/></text:p>
          </table:table-cell>
          <table:table-cell table:style-name="ce21"/>
          <table:table-cell table:number-columns-repeated="16374"/>
        </table:table-row>
        <table:table-row table:style-name="ro17">
          <table:table-cell table:style-name="ce20"/>
          <table:table-cell office:value-type="string" table:style-name="ce22">
            <text:p>The Rhodes Trust</text:p>
          </table:table-cell>
          <table:table-cell office:value-type="string" table:style-name="ce23">
            <text:p>The Rhodes Scholarships for Malaysia</text:p>
            <text:p/>
            <text:p/>
          </table:table-cell>
          <table:table-cell office:value-type="string" table:style-name="ce23">
            <text:p>The Rhodes Scholarship for Malaysia is a prestigious, fully-funded postgraduate award that enables talented Malaysian students to study at the University of Oxford. It's a collaborative effort between the Rhodes Trust and Yayasan Khazanah. The scholarship aims to identify and support young leaders with outstanding intellect, character, and a commitment to serving others and tackling global challenges</text:p>
          </table:table-cell>
          <table:table-cell office:value-type="string" table:style-name="ce24">
            <text:p>Postgraduate student</text:p>
          </table:table-cell>
          <table:table-cell office:value-type="string" table:style-name="ce25">
            <text:p>Close</text:p>
          </table:table-cell>
          <table:table-cell office:value-type="date" office:date-value="2025-06-02T00:00:00" table:style-name="ce26">
            <text:p>2-Jun-25</text:p>
          </table:table-cell>
          <table:table-cell office:value-type="date" office:date-value="2025-09-02T00:00:00" table:style-name="ce26">
            <text:p>2-Sept-25</text:p>
          </table:table-cell>
          <table:table-cell office:value-type="string" table:style-name="ce28">
            <text:p><text:a xlink:href="https://www.rhodeshouse.ox.ac.uk/scholarships/check-your-eligibility-and-apply/malaysia/">https://www.rhodeshouse.ox.ac.uk/scholarships/check-your-eligibility-and-apply/malaysia/</text:a></text:p>
          </table:table-cell>
          <table:table-cell table:style-name="ce21"/>
          <table:table-cell table:number-columns-repeated="16374"/>
        </table:table-row>
        <table:table-row table:style-name="ro17">
          <table:table-cell table:style-name="ce20"/>
          <table:table-cell office:value-type="string" table:style-name="ce22">
            <text:p>Asia-Europe Meeting (ASEM)</text:p>
          </table:table-cell>
          <table:table-cell office:value-type="string" table:style-name="ce23">
            <text:p>DUO-CIMEA/Italy Fellowship Programme</text:p>
            <text:p/>
            <text:p/>
          </table:table-cell>
          <table:table-cell office:value-type="string" table:style-name="ce23">
            <text:p>This program is an academic cooperation initiative under the framework of the Asia-Europe Meeting (ASEM), aimed at promoting academic mobility among professors, researchers, and PhD students from higher education institutions in Asia with institutions in Italy.</text:p>
          </table:table-cell>
          <table:table-cell office:value-type="string" table:style-name="ce24">
            <text:p>Professor / Researcher / PhD Student from ASEM Asian countries including Malaysia</text:p>
          </table:table-cell>
          <table:table-cell office:value-type="string" table:style-name="ce25">
            <text:p>Close</text:p>
          </table:table-cell>
          <table:table-cell office:value-type="string" table:style-name="ce24">
            <text:p>Mac 2025</text:p>
          </table:table-cell>
          <table:table-cell office:value-type="date" office:date-value="2026-10-31T00:00:00" table:style-name="ce26">
            <text:p>31-Oct-26</text:p>
          </table:table-cell>
          <table:table-cell office:value-type="string" table:style-name="ce27">
            <text:p>https://www.asemduo.org/03_forms/forms_10.php<text:span text:style-name="T2"><text:s/></text:span></text:p>
            <text:p>https://www.cimea.it/pagina-duo-cimea-italia</text:p>
          </table:table-cell>
          <table:table-cell table:style-name="ce21"/>
          <table:table-cell table:number-columns-repeated="16374"/>
        </table:table-row>
        <table:table-row table:style-name="ro17">
          <table:table-cell table:style-name="ce20"/>
          <table:table-cell office:value-type="string" table:style-name="ce22">
            <text:p>Ministry of Science, Technology and Innovation (MOSTI)</text:p>
          </table:table-cell>
          <table:table-cell office:value-type="string" table:style-name="ce23">
            <text:p>7th ASEAN-ROK STI Award 2025</text:p>
          </table:table-cell>
          <table:table-cell office:value-type="string" table:style-name="ce23">
            <text:p>The Government of Republic of Korea (ROK), in support of the Science and Technology Policy Institute (STEPI), and the Association of Southeast Asian Nations (ASEAN) recognize the importance of science, technology and innovation in promoting the economic development and sound security of nations. To this effect, an annual award is established to encourage young scientists and engineers to take on research in science, technology and innovation. The ASEAN-ROK Award for Excellence in Science, Technology and Innovation recognizes the academic and professional achievements of promising, early-career scientists and engineers of ASEAN nationality. The Award is open to professionals pursuing careers in any field of natural sciences or engineering.</text:p>
          </table:table-cell>
          <table:table-cell office:value-type="string" table:style-name="ce24">
            <text:p>Academician and Researcher</text:p>
          </table:table-cell>
          <table:table-cell office:value-type="string" table:style-name="ce25">
            <text:p>Close</text:p>
          </table:table-cell>
          <table:table-cell office:value-type="date" office:date-value="2025-06-30T00:00:00" table:style-name="ce26">
            <text:p>30-Jun-25</text:p>
          </table:table-cell>
          <table:table-cell office:value-type="date" office:date-value="2025-07-31T00:00:00" table:style-name="ce26">
            <text:p>31-Jul-25</text:p>
          </table:table-cell>
          <table:table-cell office:value-type="string" table:style-name="ce28">
            <text:p><text:a xlink:href="https://www.stepi.re.kr/site/iiccen/ex/bbs/View.do?pageIndex=1&amp;cbIdx=1351&amp;bcIdx=41649&amp;mode=&amp;kwrdSearch=&amp;tgtTypeCd=SUB_CONT&amp;searchKey=&amp;searchSort=REG_DT">https://www.stepi.re.kr/site/iiccen/ex/bbs/View.do?pageIndex=1&amp;cbIdx=1351&amp;bcIdx=41649&amp;mode=&amp;kwrdSearch=&amp;tgtTypeCd=SUB_CONT&amp;searchKey=&amp;searchSort=REG_DT</text:a></text:p>
          </table:table-cell>
          <table:table-cell table:style-name="ce21"/>
          <table:table-cell table:number-columns-repeated="16374"/>
        </table:table-row>
        <table:table-row table:style-name="ro17">
          <table:table-cell table:style-name="ce20"/>
          <table:table-cell office:value-type="string" table:style-name="ce22">
            <text:p>Singapore National Academy of Science (SNAS)</text:p>
          </table:table-cell>
          <table:table-cell office:value-type="string" table:style-name="ce23">
            <text:p>Singapore Academies South-East Asia Fellowship (SASEAF) Programme 2025</text:p>
          </table:table-cell>
          <table:table-cell office:value-type="string" table:style-name="ce23">
            <text:p>The SG Academies South-East Asia Fellowship (SASEAF) Programme aims to attract bright postgraduate researchers from South-East Asia to Singapore research institutions for a 2-year long fellowship. This fellowship was first known as the SNAS ASEAN Fellowship in 2020, renamed to the SG Academies ASEAN Fellowship, then further revised to SASEAF in 2021. It is now administered by three academies in Singapore - the Singapore National Academy of Science (SNAS), together with the Academy of Medicine Singapore (AMS), and the Academy of Engineering Singapore (SAEng) - and funded by the National Research Foundation (NRF).</text:p>
          </table:table-cell>
          <table:table-cell office:value-type="string" table:style-name="ce24">
            <text:p>Postgraduate Student &amp; Researcher</text:p>
          </table:table-cell>
          <table:table-cell office:value-type="string" table:style-name="ce25">
            <text:p>Close</text:p>
          </table:table-cell>
          <table:table-cell office:value-type="date" office:date-value="2025-07-01T00:00:00" table:style-name="ce26">
            <text:p>1-Jul-25</text:p>
          </table:table-cell>
          <table:table-cell office:value-type="date" office:date-value="2025-08-01T00:00:00" table:style-name="ce26">
            <text:p>1-Aug-25</text:p>
          </table:table-cell>
          <table:table-cell office:value-type="string" table:style-name="ce28">
            <text:p><text:a xlink:href="https://snas.org.sg/saseaf">https://snas.org.sg/saseaf</text:a></text:p>
          </table:table-cell>
          <table:table-cell table:style-name="ce21"/>
          <table:table-cell table:number-columns-repeated="16374"/>
        </table:table-row>
        <table:table-row table:style-name="ro31">
          <table:table-cell table:style-name="ce20"/>
          <table:table-cell office:value-type="string" table:style-name="ce22">
            <text:p>European Association for International Education</text:p>
          </table:table-cell>
          <table:table-cell office:value-type="string" table:style-name="ce23">
            <text:p>EAIE Doctoral Research Grants</text:p>
          </table:table-cell>
          <table:table-cell office:value-type="string" table:style-name="ce23">
            <text:p>Support your doctoral research on internationalisation in higher education with up to €4500 in funding. Applications are open to both EAIE members and non-members.</text:p>
          </table:table-cell>
          <table:table-cell office:value-type="string" table:style-name="ce24">
            <text:p>Postgraduate Student &amp; Researcher</text:p>
          </table:table-cell>
          <table:table-cell office:value-type="string" table:style-name="ce25">
            <text:p>Close</text:p>
          </table:table-cell>
          <table:table-cell office:value-type="date" office:date-value="2025-06-09T00:00:00" table:style-name="ce26">
            <text:p>9-Jun-25</text:p>
          </table:table-cell>
          <table:table-cell office:value-type="date" office:date-value="2025-08-01T00:00:00" table:style-name="ce26">
            <text:p>1-Aug-25</text:p>
          </table:table-cell>
          <table:table-cell office:value-type="string" table:style-name="ce28">
            <text:p><text:a xlink:href="https://www.eaie.org/resources/research-grants.html?utm_campaign=Research%2B2025&amp;utm_source=rm&amp;utm_medium=email">https://www.eaie.org/resources/research-grants.html?utm_campaign=Research%2B2025&amp;utm_source=rm&amp;utm_medium=email</text:a></text:p>
          </table:table-cell>
          <table:table-cell table:style-name="ce21"/>
          <table:table-cell table:number-columns-repeated="16374"/>
        </table:table-row>
        <table:table-row table:style-name="ro17">
          <table:table-cell table:style-name="ce20"/>
          <table:table-cell office:value-type="string" table:style-name="ce22">
            <text:p>Hungarian Academy of Science<text:s/></text:p>
            <text:p/>
          </table:table-cell>
          <table:table-cell office:value-type="string" table:style-name="ce23">
            <text:p>Momentum MSCA Premium Postdoctoral Fellowship Programme (Momentum PPDF)</text:p>
          </table:table-cell>
          <table:table-cell office:value-type="string" table:style-name="ce23">
            <text:p>The Momentum MSCA Premium Postdoctoral Fellowship Programme (Momentum PPDF), that is a 5-year initiative aimed at attracting and nurturing up to 35 exceptional postdoctoral researchers from around the globe, enabling them to collaborate with research groups of "Lendület" Momentum, a flagship research programme of the Hungarian Academy of Sciences (MTA) in Hungary.</text:p>
          </table:table-cell>
          <table:table-cell office:value-type="string" table:style-name="ce24">
            <text:p>Postgraduate Student &amp; Researcher</text:p>
          </table:table-cell>
          <table:table-cell office:value-type="string" table:style-name="ce25">
            <text:p>Close</text:p>
          </table:table-cell>
          <table:table-cell office:value-type="date" office:date-value="2025-04-02T00:00:00" table:style-name="ce26">
            <text:p>2-Apr-25</text:p>
          </table:table-cell>
          <table:table-cell office:value-type="date" office:date-value="2025-05-31T00:00:00" table:style-name="ce26">
            <text:p>31-May-25</text:p>
          </table:table-cell>
          <table:table-cell office:value-type="string" table:style-name="ce28">
            <text:p><text:a xlink:href="https://momentummsca.mta.hu/become-a-fellow">https://momentummsca.mta.hu/become-a-fellow</text:a></text:p>
          </table:table-cell>
          <table:table-cell table:style-name="ce21"/>
          <table:table-cell table:number-columns-repeated="16374"/>
        </table:table-row>
        <table:table-row table:style-name="ro17">
          <table:table-cell table:style-name="ce20"/>
          <table:table-cell office:value-type="string" table:style-name="ce22">
            <text:p>Ministry of Foreign Affairs and International Cooperation (MAECI), Italy</text:p>
          </table:table-cell>
          <table:table-cell office:value-type="string" table:style-name="ce23">
            <text:p>Grants to Malaysian citizens for the academic year 2025-2026</text:p>
            <text:p/>
          </table:table-cell>
          <table:table-cell office:value-type="string" table:style-name="ce23">
            <text:p>The Italian Ministry of Foreign Affairs and International Cooperation (MAECI) offers grants in</text:p>
            <text:p>favour of foreign students living abroad and Italian citizens living abroad (IRE)* for the 2025-2026</text:p>
            <text:p>academic year in order to foster cooperation in the cultural, scientific and technological fields, to</text:p>
            <text:p>support Italy’s economic system in the world and to promote the Italian language and culture</text:p>
          </table:table-cell>
          <table:table-cell office:value-type="string" table:style-name="ce24">
            <text:p>Postgraduate Student &amp; Researcher</text:p>
          </table:table-cell>
          <table:table-cell office:value-type="string" table:style-name="ce25">
            <text:p>Close</text:p>
          </table:table-cell>
          <table:table-cell office:value-type="date" office:date-value="2025-05-01T00:00:00" table:style-name="ce26">
            <text:p>1-May-25</text:p>
          </table:table-cell>
          <table:table-cell office:value-type="date" office:date-value="2025-05-16T00:00:00" table:style-name="ce26">
            <text:p>16-May-25</text:p>
          </table:table-cell>
          <table:table-cell office:value-type="string" table:style-name="ce28">
            <text:p><text:a xlink:href="https://studyinitaly.esteri.it/Auth/Register">https://studyinitaly.esteri.it/ListaBandi<text:line-break/>https://studyinitaly.esteri.it/Auth/Register</text:a></text:p>
          </table:table-cell>
          <table:table-cell table:style-name="ce21"/>
          <table:table-cell table:number-columns-repeated="16374"/>
        </table:table-row>
        <table:table-row table:style-name="ro28">
          <table:table-cell table:style-name="ce20"/>
          <table:table-cell office:value-type="string" table:style-name="ce22">
            <text:p>National University of Singapore</text:p>
            <text:p/>
          </table:table-cell>
          <table:table-cell office:value-type="string" table:style-name="ce23">
            <text:p>The 2025 NUS Young Fellowship</text:p>
          </table:table-cell>
          <table:table-cell office:value-type="string" table:style-name="ce23">
            <text:p>This week-long summer program is designed for penultimate-year undergraduates passionate about graduate studies and research. It offers a unique opportunity for collaboration, idea exchange, and expanding perspectives.</text:p>
          </table:table-cell>
          <table:table-cell office:value-type="string" table:style-name="ce24">
            <text:p>Undergraduate Student</text:p>
          </table:table-cell>
          <table:table-cell office:value-type="string" table:style-name="ce25">
            <text:p>Close</text:p>
          </table:table-cell>
          <table:table-cell office:value-type="date" office:date-value="2025-02-13T00:00:00" table:style-name="ce26">
            <text:p>13-Feb-25</text:p>
          </table:table-cell>
          <table:table-cell office:value-type="date" office:date-value="2025-03-05T00:00:00" table:style-name="ce26">
            <text:p>5-Mar-25</text:p>
          </table:table-cell>
          <table:table-cell office:value-type="string" table:style-name="ce28">
            <text:p><text:a xlink:href="https://cde.nus.edu.sg/graduate/2025-nus-young-fellowship/">https://cde.nus.edu.sg/graduate/2025-nus-young-fellowship/</text:a></text:p>
          </table:table-cell>
          <table:table-cell table:style-name="ce21"/>
          <table:table-cell table:number-columns-repeated="16374"/>
        </table:table-row>
        <table:table-row table:style-name="ro17">
          <table:table-cell table:style-name="ce20"/>
          <table:table-cell office:value-type="string" table:style-name="ce22">
            <text:p>National University of Singapore<text:s/></text:p>
            <text:p/>
          </table:table-cell>
          <table:table-cell office:value-type="string" table:style-name="ce23">
            <text:p>The Internship &amp; Research Immersion in Singapore (IRIS@NUS)</text:p>
          </table:table-cell>
          <table:table-cell office:value-type="string" table:style-name="ce23">
            <text:p>This two-month summer program is designed for outstanding undergraduates considering graduate studies at NUS. IRIS offers hands-on research experience under faculty mentorship, enabling participants to tackle global challenges through innovative projects. Students will engage in cutting-edge research, attend graduate-level seminars, and present their findings at the closing symposium, fostering knowledge exchange with peers and NUS scholars.</text:p>
            <text:p/>
            <text:p>The program’s immersive format deepens learning, enhances faculty engagement, and provides valuable insights into academic research and graduate education—unlocking exciting possibilities for their future careers in scientific research.</text:p>
          </table:table-cell>
          <table:table-cell office:value-type="string" table:style-name="ce24">
            <text:p>Undergraduate Student</text:p>
          </table:table-cell>
          <table:table-cell office:value-type="string" table:style-name="ce25">
            <text:p>Close</text:p>
          </table:table-cell>
          <table:table-cell office:value-type="date" office:date-value="2025-02-13T00:00:00" table:style-name="ce26">
            <text:p>13-Feb-25</text:p>
          </table:table-cell>
          <table:table-cell office:value-type="date" office:date-value="2025-03-05T00:00:00" table:style-name="ce26">
            <text:p>5-Mar-25</text:p>
          </table:table-cell>
          <table:table-cell office:value-type="string" table:style-name="ce28">
            <text:p><text:a xlink:href="https://nusgs.nus.edu.sg/irisnus/">https://nusgs.nus.edu.sg/irisnus/</text:a></text:p>
          </table:table-cell>
          <table:table-cell table:style-name="ce21"/>
          <table:table-cell table:number-columns-repeated="16374"/>
        </table:table-row>
        <table:table-row table:style-name="ro32">
          <table:table-cell table:style-name="ce20"/>
          <table:table-cell office:value-type="string" table:style-name="ce22">
            <text:p>Bursa Technical University (BTU), Turkiye</text:p>
          </table:table-cell>
          <table:table-cell office:value-type="string" table:style-name="ce23">
            <text:p>Erasmus+ KA171 Staff Mobility for Teaching/Training program</text:p>
          </table:table-cell>
          <table:table-cell office:value-type="string" table:style-name="ce23">
            <text:p>The applicant must be an academic staff member from the Political Sciences and Civics Department.</text:p>
          </table:table-cell>
          <table:table-cell office:value-type="string" table:style-name="ce24">
            <text:p>Academician</text:p>
          </table:table-cell>
          <table:table-cell office:value-type="string" table:style-name="ce25">
            <text:p>Close</text:p>
          </table:table-cell>
          <table:table-cell office:value-type="date" office:date-value="2025-01-02T00:00:00" table:style-name="ce26">
            <text:p>2-Jan-25</text:p>
          </table:table-cell>
          <table:table-cell office:value-type="date" office:date-value="2025-01-24T00:00:00" table:style-name="ce26">
            <text:p>24-Jan-25</text:p>
          </table:table-cell>
          <table:table-cell office:value-type="string" table:style-name="ce28">
            <text:p><text:a xlink:href="https://erasmus.btu.edu.tr/en/page/detail/4319/ka171-staff-mobility-for-teaching-incoming">https://erasmus.btu.edu.tr/en/page/detail/4319/ka171-staff-mobility-for-teaching-incoming</text:a></text:p>
          </table:table-cell>
          <table:table-cell table:style-name="ce21"/>
          <table:table-cell table:number-columns-repeated="16374"/>
        </table:table-row>
        <table:table-row table:style-name="ro17">
          <table:table-cell table:style-name="ce20"/>
          <table:table-cell office:value-type="string" table:style-name="ce22">
            <text:p>Merdeka Award Trust</text:p>
          </table:table-cell>
          <table:table-cell office:value-type="string" table:style-name="ce23">
            <text:p>Merdeka Award Grant for International Attachment</text:p>
          </table:table-cell>
          <table:table-cell office:value-type="string" table:style-name="ce23">
            <text:p>This prestigious programme offers young Malaysians, aged 22 to 35, the chance to undertake a three-month attachment at internationally renowned institutions. It focuses on supporting impactful research or projects in the following fields: Education &amp; Community, Environment, Health, Science &amp; Technology, and Humanities, Arts &amp; Sports.</text:p>
          </table:table-cell>
          <table:table-cell office:value-type="string" table:style-name="ce24">
            <text:p>Undergraduate Student</text:p>
          </table:table-cell>
          <table:table-cell office:value-type="string" table:style-name="ce25">
            <text:p>Close</text:p>
          </table:table-cell>
          <table:table-cell office:value-type="date" office:date-value="2025-01-01T00:00:00" table:style-name="ce26">
            <text:p>1-Jan-25</text:p>
          </table:table-cell>
          <table:table-cell office:value-type="date" office:date-value="2025-05-01T00:00:00" table:style-name="ce26">
            <text:p>1-May-25</text:p>
          </table:table-cell>
          <table:table-cell office:value-type="string" table:style-name="ce28">
            <text:p><text:a xlink:href="https://www.merdekaaward.my/apply-for-grant">https://www.merdekaaward.my/apply-for-grant</text:a></text:p>
          </table:table-cell>
          <table:table-cell table:style-name="ce21"/>
          <table:table-cell table:number-columns-repeated="16374"/>
        </table:table-row>
        <table:table-row table:style-name="ro33">
          <table:table-cell table:style-name="ce20"/>
          <table:table-cell office:value-type="string" table:style-name="ce22">
            <text:p>The Royal Society, United Kingdom</text:p>
          </table:table-cell>
          <table:table-cell office:value-type="string" table:style-name="ce23">
            <text:p>Newton International Fellowship</text:p>
          </table:table-cell>
          <table:table-cell office:value-type="string" table:style-name="ce23">
            <text:p>This fellowship is for non-UK scientists who are at an early stage of their research career and wish to conduct research in the UK</text:p>
          </table:table-cell>
          <table:table-cell office:value-type="string" table:style-name="ce24">
            <text:p>Academician &amp; Researcher</text:p>
          </table:table-cell>
          <table:table-cell office:value-type="string" table:style-name="ce25">
            <text:p>Close</text:p>
          </table:table-cell>
          <table:table-cell office:value-type="date" office:date-value="2025-01-21T00:00:00" table:style-name="ce26">
            <text:p>21-Jan-25</text:p>
          </table:table-cell>
          <table:table-cell office:value-type="date" office:date-value="2025-03-18T00:00:00" table:style-name="ce26">
            <text:p>18-Mar-25</text:p>
          </table:table-cell>
          <table:table-cell office:value-type="string" table:style-name="ce28">
            <text:p><text:a xlink:href="https://royalsociety.org/grants/newton-international/">https://royalsociety.org/grants/newton-international/</text:a></text:p>
          </table:table-cell>
          <table:table-cell table:style-name="ce21"/>
          <table:table-cell table:number-columns-repeated="16374"/>
        </table:table-row>
        <table:table-row table:style-name="ro17">
          <table:table-cell table:style-name="ce20"/>
          <table:table-cell office:value-type="string" table:style-name="ce22">
            <text:p>Toshiba, Japan</text:p>
          </table:table-cell>
          <table:table-cell office:value-type="string" table:style-name="ce23">
            <text:p>Toshiba International Foundation Grants (FY2026)</text:p>
          </table:table-cell>
          <table:table-cell office:value-type="string" table:style-name="ce23">
            <text:p>TIFO supports projects that promote understanding of Japan, and divides them into the following four categories:</text:p>
            <text:p>(a) Symposia and seminars that promote international understanding of Japan</text:p>
            <text:p>(b) Cultural programs that promote international understanding of Japan</text:p>
            <text:p>(c) Research and studies that promote international understanding of Japan</text:p>
            <text:p>(d) Programs to foster future experts who will contribute to promoting international understanding of Japan</text:p>
          </table:table-cell>
          <table:table-cell office:value-type="string" table:style-name="ce24">
            <text:p>Academician &amp; Researcher</text:p>
          </table:table-cell>
          <table:table-cell office:value-type="string" table:style-name="ce29">
            <text:p>will be announced</text:p>
          </table:table-cell>
          <table:table-cell office:value-type="string" table:style-name="ce24">
            <text:p>Expected open on Oct 2025</text:p>
          </table:table-cell>
          <table:table-cell office:value-type="string" table:style-name="ce24">
            <text:p>Expected closed on Nov 2025</text:p>
          </table:table-cell>
          <table:table-cell office:value-type="string" table:style-name="ce28">
            <text:p><text:a xlink:href="https://www.toshibafoundation.com/apply/grantsapplication.html">https://www.toshibafoundation.com/apply/grantsapplication.html</text:a></text:p>
          </table:table-cell>
          <table:table-cell table:style-name="ce21"/>
          <table:table-cell table:number-columns-repeated="16374"/>
        </table:table-row>
        <table:table-row table:style-name="ro17">
          <table:table-cell table:style-name="ce20"/>
          <table:table-cell office:value-type="string" table:style-name="ce22">
            <text:p>Kuwait Foundation for the Advancement of Sciences (KFAS)</text:p>
          </table:table-cell>
          <table:table-cell office:value-type="string" table:style-name="ce23">
            <text:p>Applied, Fundamental &amp; Young Researcher Grants</text:p>
          </table:table-cell>
          <table:table-cell office:value-type="string" table:style-name="ce23">
            <text:p>The Kuwait Foundation for the Advancement of Sciences (KFAS) provide grants for Applied, Fundamental, and Young Researcher Proposals in the following key priority domains: Health, STEAM Education, Energy, Environment, Food &amp; Water Security, Future Economies.</text:p>
          </table:table-cell>
          <table:table-cell office:value-type="string" table:style-name="ce24">
            <text:p>Academician &amp; Researcher</text:p>
          </table:table-cell>
          <table:table-cell office:value-type="string" table:style-name="ce25">
            <text:p>Close</text:p>
          </table:table-cell>
          <table:table-cell office:value-type="date" office:date-value="2025-01-15T00:00:00" table:style-name="ce26">
            <text:p>15-Jan-25</text:p>
          </table:table-cell>
          <table:table-cell office:value-type="date" office:date-value="2025-04-15T00:00:00" table:style-name="ce26">
            <text:p>15-Apr-25</text:p>
          </table:table-cell>
          <table:table-cell office:value-type="string" table:style-name="ce28">
            <text:p><text:a xlink:href="https://www.kfas.org/Offerings/Scientist-or-Researcher/Research-Supports--Grants/Research-Support--Grants">https://www.kfas.org/Offerings/Scientist-or-Researcher/Research-Supports--Grants/Research-Support--Grants</text:a></text:p>
          </table:table-cell>
          <table:table-cell table:style-name="ce21"/>
          <table:table-cell table:number-columns-repeated="16374"/>
        </table:table-row>
        <table:table-row table:style-name="ro30">
          <table:table-cell table:style-name="ce20"/>
          <table:table-cell office:value-type="string" table:style-name="ce22">
            <text:p>Taiho Kogyo Tribology Research Foundation, Japan</text:p>
          </table:table-cell>
          <table:table-cell office:value-type="string" table:style-name="ce23">
            <text:p>Taiho Kogyo Tribology Research Foundation Research</text:p>
            <text:p>Grant</text:p>
          </table:table-cell>
          <table:table-cell office:value-type="string" table:style-name="ce23">
            <text:p>The theme of the proposed research is related to tribology. The research is expected to contribute to the tribology industry for sustainable society with achieving the Sustainable Development Goals (SDGs).</text:p>
          </table:table-cell>
          <table:table-cell office:value-type="string" table:style-name="ce24">
            <text:p>Academician &amp; Researcher</text:p>
          </table:table-cell>
          <table:table-cell office:value-type="string" table:style-name="ce25">
            <text:p>Close</text:p>
          </table:table-cell>
          <table:table-cell office:value-type="date" office:date-value="2025-01-01T00:00:00" table:style-name="ce26">
            <text:p>1-Jan-25</text:p>
          </table:table-cell>
          <table:table-cell office:value-type="date" office:date-value="2025-03-31T00:00:00" table:style-name="ce26">
            <text:p>31-Mar-25</text:p>
          </table:table-cell>
          <table:table-cell office:value-type="string" table:style-name="ce28">
            <text:p><text:a xlink:href="https://www.ttrf.org/pages/app-research.html">https://www.ttrf.org/pages/app-research.html</text:a></text:p>
          </table:table-cell>
          <table:table-cell table:style-name="ce21"/>
          <table:table-cell table:number-columns-repeated="16374"/>
        </table:table-row>
        <table:table-row table:style-name="ro17">
          <table:table-cell table:style-name="ce20"/>
          <table:table-cell office:value-type="string" table:style-name="ce22">
            <text:p>SPENCER Foundation</text:p>
          </table:table-cell>
          <table:table-cell office:value-type="string" table:style-name="ce23">
            <text:p>The Small Research Grants on Education Program</text:p>
          </table:table-cell>
          <table:table-cell office:value-type="string" table:style-name="ce23">
            <text:p>The Small Research Grants on Education Program supports education research projects that will contribute to the improvement of education, broadly conceived, with budgets up to $50,000 for projects ranging from one to five years. We accept applications three times per year.</text:p>
            <text:p/>
            <text:p>This program is “field-initiated” in that proposal submissions are not in response to a specific request for a particular research topic, discipline, design, method, or location. Our goal for this program is to support rigorous, intellectually ambitious and technically sound research that is relevant to the most pressing questions and compelling opportunities in education.</text:p>
          </table:table-cell>
          <table:table-cell office:value-type="string" table:style-name="ce24">
            <text:p>Academician &amp; Researcher</text:p>
          </table:table-cell>
          <table:table-cell office:value-type="string" table:style-name="ce29">
            <text:p>will be announced</text:p>
          </table:table-cell>
          <table:table-cell office:value-type="string" table:style-name="ce24">
            <text:p>Expected open on Mid-February 2025</text:p>
          </table:table-cell>
          <table:table-cell office:value-type="string" table:style-name="ce24">
            <text:p>Expected closed on Mid-April 2025</text:p>
          </table:table-cell>
          <table:table-cell office:value-type="string" table:style-name="ce28">
            <text:p><text:a xlink:href="https://www.spencer.org/grant_types/small-research-grant">https://www.spencer.org/grant_types/small-research-grant</text:a></text:p>
          </table:table-cell>
          <table:table-cell table:style-name="ce21"/>
          <table:table-cell table:number-columns-repeated="16374"/>
        </table:table-row>
        <table:table-row table:style-name="ro34">
          <table:table-cell table:style-name="ce20"/>
          <table:table-cell office:value-type="string" table:style-name="ce22">
            <text:p>Rufford Foundation funds</text:p>
          </table:table-cell>
          <table:table-cell office:value-type="string" table:style-name="ce23">
            <text:p>Rufford Small Grant</text:p>
          </table:table-cell>
          <table:table-cell office:value-type="string" table:style-name="ce23">
            <text:p>The Rufford Foundation is currently seeking applications for Rufford Small Grants for Nature Conservation program.</text:p>
          </table:table-cell>
          <table:table-cell office:value-type="string" table:style-name="ce24">
            <text:p>Academician &amp; Researcher</text:p>
          </table:table-cell>
          <table:table-cell office:value-type="string" table:style-name="ce30">
            <text:p>Open</text:p>
          </table:table-cell>
          <table:table-cell office:value-type="string" table:style-name="ce24">
            <text:p>Open throughout the year</text:p>
          </table:table-cell>
          <table:table-cell office:value-type="string" table:style-name="ce24">
            <text:p>-</text:p>
          </table:table-cell>
          <table:table-cell office:value-type="string" table:style-name="ce28">
            <text:p><text:a xlink:href="https://apply.ruffordsmallgrants.org/">https://apply.ruffordsmallgrants.org/</text:a></text:p>
          </table:table-cell>
          <table:table-cell table:style-name="ce21"/>
          <table:table-cell table:number-columns-repeated="16374"/>
        </table:table-row>
        <table:table-row table:style-name="ro17">
          <table:table-cell table:style-name="ce20"/>
          <table:table-cell office:value-type="string" table:style-name="ce22">
            <text:p>Sanya Institute, China Agricultural University</text:p>
          </table:table-cell>
          <table:table-cell office:value-type="string" table:style-name="ce23">
            <text:p>The Chinese Master Degree Full Scholarship Program</text:p>
          </table:table-cell>
          <table:table-cell office:value-type="string" table:style-name="ce23">
            <text:p>Sanya Institute of China Agricultural University launches the International Master Degree Scholarship Program in Business Administration. The enrollment number is 20 full scholarship international students this year. The Program is a two-year full-time program. Students will be awarded a master's degree from China Agricultural University.</text:p>
          </table:table-cell>
          <table:table-cell office:value-type="string" table:style-name="ce24">
            <text:p>Undergraduate Student</text:p>
          </table:table-cell>
          <table:table-cell office:value-type="string" table:style-name="ce25">
            <text:p>Close</text:p>
          </table:table-cell>
          <table:table-cell office:value-type="date" office:date-value="2025-02-01T00:00:00" table:style-name="ce31">
            <text:p>Feb-25</text:p>
          </table:table-cell>
          <table:table-cell office:value-type="date" office:date-value="2025-03-31T00:00:00" table:style-name="ce26">
            <text:p>31-Mar-25</text:p>
          </table:table-cell>
          <table:table-cell office:value-type="string" table:style-name="ce28">
            <text:p><text:a xlink:href="https://drive.google.com/file/d/1HVsRrZ9Y9JtVFdxbapeb44knIncakiAX/view?usp=sharing">https://drive.google.com/file/d/1HVsRrZ9Y9JtVFdxbapeb44knIncakiAX/view?usp=sharing</text:a></text:p>
          </table:table-cell>
          <table:table-cell table:style-name="ce21"/>
          <table:table-cell table:number-columns-repeated="16374"/>
        </table:table-row>
        <table:table-row table:style-name="ro19">
          <table:table-cell table:style-name="ce20"/>
          <table:table-cell office:value-type="string" table:style-name="ce22">
            <text:p>Korea Advanced Institute of Science &amp; Technology (KAIST)</text:p>
          </table:table-cell>
          <table:table-cell office:value-type="string" table:style-name="ce23">
            <text:p>The 2025 Fall Regular Track for KAIST International Graduate Admissions</text:p>
          </table:table-cell>
          <table:table-cell office:value-type="string" table:style-name="ce23">
            <text:p>KAIST offers exceptional students the chance to pursue advanced degrees in a world-class research environment that emphasize innovation across engineering, science, business, and humanities.</text:p>
          </table:table-cell>
          <table:table-cell office:value-type="string" table:style-name="ce24">
            <text:p>Postgraduate &amp; Undergaduate Student</text:p>
          </table:table-cell>
          <table:table-cell office:value-type="string" table:style-name="ce25">
            <text:p>Close</text:p>
          </table:table-cell>
          <table:table-cell office:value-type="date" office:date-value="2025-03-04T00:00:00" table:style-name="ce26">
            <text:p>4-Mar-25</text:p>
          </table:table-cell>
          <table:table-cell office:value-type="date" office:date-value="2025-03-25T00:00:00" table:style-name="ce26">
            <text:p>25-Mar-25</text:p>
          </table:table-cell>
          <table:table-cell office:value-type="string" table:style-name="ce28">
            <text:p><text:a xlink:href="https://admission.kaist.ac.kr/intl-graduate/Admission/Notice#1942">https://admission.kaist.ac.kr/intl-graduate/Admission/Notice#1942</text:a></text:p>
          </table:table-cell>
          <table:table-cell table:style-name="ce21"/>
          <table:table-cell table:number-columns-repeated="16374"/>
        </table:table-row>
        <table:table-row table:style-name="ro17">
          <table:table-cell table:style-name="ce20"/>
          <table:table-cell office:value-type="string" table:style-name="ce22">
            <text:p>The Russian Centre for Science and Culture (RCSC)</text:p>
          </table:table-cell>
          <table:table-cell office:value-type="string" table:style-name="ce23">
            <text:p>Russian Government Scholarship Programme</text:p>
          </table:table-cell>
          <table:table-cell office:value-type="string" table:style-name="ce23">
            <text:p>The Russian Centre for Science and Culture (Russian House) in Kuala Lumpur is pleased to announce the opening of applications for the Russian Government Scholarship Programme for the 2026/2027 academic intake.<text:s/></text:p>
            <text:p>The Russian House in Kuala Lumpur is entrusted with overseeing the selection process for Malaysian candidates, which includes the assessment of applications and the conduct of interviews.</text:p>
          </table:table-cell>
          <table:table-cell office:value-type="string" table:style-name="ce24">
            <text:p>Undergraduate &amp; Postgraduate students<text:s/></text:p>
            <text:p>Residency programmes<text:s/></text:p>
            <text:p>Secondary Vocational Education Short-term Vocational courses</text:p>
          </table:table-cell>
          <table:table-cell office:value-type="string" table:style-name="ce25">
            <text:p>Close</text:p>
          </table:table-cell>
          <table:table-cell office:value-type="date" office:date-value="2025-09-15T00:00:00" table:style-name="ce26">
            <text:p>15-Sept-25</text:p>
          </table:table-cell>
          <table:table-cell office:value-type="date" office:date-value="2026-01-15T00:00:00" table:style-name="ce26">
            <text:p>15-Jan-26</text:p>
          </table:table-cell>
          <table:table-cell office:value-type="string" table:style-name="ce28">
            <text:p><text:a xlink:href="https://education-in-russia.com/">https://education-in-russia.com/</text:a></text:p>
          </table:table-cell>
          <table:table-cell table:style-name="ce45"/>
          <table:table-cell table:number-columns-repeated="16374"/>
        </table:table-row>
        <table:table-row table:style-name="ro17">
          <table:table-cell table:style-name="ce46"/>
          <table:table-cell office:value-type="string" table:style-name="ce23">
            <text:p>Mirai Innovation Research Institute Japan</text:p>
          </table:table-cell>
          <table:table-cell office:value-type="string" table:style-name="ce23">
            <text:p>Future Innovators Japan Selection</text:p>
          </table:table-cell>
          <table:table-cell office:value-type="string" table:style-name="ce23">
            <text:p>Mirai Innovation Research Institute Japan, an international research and innovation institute based in Japan, is currently opening an international call for the Future Innovators Japan Selection, a unique opportunity in which one participant will receive a fully funded 3-month scholarship in Japan, including:<text:s/></text:p>
            <text:p/>
            <text:p>– International flight<text:s/></text:p>
            <text:p>– Accommodation<text:s/></text:p>
            <text:p>– Intensive training in emerging technologies<text:s/></text:p>
            <text:p>– Research and innovation experience at Mirai Innovation Research Institute Japan</text:p>
            <text:p/>
            <text:p>It is an academic, professional, and personal growth experience designed for motivated students and young professionals with an interest in innovation, technology, and global leadership.</text:p>
          </table:table-cell>
          <table:table-cell office:value-type="string" table:style-name="ce24">
            <text:p>Postgraduate &amp; Undergaduate Student</text:p>
          </table:table-cell>
          <table:table-cell office:value-type="string" table:style-name="ce25">
            <text:p>Close</text:p>
          </table:table-cell>
          <table:table-cell office:value-type="string" table:style-name="ce24">
            <text:p>now</text:p>
          </table:table-cell>
          <table:table-cell office:value-type="date" office:date-value="2026-01-22T00:00:00" table:style-name="ce26">
            <text:p>22-Jan-26</text:p>
          </table:table-cell>
          <table:table-cell office:value-type="string" table:style-name="ce28">
            <text:p><text:a xlink:href="https://www.mirai-innovation-lab.com/future-innovators-japan-selection-entry/">https://www.mirai-innovation-lab.com/future-innovators-japan-selection-entry/</text:a></text:p>
          </table:table-cell>
          <table:table-cell table:style-name="ce45"/>
          <table:table-cell table:number-columns-repeated="16374"/>
        </table:table-row>
        <table:table-row table:style-name="ro13">
          <table:table-cell table:style-name="ce47"/>
          <table:table-cell table:style-name="ce48"/>
          <table:table-cell table:number-columns-repeated="7" table:style-name="ce49"/>
          <table:table-cell table:style-name="ce45"/>
          <table:table-cell table:number-columns-repeated="16374"/>
        </table:table-row>
        <table:table-row table:style-name="ro13">
          <table:table-cell table:style-name="ce47"/>
          <table:table-cell table:number-columns-repeated="8" table:style-name="ce49"/>
          <table:table-cell table:style-name="ce45"/>
          <table:table-cell table:number-columns-repeated="16374"/>
        </table:table-row>
        <table:table-row table:style-name="ro13">
          <table:table-cell table:style-name="ce50"/>
          <table:table-cell table:style-name="ce51"/>
          <table:table-cell table:number-columns-repeated="8" table:style-name="ce52"/>
          <table:table-cell table:number-columns-repeated="16374"/>
        </table:table-row>
        <table:table-row table:number-rows-repeated="1048478" table:style-name="ro1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style:font-face style:name="Economica" svg:font-family="Economica"/>
  </office:font-face-decls>
  <office:styles>
    <number:number-style style:name="N0">
      <number:number number:min-integer-digits="1"/>
    </number:number-style>
    <number:date-style style:name="N20">
      <number:day/>
      <number:text>-</number:text>
      <number:month number:textual="true"/>
      <number:text>-</number:text>
      <number:year/>
    </number:date-style>
    <number:date-style style:name="N22">
      <number:month number:textual="true"/>
      <number:text>-</number:text>
      <number:year/>
    </number:date-style>
    <style:style style:name="Hyperlink" style:family="table-cell" style:data-style-name="N0">
      <style:text-properties fo:color="#467886" style:text-underline-style="solid" style:text-underline-type="single"/>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725</meta:generator>
    <meta:initial-creator>Anton Ranil</meta:initial-creator>
    <dc:creator>Anton Ranil</dc:creator>
    <meta:creation-date>2026-04-04T17:09:55Z</meta:creation-date>
    <dc:date>2026-04-04T17:11:11Z</dc:date>
  </office:meta>
</office:document-meta>
</file>